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  <style:style style:name="ce3" style:family="table-cell" style:parent-style-name="Default" style:data-style-name="N61">
      <style:table-cell-properties fo:background-color="#ffff00"/>
    </style:style>
    <style:style style:name="ce4" style:family="table-cell" style:parent-style-name="Default" style:data-style-name="N61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00cc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var=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</text:p>
          </table:table-cell>
          <table:table-cell/>
          <table:table-cell table:style-name="ce1" table:number-columns-repeated="4"/>
          <table:table-cell/>
          <table:table-cell table:style-name="ce5" office:value-type="string" calcext:value-type="string" table:number-columns-spanned="4" table:number-rows-spanned="1">
            <text:p>Differences</text:p>
          </table:table-cell>
          <table:covered-table-cell table:style-name="ce6"/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Nq=1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ime=40s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style-name="ce1"/>
          <table:table-cell table:style-name="ce1" office:value-type="float" office:value="0.00639630918012912" calcext:value-type="float">
            <text:p>6.40E-03</text:p>
          </table:table-cell>
          <table:table-cell table:style-name="ce1" office:value-type="float" office:value="0.018784602185642" calcext:value-type="float">
            <text:p>1.88E-02</text:p>
          </table:table-cell>
          <table:table-cell table:style-name="ce1" office:value-type="float" office:value="0.0537883453032087" calcext:value-type="float">
            <text:p>5.38E-02</text:p>
          </table:table-cell>
          <table:table-cell table:style-name="ce3" office:value-type="float" office:value="-0.00831349724856515" calcext:value-type="float">
            <text:p>-8.31E-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table:style-name="ce1"/>
          <table:table-cell table:style-name="ce1" office:value-type="float" office:value="133069.330210199" calcext:value-type="float">
            <text:p>1.33E+05</text:p>
          </table:table-cell>
          <table:table-cell table:style-name="ce1" office:value-type="float" office:value="133070.959376676" calcext:value-type="float">
            <text:p>1.33E+05</text:p>
          </table:table-cell>
          <table:table-cell table:style-name="ce1" office:value-type="float" office:value="133057.833478587" calcext:value-type="float">
            <text:p>1.33E+05</text:p>
          </table:table-cell>
          <table:table-cell table:style-name="ce1" office:value-type="float" office:value="133060.883084022" calcext:value-type="float">
            <text:p>1.33E+05</text:p>
          </table:table-cell>
          <table:table-cell table:number-columns-repeated="2"/>
          <table:table-cell table:style-name="ce1" table:formula="of:=(([.$C4]-[.D4])/[.$C4])^2" office:value-type="float" office:value="0.000000000149890803761119" calcext:value-type="float">
            <text:p>1.50E-10</text:p>
          </table:table-cell>
          <table:table-cell table:style-name="ce1" table:formula="of:=(([.$C4]-[.E4])/[.$C4])^2" office:value-type="float" office:value="0.00000000746436459337703" calcext:value-type="float">
            <text:p>7.46E-09</text:p>
          </table:table-cell>
          <table:table-cell table:style-name="ce1" table:formula="of:=(([.$C4]-[.F4])/[.$C4])^2" office:value-type="float" office:value="0.00000000402960077137455" calcext:value-type="float">
            <text:p>4.03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table:style-name="ce1"/>
          <table:table-cell table:style-name="ce1" office:value-type="float" office:value="17.2785389062348" calcext:value-type="float">
            <text:p>1.73E+01</text:p>
          </table:table-cell>
          <table:table-cell table:style-name="ce1" office:value-type="float" office:value="20.5914687722193" calcext:value-type="float">
            <text:p>2.06E+01</text:p>
          </table:table-cell>
          <table:table-cell table:style-name="ce1" office:value-type="float" office:value="26.1845971443172" calcext:value-type="float">
            <text:p>2.62E+01</text:p>
          </table:table-cell>
          <table:table-cell table:style-name="ce1" office:value-type="float" office:value="15.0907291641091" calcext:value-type="float">
            <text:p>1.51E+01</text:p>
          </table:table-cell>
          <table:table-cell table:number-columns-repeated="2"/>
          <table:table-cell table:style-name="ce1" table:formula="of:=(([.$C5]-[.D5])/[.$C5])^2" office:value-type="float" office:value="0.036762958471188" calcext:value-type="float">
            <text:p>3.68E-02</text:p>
          </table:table-cell>
          <table:table-cell table:style-name="ce1" table:formula="of:=(([.$C5]-[.E5])/[.$C5])^2" office:value-type="float" office:value="0.265678879506311" calcext:value-type="float">
            <text:p>2.66E-01</text:p>
          </table:table-cell>
          <table:table-cell table:style-name="ce1" table:formula="of:=(([.$C5]-[.F5])/[.$C5])^2" office:value-type="float" office:value="0.0160326411934969" calcext:value-type="float">
            <text:p>1.6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1"/>
          <table:table-cell table:style-name="ce1" office:value-type="float" office:value="0.050045353436325" calcext:value-type="float">
            <text:p>5.00E-02</text:p>
          </table:table-cell>
          <table:table-cell table:style-name="ce1" office:value-type="float" office:value="-0.605505682196249" calcext:value-type="float">
            <text:p>-6.06E-01</text:p>
          </table:table-cell>
          <table:table-cell table:style-name="ce1" office:value-type="float" office:value="3.33120764996096" calcext:value-type="float">
            <text:p>3.33E+00</text:p>
          </table:table-cell>
          <table:table-cell table:style-name="ce1" office:value-type="float" office:value="3.47839957442337" calcext:value-type="float">
            <text:p>3.48E+00</text:p>
          </table:table-cell>
          <table:table-cell table:number-columns-repeated="2"/>
          <table:table-cell table:style-name="ce1" table:formula="of:=(([.$C6]-[.D6])/[.$C6])^2" office:value-type="float" office:value="171.587439749035" calcext:value-type="float">
            <text:p>1.72E+02</text:p>
          </table:table-cell>
          <table:table-cell table:style-name="ce1" table:formula="of:=(([.$C6]-[.E6])/[.$C6])^2" office:value-type="float" office:value="4298.60860280979" calcext:value-type="float">
            <text:p>4.30E+03</text:p>
          </table:table-cell>
          <table:table-cell table:style-name="ce1" table:formula="of:=(([.$C6]-[.F6])/[.$C6])^2" office:value-type="float" office:value="4692.92758890335" calcext:value-type="float">
            <text:p>4.69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table:style-name="ce1"/>
          <table:table-cell table:style-name="ce1" office:value-type="float" office:value="0.706105234586926" calcext:value-type="float">
            <text:p>7.06E-01</text:p>
          </table:table-cell>
          <table:table-cell table:style-name="ce1" office:value-type="float" office:value="-0.424673397316129" calcext:value-type="float">
            <text:p>-4.25E-01</text:p>
          </table:table-cell>
          <table:table-cell table:style-name="ce1" office:value-type="float" office:value="-3.60898961500143" calcext:value-type="float">
            <text:p>-3.61E+00</text:p>
          </table:table-cell>
          <table:table-cell table:style-name="ce1" office:value-type="float" office:value="1.58982745559234" calcext:value-type="float">
            <text:p>1.59E+00</text:p>
          </table:table-cell>
          <table:table-cell table:number-columns-repeated="2"/>
          <table:table-cell table:style-name="ce1" table:formula="of:=(([.$C7]-[.D7])/[.$C7])^2" office:value-type="float" office:value="2.56458043116785" calcext:value-type="float">
            <text:p>2.56E+00</text:p>
          </table:table-cell>
          <table:table-cell table:style-name="ce1" table:formula="of:=(([.$C7]-[.E7])/[.$C7])^2" office:value-type="float" office:value="37.3458054553543" calcext:value-type="float">
            <text:p>3.73E+01</text:p>
          </table:table-cell>
          <table:table-cell table:style-name="ce1" table:formula="of:=(([.$C7]-[.F7])/[.$C7])^2" office:value-type="float" office:value="1.56636398372269" calcext:value-type="float">
            <text:p>1.57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table:style-name="ce1"/>
          <table:table-cell table:style-name="ce1" office:value-type="float" office:value="-0.29661665872262" calcext:value-type="float">
            <text:p>-2.97E-01</text:p>
          </table:table-cell>
          <table:table-cell table:style-name="ce1" office:value-type="float" office:value="0.0550067203275297" calcext:value-type="float">
            <text:p>5.50E-02</text:p>
          </table:table-cell>
          <table:table-cell table:style-name="ce1" office:value-type="float" office:value="-0.421535016287212" calcext:value-type="float">
            <text:p>-4.22E-01</text:p>
          </table:table-cell>
          <table:table-cell table:style-name="ce1" office:value-type="float" office:value="-0.80797118479975" calcext:value-type="float">
            <text:p>-8.08E-01</text:p>
          </table:table-cell>
          <table:table-cell table:number-columns-repeated="2"/>
          <table:table-cell table:style-name="ce1" table:formula="of:=(([.$C8]-[.D8])/[.$C8])^2" office:value-type="float" office:value="1.40528499599882" calcext:value-type="float">
            <text:p>1.41E+00</text:p>
          </table:table-cell>
          <table:table-cell table:style-name="ce1" table:formula="of:=(([.$C8]-[.E8])/[.$C8])^2" office:value-type="float" office:value="0.177362358024636" calcext:value-type="float">
            <text:p>1.77E-01</text:p>
          </table:table-cell>
          <table:table-cell table:style-name="ce1" table:formula="of:=(([.$C8]-[.F8])/[.$C8])^2" office:value-type="float" office:value="2.97202960882063" calcext:value-type="float">
            <text:p>2.97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table:style-name="ce1"/>
          <table:table-cell table:style-name="ce1" office:value-type="float" office:value="-0.0606049730534187" calcext:value-type="float">
            <text:p>-6.06E-02</text:p>
          </table:table-cell>
          <table:table-cell table:style-name="ce1" office:value-type="float" office:value="0.112448530714664" calcext:value-type="float">
            <text:p>1.12E-01</text:p>
          </table:table-cell>
          <table:table-cell table:style-name="ce1" office:value-type="float" office:value="0.67727817790074" calcext:value-type="float">
            <text:p>6.77E-01</text:p>
          </table:table-cell>
          <table:table-cell table:style-name="ce1" office:value-type="float" office:value="-0.410441606795668" calcext:value-type="float">
            <text:p>-4.10E-01</text:p>
          </table:table-cell>
          <table:table-cell table:number-columns-repeated="2"/>
          <table:table-cell table:style-name="ce1" table:formula="of:=(([.$C9]-[.D9])/[.$C9])^2" office:value-type="float" office:value="8.15350362445502" calcext:value-type="float">
            <text:p>8.15E+00</text:p>
          </table:table-cell>
          <table:table-cell table:style-name="ce1" table:formula="of:=(([.$C9]-[.E9])/[.$C9])^2" office:value-type="float" office:value="148.237698069961" calcext:value-type="float">
            <text:p>1.48E+02</text:p>
          </table:table-cell>
          <table:table-cell table:style-name="ce1" table:formula="of:=(([.$C9]-[.F9])/[.$C9])^2" office:value-type="float" office:value="33.3206945849641" calcext:value-type="float">
            <text:p>3.33E+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table:style-name="ce1"/>
          <table:table-cell table:style-name="ce1" office:value-type="float" office:value="0.0353968414756548" calcext:value-type="float">
            <text:p>3.54E-02</text:p>
          </table:table-cell>
          <table:table-cell table:style-name="ce1" office:value-type="float" office:value="-0.0225338651731597" calcext:value-type="float">
            <text:p>-2.25E-02</text:p>
          </table:table-cell>
          <table:table-cell table:style-name="ce1" office:value-type="float" office:value="-0.0225246284532366" calcext:value-type="float">
            <text:p>-2.25E-02</text:p>
          </table:table-cell>
          <table:table-cell table:style-name="ce1" office:value-type="float" office:value="0.142301114228107" calcext:value-type="float">
            <text:p>1.42E-01</text:p>
          </table:table-cell>
          <table:table-cell table:number-columns-repeated="2"/>
          <table:table-cell table:style-name="ce1" table:formula="of:=(([.$C10]-[.D10])/[.$C10])^2" office:value-type="float" office:value="2.67848137313064" calcext:value-type="float">
            <text:p>2.68E+00</text:p>
          </table:table-cell>
          <table:table-cell table:style-name="ce1" table:formula="of:=(([.$C10]-[.E10])/[.$C10])^2" office:value-type="float" office:value="2.67762730414589" calcext:value-type="float">
            <text:p>2.68E+00</text:p>
          </table:table-cell>
          <table:table-cell table:style-name="ce1" table:formula="of:=(([.$C10]-[.F10])/[.$C10])^2" office:value-type="float" office:value="9.12139168141457" calcext:value-type="float">
            <text:p>9.12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table:style-name="ce1"/>
          <table:table-cell table:style-name="ce1" office:value-type="float" office:value="0.00417214185451267" calcext:value-type="float">
            <text:p>4.17E-03</text:p>
          </table:table-cell>
          <table:table-cell table:style-name="ce1" office:value-type="float" office:value="-0.0112466966484438" calcext:value-type="float">
            <text:p>-1.12E-02</text:p>
          </table:table-cell>
          <table:table-cell table:style-name="ce1" office:value-type="float" office:value="-0.0783836431734553" calcext:value-type="float">
            <text:p>-7.84E-02</text:p>
          </table:table-cell>
          <table:table-cell table:style-name="ce1" office:value-type="float" office:value="0.0692314264518632" calcext:value-type="float">
            <text:p>6.92E-02</text:p>
          </table:table-cell>
          <table:table-cell table:number-columns-repeated="2"/>
          <table:table-cell table:style-name="ce1" table:formula="of:=(([.$C11]-[.D11])/[.$C11])^2" office:value-type="float" office:value="13.6579395729001" calcext:value-type="float">
            <text:p>1.37E+01</text:p>
          </table:table-cell>
          <table:table-cell table:style-name="ce1" table:formula="of:=(([.$C11]-[.E11])/[.$C11])^2" office:value-type="float" office:value="391.540679865904" calcext:value-type="float">
            <text:p>3.92E+02</text:p>
          </table:table-cell>
          <table:table-cell table:style-name="ce1" table:formula="of:=(([.$C11]-[.F11])/[.$C11])^2" office:value-type="float" office:value="243.164647016098" calcext:value-type="float">
            <text:p>2.43E+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</text:p>
          </table:table-cell>
          <table:table-cell table:style-name="ce1"/>
          <table:table-cell table:style-name="ce1" office:value-type="float" office:value="0.000671796073718626" calcext:value-type="float">
            <text:p>6.72E-04</text:p>
          </table:table-cell>
          <table:table-cell table:style-name="ce1" office:value-type="float" office:value="0.00329636223273046" calcext:value-type="float">
            <text:p>3.30E-03</text:p>
          </table:table-cell>
          <table:table-cell table:style-name="ce1" office:value-type="float" office:value="0.0152080753574536" calcext:value-type="float">
            <text:p>1.52E-02</text:p>
          </table:table-cell>
          <table:table-cell table:style-name="ce1" office:value-type="float" office:value="-0.0182494519605806" calcext:value-type="float">
            <text:p>-1.82E-02</text:p>
          </table:table-cell>
          <table:table-cell table:number-columns-repeated="2"/>
          <table:table-cell table:style-name="ce1" table:formula="of:=(([.$C12]-[.D12])/[.$C12])^2" office:value-type="float" office:value="15.2630078269203" calcext:value-type="float">
            <text:p>1.53E+01</text:p>
          </table:table-cell>
          <table:table-cell table:style-name="ce1" table:formula="of:=(([.$C12]-[.E12])/[.$C12])^2" office:value-type="float" office:value="468.200199329012" calcext:value-type="float">
            <text:p>4.68E+02</text:p>
          </table:table-cell>
          <table:table-cell table:style-name="ce1" table:formula="of:=(([.$C12]-[.F12])/[.$C12])^2" office:value-type="float" office:value="793.276584181345" calcext:value-type="float">
            <text:p>7.93E+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table:style-name="ce1"/>
          <table:table-cell table:style-name="ce1" office:value-type="float" office:value="-0.000984924157540232" calcext:value-type="float">
            <text:p>-9.85E-04</text:p>
          </table:table-cell>
          <table:table-cell table:style-name="ce1" office:value-type="float" office:value="0.000380115180698326" calcext:value-type="float">
            <text:p>3.80E-04</text:p>
          </table:table-cell>
          <table:table-cell table:style-name="ce1" office:value-type="float" office:value="0.00692068402289256" calcext:value-type="float">
            <text:p>6.92E-03</text:p>
          </table:table-cell>
          <table:table-cell table:style-name="ce1" office:value-type="float" office:value="-0.00842096852779768" calcext:value-type="float">
            <text:p>-8.42E-03</text:p>
          </table:table-cell>
          <table:table-cell table:number-columns-repeated="2"/>
          <table:table-cell table:style-name="ce1" table:formula="of:=(([.$C13]-[.D13])/[.$C13])^2" office:value-type="float" office:value="1.92081153511928" calcext:value-type="float">
            <text:p>1.92E+00</text:p>
          </table:table-cell>
          <table:table-cell table:style-name="ce1" table:formula="of:=(([.$C13]-[.E13])/[.$C13])^2" office:value-type="float" office:value="64.4265673246305" calcext:value-type="float">
            <text:p>6.44E+01</text:p>
          </table:table-cell>
          <table:table-cell table:style-name="ce1" table:formula="of:=(([.$C13]-[.F13])/[.$C13])^2" office:value-type="float" office:value="57.0004606840726" calcext:value-type="float">
            <text:p>5.70E+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style-name="ce1"/>
          <table:table-cell table:style-name="ce1" office:value-type="float" office:value="-0.000413144056595439" calcext:value-type="float">
            <text:p>-4.13E-04</text:p>
          </table:table-cell>
          <table:table-cell table:style-name="ce1" office:value-type="float" office:value="-0.000177118341038609" calcext:value-type="float">
            <text:p>-1.77E-04</text:p>
          </table:table-cell>
          <table:table-cell table:style-name="ce1" office:value-type="float" office:value="-0.00249102585155298" calcext:value-type="float">
            <text:p>-2.49E-03</text:p>
          </table:table-cell>
          <table:table-cell table:style-name="ce1" office:value-type="float" office:value="0.00171862608492717" calcext:value-type="float">
            <text:p>1.72E-03</text:p>
          </table:table-cell>
          <table:table-cell table:number-columns-repeated="2"/>
          <table:table-cell table:style-name="ce1" table:formula="of:=(([.$C14]-[.D14])/[.$C14])^2" office:value-type="float" office:value="0.326374054712504" calcext:value-type="float">
            <text:p>3.26E-01</text:p>
          </table:table-cell>
          <table:table-cell table:style-name="ce1" table:formula="of:=(([.$C14]-[.E14])/[.$C14])^2" office:value-type="float" office:value="25.2952314334774" calcext:value-type="float">
            <text:p>2.53E+01</text:p>
          </table:table-cell>
          <table:table-cell table:style-name="ce1" table:formula="of:=(([.$C14]-[.F14])/[.$C14])^2" office:value-type="float" office:value="26.624271361224" calcext:value-type="float">
            <text:p>2.66E+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style-name="ce1"/>
          <table:table-cell table:style-name="ce1" office:value-type="float" office:value="0.000150828059916317" calcext:value-type="float">
            <text:p>1.51E-04</text:p>
          </table:table-cell>
          <table:table-cell table:style-name="ce1" office:value-type="float" office:value="0.00000620426630168251" calcext:value-type="float">
            <text:p>6.20E-06</text:p>
          </table:table-cell>
          <table:table-cell table:style-name="ce1" office:value-type="float" office:value="-0.000513388186306042" calcext:value-type="float">
            <text:p>-5.13E-04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table:style-name="ce1"/>
          <table:table-cell table:style-name="ce1" office:value-type="float" office:value="0.0000376119505503314" calcext:value-type="float">
            <text:p>3.76E-05</text:p>
          </table:table-cell>
          <table:table-cell table:style-name="ce1" office:value-type="float" office:value="0.000000415665947266538" calcext:value-type="float">
            <text:p>4.16E-07</text:p>
          </table:table-cell>
          <table:table-cell table:style-name="ce1" office:value-type="float" office:value="0.000254510267832398" calcext:value-type="float">
            <text:p>2.55E-04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table:style-name="ce1"/>
          <table:table-cell table:style-name="ce1" office:value-type="float" office:value="-0.0000124401212330127" calcext:value-type="float">
            <text:p>-1.24E-05</text:p>
          </table:table-cell>
          <table:table-cell table:style-name="ce1" office:value-type="float" office:value="-0.000000235280301575029" calcext:value-type="float">
            <text:p>-2.35E-07</text:p>
          </table:table-cell>
          <table:table-cell table:style-name="ce1" office:value-type="float" office:value="0.000031794958726201" calcext:value-type="float">
            <text:p>3.18E-05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table:style-name="ce1"/>
          <table:table-cell table:style-name="ce1" office:value-type="float" office:value="-0.00000172643937196315" calcext:value-type="float">
            <text:p>-1.73E-06</text:p>
          </table:table-cell>
          <table:table-cell table:style-name="ce1" office:value-type="float" office:value="0.000000154708329940891" calcext:value-type="float">
            <text:p>1.55E-07</text:p>
          </table:table-cell>
          <table:table-cell table:style-name="ce1" office:value-type="float" office:value="-0.0000194049749033409" calcext:value-type="float">
            <text:p>-1.94E-05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table:style-name="ce1"/>
          <table:table-cell table:style-name="ce1" office:value-type="float" office:value="0.000000553526733017437" calcext:value-type="float">
            <text:p>5.54E-07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table:style-name="ce1"/>
          <table:table-cell table:style-name="ce1" office:value-type="float" office:value="0.0000000382847914253212" calcext:value-type="float">
            <text:p>3.83E-08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 table:formula="of:=SUM([.I4:.I20])" office:value-type="float" office:value="217.59418612206" calcext:value-type="float">
            <text:p>2.18E+02</text:p>
          </table:table-cell>
          <table:table-cell table:style-name="ce1" table:formula="of:=SUM([.J4:.J20])" office:value-type="float" office:value="5436.77545283727" calcext:value-type="float">
            <text:p>5.44E+03</text:p>
          </table:table-cell>
          <table:table-cell table:style-name="ce1" table:formula="of:=SUM([.K4:.K20])" office:value-type="float" office:value="5859.99006465024" calcext:value-type="float">
            <text:p>5.86E+03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2"/>
          <table:table-cell table:style-name="ce1" table:number-columns-repeated="4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q=1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table:style-name="ce1" office:value-type="float" office:value="0.0470205978205308" calcext:value-type="float">
            <text:p>4.70E-02</text:p>
          </table:table-cell>
          <table:table-cell table:style-name="ce1" office:value-type="float" office:value="0.0809640535436988" calcext:value-type="float">
            <text:p>8.10E-02</text:p>
          </table:table-cell>
          <table:table-cell table:style-name="ce1" office:value-type="float" office:value="0.0331017489637324" calcext:value-type="float">
            <text:p>3.31E-02</text:p>
          </table:table-cell>
          <table:table-cell table:style-name="ce4" office:value-type="float" office:value="0.0440741616780384" calcext:value-type="float">
            <text:p>4.41E-02</text:p>
          </table:table-cell>
          <table:table-cell table:style-name="ce1" office:value-type="float" office:value="0.059240566979972" calcext:value-type="float">
            <text:p>5.92E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table:style-name="ce1" office:value-type="float" office:value="133067.494387137" calcext:value-type="float">
            <text:p>1.33E+05</text:p>
          </table:table-cell>
          <table:table-cell table:style-name="ce1" office:value-type="float" office:value="133062.173424306" calcext:value-type="float">
            <text:p>1.33E+05</text:p>
          </table:table-cell>
          <table:table-cell table:style-name="ce1" office:value-type="float" office:value="133068.365442507" calcext:value-type="float">
            <text:p>1.33E+05</text:p>
          </table:table-cell>
          <table:table-cell table:style-name="ce1" office:value-type="float" office:value="133070.141895384" calcext:value-type="float">
            <text:p>1.33E+05</text:p>
          </table:table-cell>
          <table:table-cell table:style-name="ce1" office:value-type="float" office:value="133060.028529274" calcext:value-type="float">
            <text:p>1.33E+05</text:p>
          </table:table-cell>
          <table:table-cell/>
          <table:table-cell table:style-name="ce1" table:formula="of:=([.$B29]-[.C29])/[.$B29]" office:value-type="float" office:value="0.0000399869468911709" calcext:value-type="float">
            <text:p>4.00E-05</text:p>
          </table:table-cell>
          <table:table-cell table:style-name="ce1" table:formula="of:=([.$B29]-[.D29])/[.$B29]" office:value-type="float" office:value="-0.00000654596657136105" calcext:value-type="float">
            <text:p>-6.55E-06</text:p>
          </table:table-cell>
          <table:table-cell table:style-name="ce1" table:formula="of:=([.$B29]-[.E29])/[.$B29]" office:value-type="float" office:value="-0.000019895980300766" calcext:value-type="float">
            <text:p>-1.99E-05</text:p>
          </table:table-cell>
          <table:table-cell table:style-name="ce1" table:formula="of:=([.$B29]-[.F29])/[.$B29]" office:value-type="float" office:value="0.0000561057972677995" calcext:value-type="float">
            <text:p>5.6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table:style-name="ce1" office:value-type="float" office:value="47.874086455714" calcext:value-type="float">
            <text:p>4.79E+01</text:p>
          </table:table-cell>
          <table:table-cell table:style-name="ce1" office:value-type="float" office:value="53.9049742867193" calcext:value-type="float">
            <text:p>5.39E+01</text:p>
          </table:table-cell>
          <table:table-cell table:style-name="ce1" office:value-type="float" office:value="48.4645074842112" calcext:value-type="float">
            <text:p>4.85E+01</text:p>
          </table:table-cell>
          <table:table-cell table:style-name="ce1" office:value-type="float" office:value="52.0800647082373" calcext:value-type="float">
            <text:p>5.21E+01</text:p>
          </table:table-cell>
          <table:table-cell table:style-name="ce1" office:value-type="float" office:value="53.6132462085588" calcext:value-type="float">
            <text:p>5.36E+01</text:p>
          </table:table-cell>
          <table:table-cell/>
          <table:table-cell table:style-name="ce1" table:formula="of:=([.$B30]-[.C30])/[.$B30]" office:value-type="float" office:value="-0.125973951201851" calcext:value-type="float">
            <text:p>-1.26E-01</text:p>
          </table:table-cell>
          <table:table-cell table:style-name="ce1" table:formula="of:=([.$B30]-[.D30])/[.$B30]" office:value-type="float" office:value="-0.0123327894526691" calcext:value-type="float">
            <text:p>-1.23E-02</text:p>
          </table:table-cell>
          <table:table-cell table:style-name="ce1" table:formula="of:=([.$B30]-[.E30])/[.$B30]" office:value-type="float" office:value="-0.0878550080827976" calcext:value-type="float">
            <text:p>-8.79E-02</text:p>
          </table:table-cell>
          <table:table-cell table:style-name="ce1" table:formula="of:=([.$B30]-[.F30])/[.$B30]" office:value-type="float" office:value="-0.119880298042947" calcext:value-type="float">
            <text:p>-1.20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1" office:value-type="float" office:value="-3.63853707875834" calcext:value-type="float">
            <text:p>-3.64E+00</text:p>
          </table:table-cell>
          <table:table-cell table:style-name="ce1" office:value-type="float" office:value="2.69016022738277" calcext:value-type="float">
            <text:p>2.69E+00</text:p>
          </table:table-cell>
          <table:table-cell table:style-name="ce1" office:value-type="float" office:value="0.209814389721172" calcext:value-type="float">
            <text:p>2.10E-01</text:p>
          </table:table-cell>
          <table:table-cell table:style-name="ce1" office:value-type="float" office:value="-0.648204946009582" calcext:value-type="float">
            <text:p>-6.48E-01</text:p>
          </table:table-cell>
          <table:table-cell table:style-name="ce1" office:value-type="float" office:value="2.61949845924695" calcext:value-type="float">
            <text:p>2.62E+00</text:p>
          </table:table-cell>
          <table:table-cell/>
          <table:table-cell table:style-name="ce1" table:formula="of:=([.$B31]-[.C31])/[.$B31]" office:value-type="float" office:value="1.7393521542182" calcext:value-type="float">
            <text:p>1.74E+00</text:p>
          </table:table-cell>
          <table:table-cell table:style-name="ce1" table:formula="of:=([.$B31]-[.D31])/[.$B31]" office:value-type="float" office:value="1.05766449129956" calcext:value-type="float">
            <text:p>1.06E+00</text:p>
          </table:table-cell>
          <table:table-cell table:style-name="ce1" table:formula="of:=([.$B31]-[.E31])/[.$B31]" office:value-type="float" office:value="0.821850119435698" calcext:value-type="float">
            <text:p>8.22E-01</text:p>
          </table:table-cell>
          <table:table-cell table:style-name="ce1" table:formula="of:=([.$B31]-[.F31])/[.$B31]" office:value-type="float" office:value="1.71993177547633" calcext:value-type="float">
            <text:p>1.72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table:style-name="ce1" office:value-type="float" office:value="0.906873555696916" calcext:value-type="float">
            <text:p>9.07E-01</text:p>
          </table:table-cell>
          <table:table-cell table:style-name="ce1" office:value-type="float" office:value="-1.96198641289686" calcext:value-type="float">
            <text:p>-1.96E+00</text:p>
          </table:table-cell>
          <table:table-cell table:style-name="ce1" office:value-type="float" office:value="0.39976164333497" calcext:value-type="float">
            <text:p>4.00E-01</text:p>
          </table:table-cell>
          <table:table-cell table:style-name="ce1" office:value-type="float" office:value="0.318642945880205" calcext:value-type="float">
            <text:p>3.19E-01</text:p>
          </table:table-cell>
          <table:table-cell table:style-name="ce1" office:value-type="float" office:value="-1.70834433908194" calcext:value-type="float">
            <text:p>-1.71E+00</text:p>
          </table:table-cell>
          <table:table-cell/>
          <table:table-cell table:style-name="ce1" table:formula="of:=([.$B32]-[.C32])/[.$B32]" office:value-type="float" office:value="3.16346192980466" calcext:value-type="float">
            <text:p>3.16E+00</text:p>
          </table:table-cell>
          <table:table-cell table:style-name="ce1" table:formula="of:=([.$B32]-[.D32])/[.$B32]" office:value-type="float" office:value="0.559187010334908" calcext:value-type="float">
            <text:p>5.59E-01</text:p>
          </table:table-cell>
          <table:table-cell table:style-name="ce1" table:formula="of:=([.$B32]-[.E32])/[.$B32]" office:value-type="float" office:value="0.648635750950601" calcext:value-type="float">
            <text:p>6.49E-01</text:p>
          </table:table-cell>
          <table:table-cell table:style-name="ce1" table:formula="of:=([.$B32]-[.F32])/[.$B32]" office:value-type="float" office:value="2.88377346362152" calcext:value-type="float">
            <text:p>2.88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table:style-name="ce1" office:value-type="float" office:value="0.715127331187337" calcext:value-type="float">
            <text:p>7.15E-01</text:p>
          </table:table-cell>
          <table:table-cell table:style-name="ce1" office:value-type="float" office:value="-0.40001093284896" calcext:value-type="float">
            <text:p>-4.00E-01</text:p>
          </table:table-cell>
          <table:table-cell table:style-name="ce1" office:value-type="float" office:value="-0.207610291088117" calcext:value-type="float">
            <text:p>-2.08E-01</text:p>
          </table:table-cell>
          <table:table-cell table:style-name="ce1" office:value-type="float" office:value="-0.195313258526119" calcext:value-type="float">
            <text:p>-1.95E-01</text:p>
          </table:table-cell>
          <table:table-cell table:style-name="ce1" office:value-type="float" office:value="-0.597569926607763" calcext:value-type="float">
            <text:p>-5.98E-01</text:p>
          </table:table-cell>
          <table:table-cell/>
          <table:table-cell table:style-name="ce1" table:formula="of:=([.$B33]-[.C33])/[.$B33]" office:value-type="float" office:value="1.55935623686039" calcext:value-type="float">
            <text:p>1.56E+00</text:p>
          </table:table-cell>
          <table:table-cell table:style-name="ce1" table:formula="of:=([.$B33]-[.D33])/[.$B33]" office:value-type="float" office:value="1.29031234303885" calcext:value-type="float">
            <text:p>1.29E+00</text:p>
          </table:table-cell>
          <table:table-cell table:style-name="ce1" table:formula="of:=([.$B33]-[.E33])/[.$B33]" office:value-type="float" office:value="1.2731167583846" calcext:value-type="float">
            <text:p>1.27E+00</text:p>
          </table:table-cell>
          <table:table-cell table:style-name="ce1" table:formula="of:=([.$B33]-[.F33])/[.$B33]" office:value-type="float" office:value="1.83561332443498" calcext:value-type="float">
            <text:p>1.84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table:style-name="ce1" office:value-type="float" office:value="-0.0120257352050278" calcext:value-type="float">
            <text:p>-1.20E-02</text:p>
          </table:table-cell>
          <table:table-cell table:style-name="ce1" office:value-type="float" office:value="0.477884925424961" calcext:value-type="float">
            <text:p>4.78E-01</text:p>
          </table:table-cell>
          <table:table-cell table:style-name="ce1" office:value-type="float" office:value="-0.0481117500683512" calcext:value-type="float">
            <text:p>-4.81E-02</text:p>
          </table:table-cell>
          <table:table-cell table:style-name="ce1" office:value-type="float" office:value="-0.0674453882325195" calcext:value-type="float">
            <text:p>-6.74E-02</text:p>
          </table:table-cell>
          <table:table-cell table:style-name="ce1" office:value-type="float" office:value="0.415163665863153" calcext:value-type="float">
            <text:p>4.15E-01</text:p>
          </table:table-cell>
          <table:table-cell/>
          <table:table-cell table:style-name="ce1" table:formula="of:=([.$B34]-[.C34])/[.$B34]" office:value-type="float" office:value="40.7385205376187" calcext:value-type="float">
            <text:p>4.07E+01</text:p>
          </table:table-cell>
          <table:table-cell table:style-name="ce1" table:formula="of:=([.$B34]-[.D34])/[.$B34]" office:value-type="float" office:value="-3.00073253302936" calcext:value-type="float">
            <text:p>-3.00E+00</text:p>
          </table:table-cell>
          <table:table-cell table:style-name="ce1" table:formula="of:=([.$B34]-[.E34])/[.$B34]" office:value-type="float" office:value="-4.60842119692786" calcext:value-type="float">
            <text:p>-4.61E+00</text:p>
          </table:table-cell>
          <table:table-cell table:style-name="ce1" table:formula="of:=([.$B34]-[.F34])/[.$B34]" office:value-type="float" office:value="35.5229342559928" calcext:value-type="float">
            <text:p>3.55E+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table:style-name="ce1" office:value-type="float" office:value="-0.0456031095999467" calcext:value-type="float">
            <text:p>-4.56E-02</text:p>
          </table:table-cell>
          <table:table-cell table:style-name="ce1" office:value-type="float" office:value="0.0312601028801334" calcext:value-type="float">
            <text:p>3.13E-02</text:p>
          </table:table-cell>
          <table:table-cell table:style-name="ce1" office:value-type="float" office:value="0.0421359162702523" calcext:value-type="float">
            <text:p>4.21E-02</text:p>
          </table:table-cell>
          <table:table-cell table:style-name="ce1" office:value-type="float" office:value="0.072547213027439" calcext:value-type="float">
            <text:p>7.25E-02</text:p>
          </table:table-cell>
          <table:table-cell table:style-name="ce1" office:value-type="float" office:value="0.0809377031367409" calcext:value-type="float">
            <text:p>8.09E-02</text:p>
          </table:table-cell>
          <table:table-cell/>
          <table:table-cell table:style-name="ce1" table:formula="of:=([.$B35]-[.C35])/[.$B35]" office:value-type="float" office:value="1.68548182688336" calcext:value-type="float">
            <text:p>1.69E+00</text:p>
          </table:table-cell>
          <table:table-cell table:style-name="ce1" table:formula="of:=([.$B35]-[.D35])/[.$B35]" office:value-type="float" office:value="1.92397024325511" calcext:value-type="float">
            <text:p>1.92E+00</text:p>
          </table:table-cell>
          <table:table-cell table:style-name="ce1" table:formula="of:=([.$B35]-[.E35])/[.$B35]" office:value-type="float" office:value="2.59083917004475" calcext:value-type="float">
            <text:p>2.59E+00</text:p>
          </table:table-cell>
          <table:table-cell table:style-name="ce1" table:formula="of:=([.$B35]-[.F35])/[.$B35]" office:value-type="float" office:value="2.77482859933822" calcext:value-type="float">
            <text:p>2.77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table:style-name="ce1" office:value-type="float" office:value="-0.0250366112280914" calcext:value-type="float">
            <text:p>-2.50E-02</text:p>
          </table:table-cell>
          <table:table-cell table:style-name="ce1" office:value-type="float" office:value="-0.0763124281010223" calcext:value-type="float">
            <text:p>-7.63E-02</text:p>
          </table:table-cell>
          <table:table-cell table:style-name="ce1" office:value-type="float" office:value="0.00612293482930536" calcext:value-type="float">
            <text:p>6.12E-03</text:p>
          </table:table-cell>
          <table:table-cell table:style-name="ce1" office:value-type="float" office:value="-0.00333070173695014" calcext:value-type="float">
            <text:p>-3.33E-03</text:p>
          </table:table-cell>
          <table:table-cell table:style-name="ce1" office:value-type="float" office:value="-0.0631913809305537" calcext:value-type="float">
            <text:p>-6.32E-02</text:p>
          </table:table-cell>
          <table:table-cell/>
          <table:table-cell table:style-name="ce1" table:formula="of:=([.$B36]-[.C36])/[.$B36]" office:value-type="float" office:value="-2.04803343414938" calcext:value-type="float">
            <text:p>-2.05E+00</text:p>
          </table:table-cell>
          <table:table-cell table:style-name="ce1" table:formula="of:=([.$B36]-[.D36])/[.$B36]" office:value-type="float" office:value="1.24455924859493" calcext:value-type="float">
            <text:p>1.24E+00</text:p>
          </table:table-cell>
          <table:table-cell table:style-name="ce1" table:formula="of:=([.$B36]-[.E36])/[.$B36]" office:value-type="float" office:value="0.866966750946987" calcext:value-type="float">
            <text:p>8.67E-01</text:p>
          </table:table-cell>
          <table:table-cell table:style-name="ce1" table:formula="of:=([.$B36]-[.F36])/[.$B36]" office:value-type="float" office:value="-1.52395902763598" calcext:value-type="float">
            <text:p>-1.52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</text:p>
          </table:table-cell>
          <table:table-cell table:style-name="ce1" office:value-type="float" office:value="-0.002326533700341" calcext:value-type="float">
            <text:p>-2.33E-03</text:p>
          </table:table-cell>
          <table:table-cell table:style-name="ce1" office:value-type="float" office:value="-0.000785457652423916" calcext:value-type="float">
            <text:p>-7.85E-04</text:p>
          </table:table-cell>
          <table:table-cell table:style-name="ce1" office:value-type="float" office:value="-0.0055065902994192" calcext:value-type="float">
            <text:p>-5.51E-03</text:p>
          </table:table-cell>
          <table:table-cell table:style-name="ce1" office:value-type="float" office:value="-0.00941008401820785" calcext:value-type="float">
            <text:p>-9.41E-03</text:p>
          </table:table-cell>
          <table:table-cell table:style-name="ce1" office:value-type="float" office:value="-0.00865092459160837" calcext:value-type="float">
            <text:p>-8.65E-03</text:p>
          </table:table-cell>
          <table:table-cell/>
          <table:table-cell table:style-name="ce1" table:formula="of:=([.$B37]-[.C37])/[.$B37]" office:value-type="float" office:value="0.662391457167033" calcext:value-type="float">
            <text:p>6.62E-01</text:p>
          </table:table-cell>
          <table:table-cell table:style-name="ce1" table:formula="of:=([.$B37]-[.D37])/[.$B37]" office:value-type="float" office:value="-1.36686461864365" calcext:value-type="float">
            <text:p>-1.37E+00</text:p>
          </table:table-cell>
          <table:table-cell table:style-name="ce1" table:formula="of:=([.$B37]-[.E37])/[.$B37]" office:value-type="float" office:value="-3.04467986723279" calcext:value-type="float">
            <text:p>-3.04E+00</text:p>
          </table:table-cell>
          <table:table-cell table:style-name="ce1" table:formula="of:=([.$B37]-[.F37])/[.$B37]" office:value-type="float" office:value="-2.71837493277678" calcext:value-type="float">
            <text:p>-2.72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table:style-name="ce1" office:value-type="float" office:value="0.00446997912724067" calcext:value-type="float">
            <text:p>4.47E-03</text:p>
          </table:table-cell>
          <table:table-cell table:style-name="ce1" office:value-type="float" office:value="0.00881042813988306" calcext:value-type="float">
            <text:p>8.81E-03</text:p>
          </table:table-cell>
          <table:table-cell table:style-name="ce1" office:value-type="float" office:value="-0.000537024819656262" calcext:value-type="float">
            <text:p>-5.37E-04</text:p>
          </table:table-cell>
          <table:table-cell table:style-name="ce1" office:value-type="float" office:value="0.00204060943089247" calcext:value-type="float">
            <text:p>2.04E-03</text:p>
          </table:table-cell>
          <table:table-cell table:style-name="ce1" office:value-type="float" office:value="0.00764932179555111" calcext:value-type="float">
            <text:p>7.65E-03</text:p>
          </table:table-cell>
          <table:table-cell/>
          <table:table-cell table:style-name="ce1" table:formula="of:=([.$B38]-[.C38])/[.$B38]" office:value-type="float" office:value="-0.971022210415054" calcext:value-type="float">
            <text:p>-9.71E-01</text:p>
          </table:table-cell>
          <table:table-cell table:style-name="ce1" table:formula="of:=([.$B38]-[.D38])/[.$B38]" office:value-type="float" office:value="1.12014034168159" calcext:value-type="float">
            <text:p>1.12E+00</text:p>
          </table:table-cell>
          <table:table-cell table:style-name="ce1" table:formula="of:=([.$B38]-[.E38])/[.$B38]" office:value-type="float" office:value="0.543485691363364" calcext:value-type="float">
            <text:p>5.43E-01</text:p>
          </table:table-cell>
          <table:table-cell table:style-name="ce1" table:formula="of:=([.$B38]-[.F38])/[.$B38]" office:value-type="float" office:value="-0.711265663173926" calcext:value-type="float">
            <text:p>-7.11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0.000695214217527917" calcext:value-type="float">
            <text:p>6.95E-04</text:p>
          </table:table-cell>
          <table:table-cell table:style-name="ce1" office:value-type="float" office:value="-0.000262579301109349" calcext:value-type="float">
            <text:p>-2.63E-04</text:p>
          </table:table-cell>
          <table:table-cell table:style-name="ce1" office:value-type="float" office:value="0.000416749268427141" calcext:value-type="float">
            <text:p>4.17E-04</text:p>
          </table:table-cell>
          <table:table-cell table:style-name="ce1" office:value-type="float" office:value="0.000659836776545969" calcext:value-type="float">
            <text:p>6.60E-04</text:p>
          </table:table-cell>
          <table:table-cell table:style-name="ce1" office:value-type="float" office:value="0.000729557447660684" calcext:value-type="float">
            <text:p>7.30E-04</text:p>
          </table:table-cell>
          <table:table-cell/>
          <table:table-cell table:style-name="ce1" table:formula="of:=([.$B39]-[.C39])/[.$B39]" office:value-type="float" office:value="1.3776955282115" calcext:value-type="float">
            <text:p>1.38E+00</text:p>
          </table:table-cell>
          <table:table-cell table:style-name="ce1" table:formula="of:=([.$B39]-[.D39])/[.$B39]" office:value-type="float" office:value="0.400545532700637" calcext:value-type="float">
            <text:p>4.01E-01</text:p>
          </table:table-cell>
          <table:table-cell table:style-name="ce1" table:formula="of:=([.$B39]-[.E39])/[.$B39]" office:value-type="float" office:value="0.0508871080164976" calcext:value-type="float">
            <text:p>5.09E-02</text:p>
          </table:table-cell>
          <table:table-cell table:style-name="ce1" table:formula="of:=([.$B39]-[.F39])/[.$B39]" office:value-type="float" office:value="-0.0493994933746992" calcext:value-type="float">
            <text:p>-4.94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style-name="ce1" office:value-type="float" office:value="-0.000433821086561801" calcext:value-type="float">
            <text:p>-4.34E-04</text:p>
          </table:table-cell>
          <table:table-cell table:style-name="ce1" office:value-type="float" office:value="-0.000804654807957772" calcext:value-type="float">
            <text:p>-8.05E-04</text:p>
          </table:table-cell>
          <table:table-cell table:style-name="ce1" office:value-type="float" office:value="0.0000546596669931434" calcext:value-type="float">
            <text:p>5.47E-05</text:p>
          </table:table-cell>
          <table:table-cell table:style-name="ce1" office:value-type="float" office:value="-0.000288064194853233" calcext:value-type="float">
            <text:p>-2.88E-04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table:style-name="ce1" office:value-type="float" office:value="-0.0000719132803019819" calcext:value-type="float">
            <text:p>-7.19E-05</text:p>
          </table:table-cell>
          <table:table-cell table:style-name="ce1" office:value-type="float" office:value="0.0000531870210206622" calcext:value-type="float">
            <text:p>5.32E-05</text:p>
          </table:table-cell>
          <table:table-cell table:style-name="ce1" office:value-type="float" office:value="-0.0000178159166547463" calcext:value-type="float">
            <text:p>-1.78E-05</text:p>
          </table:table-cell>
          <table:table-cell table:style-name="ce1" office:value-type="float" office:value="-0.0000224998449508192" calcext:value-type="float">
            <text:p>-2.25E-05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table:style-name="ce1" office:value-type="float" office:value="0.0000280888711669393" calcext:value-type="float">
            <text:p>2.81E-05</text:p>
          </table:table-cell>
          <table:table-cell table:style-name="ce1" office:value-type="float" office:value="0.000060865757737489" calcext:value-type="float">
            <text:p>6.09E-05</text:p>
          </table:table-cell>
          <table:table-cell table:style-name="ce1" office:value-type="float" office:value="-0.00000575405186992892" calcext:value-type="float">
            <text:p>-5.75E-06</text:p>
          </table:table-cell>
          <table:table-cell table:style-name="ce1" office:value-type="float" office:value="0.0000241464372759937" calcext:value-type="float">
            <text:p>2.41E-05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table:style-name="ce1" office:value-type="float" office:value="0.00000497290333522335" calcext:value-type="float">
            <text:p>4.97E-06</text:p>
          </table:table-cell>
          <table:table-cell table:style-name="ce1" office:value-type="float" office:value="-0.00000595975460683885" calcext:value-type="float">
            <text:p>-5.96E-06</text:p>
          </table:table-cell>
          <table:table-cell table:style-name="ce1" office:value-type="float" office:value="0.00000034040721878381" calcext:value-type="float">
            <text:p>3.40E-07</text:p>
          </table:table-cell>
          <table:table-cell table:style-name="ce1" office:value-type="float" office:value="-0.000000375434064888758" calcext:value-type="float">
            <text:p>-3.75E-07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table:style-name="ce1" office:value-type="float" office:value="-0.00000120241270937985" calcext:value-type="float">
            <text:p>-1.20E-06</text:p>
          </table:table-cell>
          <table:table-cell table:style-name="ce1" office:value-type="float" office:value="-0.00000387208171263917" calcext:value-type="float">
            <text:p>-3.87E-06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table:style-name="ce1" office:value-type="float" office:value="-0.000000252385624035904" calcext:value-type="float">
            <text:p>-2.52E-07</text:p>
          </table:table-cell>
          <table:table-cell table:style-name="ce1" office:value-type="float" office:value="0.000000495830928199456" calcext:value-type="float">
            <text:p>4.96E-07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formula="of:=SUM([.H29:.H39])" office:value-type="float" office:value="47.7812700619444" calcext:value-type="float">
            <text:p>4.78E+01</text:p>
          </table:table-cell>
          <table:table-cell table:style-name="ce1" table:formula="of:=SUM([.I29:.I39])" office:value-type="float" office:value="3.21644272381333" calcext:value-type="float">
            <text:p>3.22E+00</text:p>
          </table:table-cell>
          <table:table-cell table:style-name="ce1" table:formula="of:=SUM([.J29:.J39])" office:value-type="float" office:value="-0.945194619081246" calcext:value-type="float">
            <text:p>-9.45E-01</text:p>
          </table:table-cell>
          <table:table-cell table:style-name="ce1" table:formula="of:=SUM([.K29:.K39])" office:value-type="float" office:value="39.6142581096568" calcext:value-type="float">
            <text:p>3.96E+0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q=1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table:style-name="ce1" office:value-type="float" office:value="-0.0120229358894508" calcext:value-type="float">
            <text:p>-1.20E-02</text:p>
          </table:table-cell>
          <table:table-cell table:style-name="ce1" office:value-type="float" office:value="-0.00168636155360687" calcext:value-type="float">
            <text:p>-1.69E-03</text:p>
          </table:table-cell>
          <table:table-cell table:style-name="ce3" office:value-type="float" office:value="0.0455431964397406" calcext:value-type="float">
            <text:p>4.55E-02</text:p>
          </table:table-cell>
          <table:table-cell table:style-name="ce1" office:value-type="float" office:value="-0.0257658445565809" calcext:value-type="float">
            <text:p>-2.58E-02</text:p>
          </table:table-cell>
          <table:table-cell table:style-name="ce1" office:value-type="float" office:value="-0.0353997923367055" calcext:value-type="float">
            <text:p>-3.54E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table:style-name="ce1" office:value-type="float" office:value="133064.613443937" calcext:value-type="float">
            <text:p>1.33E+05</text:p>
          </table:table-cell>
          <table:table-cell table:style-name="ce1" office:value-type="float" office:value="133068.609112825" calcext:value-type="float">
            <text:p>1.33E+05</text:p>
          </table:table-cell>
          <table:table-cell table:style-name="ce1" office:value-type="float" office:value="133059.707102306" calcext:value-type="float">
            <text:p>1.33E+05</text:p>
          </table:table-cell>
          <table:table-cell table:style-name="ce1" office:value-type="float" office:value="133064.858665566" calcext:value-type="float">
            <text:p>1.33E+05</text:p>
          </table:table-cell>
          <table:table-cell table:style-name="ce1" office:value-type="float" office:value="133049.657497233" calcext:value-type="float">
            <text:p>1.33E+05</text:p>
          </table:table-cell>
          <table:table-cell/>
          <table:table-cell table:style-name="ce1" table:formula="of:=([.$B54]-[.C54])/[.$B54]" office:value-type="float" office:value="-0.0000300280351371418" calcext:value-type="float">
            <text:p>-3.00E-05</text:p>
          </table:table-cell>
          <table:table-cell table:style-name="ce1" table:formula="of:=([.$B54]-[.D54])/[.$B54]" office:value-type="float" office:value="0.0000368718737762818" calcext:value-type="float">
            <text:p>3.69E-05</text:p>
          </table:table-cell>
          <table:table-cell table:style-name="ce1" table:formula="of:=([.$B54]-[.E54])/[.$B54]" office:value-type="float" office:value="-0.00000184287634883053" calcext:value-type="float">
            <text:p>-1.84E-06</text:p>
          </table:table-cell>
          <table:table-cell table:style-name="ce1" table:formula="of:=([.$B54]-[.F54])/[.$B54]" office:value-type="float" office:value="0.000112396123333689" calcext:value-type="float">
            <text:p>1.12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table:style-name="ce1" office:value-type="float" office:value="-3.03443141077612" calcext:value-type="float">
            <text:p>-3.03E+00</text:p>
          </table:table-cell>
          <table:table-cell table:style-name="ce1" office:value-type="float" office:value="1.8824797071838" calcext:value-type="float">
            <text:p>1.88E+00</text:p>
          </table:table-cell>
          <table:table-cell table:style-name="ce1" office:value-type="float" office:value="1.88451435731491" calcext:value-type="float">
            <text:p>1.88E+00</text:p>
          </table:table-cell>
          <table:table-cell table:style-name="ce1" office:value-type="float" office:value="-2.30910512798771" calcext:value-type="float">
            <text:p>-2.31E+00</text:p>
          </table:table-cell>
          <table:table-cell table:style-name="ce1" office:value-type="float" office:value="-6.67770686135924" calcext:value-type="float">
            <text:p>-6.68E+00</text:p>
          </table:table-cell>
          <table:table-cell/>
          <table:table-cell table:style-name="ce1" table:formula="of:=([.$B55]-[.C55])/[.$B55]" office:value-type="float" office:value="1.6203731283886" calcext:value-type="float">
            <text:p>1.62E+00</text:p>
          </table:table-cell>
          <table:table-cell table:style-name="ce1" table:formula="of:=([.$B55]-[.D55])/[.$B55]" office:value-type="float" office:value="1.62104364943708" calcext:value-type="float">
            <text:p>1.62E+00</text:p>
          </table:table-cell>
          <table:table-cell table:style-name="ce1" table:formula="of:=([.$B55]-[.E55])/[.$B55]" office:value-type="float" office:value="0.239032024323427" calcext:value-type="float">
            <text:p>2.39E-01</text:p>
          </table:table-cell>
          <table:table-cell table:style-name="ce1" table:formula="of:=([.$B55]-[.F55])/[.$B55]" office:value-type="float" office:value="-1.20064518105264" calcext:value-type="float">
            <text:p>-1.2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1" office:value-type="float" office:value="-1.26302747776669" calcext:value-type="float">
            <text:p>-1.26E+00</text:p>
          </table:table-cell>
          <table:table-cell table:style-name="ce1" office:value-type="float" office:value="-1.39743345581496" calcext:value-type="float">
            <text:p>-1.40E+00</text:p>
          </table:table-cell>
          <table:table-cell table:style-name="ce1" office:value-type="float" office:value="1.74649196349055" calcext:value-type="float">
            <text:p>1.75E+00</text:p>
          </table:table-cell>
          <table:table-cell table:style-name="ce1" office:value-type="float" office:value="2.72043257098138" calcext:value-type="float">
            <text:p>2.72E+00</text:p>
          </table:table-cell>
          <table:table-cell table:style-name="ce1" office:value-type="float" office:value="9.53319418494908" calcext:value-type="float">
            <text:p>9.53E+00</text:p>
          </table:table-cell>
          <table:table-cell/>
          <table:table-cell table:style-name="ce1" table:formula="of:=([.$B56]-[.C56])/[.$B56]" office:value-type="float" office:value="-0.106415719700675" calcext:value-type="float">
            <text:p>-1.06E-01</text:p>
          </table:table-cell>
          <table:table-cell table:style-name="ce1" table:formula="of:=([.$B56]-[.D56])/[.$B56]" office:value-type="float" office:value="2.38278223889375" calcext:value-type="float">
            <text:p>2.38E+00</text:p>
          </table:table-cell>
          <table:table-cell table:style-name="ce1" table:formula="of:=([.$B56]-[.E56])/[.$B56]" office:value-type="float" office:value="3.15389816838483" calcext:value-type="float">
            <text:p>3.15E+00</text:p>
          </table:table-cell>
          <table:table-cell table:style-name="ce1" table:formula="of:=([.$B56]-[.F56])/[.$B56]" office:value-type="float" office:value="8.54789135847295" calcext:value-type="float">
            <text:p>8.55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table:style-name="ce1" office:value-type="float" office:value="1.99772567750692" calcext:value-type="float">
            <text:p>2.00E+00</text:p>
          </table:table-cell>
          <table:table-cell table:style-name="ce1" office:value-type="float" office:value="-1.26781706442588" calcext:value-type="float">
            <text:p>-1.27E+00</text:p>
          </table:table-cell>
          <table:table-cell table:style-name="ce1" office:value-type="float" office:value="-1.80451373329032" calcext:value-type="float">
            <text:p>-1.80E+00</text:p>
          </table:table-cell>
          <table:table-cell table:style-name="ce1" office:value-type="float" office:value="0.57456835945573" calcext:value-type="float">
            <text:p>5.75E-01</text:p>
          </table:table-cell>
          <table:table-cell table:style-name="ce1" office:value-type="float" office:value="2.79914295297997" calcext:value-type="float">
            <text:p>2.80E+00</text:p>
          </table:table-cell>
          <table:table-cell/>
          <table:table-cell table:style-name="ce1" table:formula="of:=([.$B57]-[.C57])/[.$B57]" office:value-type="float" office:value="1.6346302090926" calcext:value-type="float">
            <text:p>1.63E+00</text:p>
          </table:table-cell>
          <table:table-cell table:style-name="ce1" table:formula="of:=([.$B57]-[.D57])/[.$B57]" office:value-type="float" office:value="1.90328404625718" calcext:value-type="float">
            <text:p>1.90E+00</text:p>
          </table:table-cell>
          <table:table-cell table:style-name="ce1" table:formula="of:=([.$B57]-[.E57])/[.$B57]" office:value-type="float" office:value="0.712388759915842" calcext:value-type="float">
            <text:p>7.12E-01</text:p>
          </table:table-cell>
          <table:table-cell table:style-name="ce1" table:formula="of:=([.$B57]-[.F57])/[.$B57]" office:value-type="float" office:value="-0.401164826831072" calcext:value-type="float">
            <text:p>-4.01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table:style-name="ce1" office:value-type="float" office:value="0.591238047411444" calcext:value-type="float">
            <text:p>5.91E-01</text:p>
          </table:table-cell>
          <table:table-cell table:style-name="ce1" office:value-type="float" office:value="0.14497730860197" calcext:value-type="float">
            <text:p>1.45E-01</text:p>
          </table:table-cell>
          <table:table-cell table:style-name="ce1" office:value-type="float" office:value="0.0338820720419791" calcext:value-type="float">
            <text:p>3.39E-02</text:p>
          </table:table-cell>
          <table:table-cell table:style-name="ce1" office:value-type="float" office:value="-0.913184606404015" calcext:value-type="float">
            <text:p>-9.13E-01</text:p>
          </table:table-cell>
          <table:table-cell table:style-name="ce1" office:value-type="float" office:value="-2.07968636829682" calcext:value-type="float">
            <text:p>-2.08E+00</text:p>
          </table:table-cell>
          <table:table-cell/>
          <table:table-cell table:style-name="ce1" table:formula="of:=([.$B58]-[.C58])/[.$B58]" office:value-type="float" office:value="0.754790292612749" calcext:value-type="float">
            <text:p>7.55E-01</text:p>
          </table:table-cell>
          <table:table-cell table:style-name="ce1" table:formula="of:=([.$B58]-[.D58])/[.$B58]" office:value-type="float" office:value="0.942693011401547" calcext:value-type="float">
            <text:p>9.43E-01</text:p>
          </table:table-cell>
          <table:table-cell table:style-name="ce1" table:formula="of:=([.$B58]-[.E58])/[.$B58]" office:value-type="float" office:value="2.54452950110724" calcext:value-type="float">
            <text:p>2.54E+00</text:p>
          </table:table-cell>
          <table:table-cell table:style-name="ce1" table:formula="of:=([.$B58]-[.F58])/[.$B58]" office:value-type="float" office:value="4.5175110556604" calcext:value-type="float">
            <text:p>4.52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table:style-name="ce1" office:value-type="float" office:value="-0.461322647380553" calcext:value-type="float">
            <text:p>-4.61E-01</text:p>
          </table:table-cell>
          <table:table-cell table:style-name="ce1" office:value-type="float" office:value="0.0795701372145134" calcext:value-type="float">
            <text:p>7.96E-02</text:p>
          </table:table-cell>
          <table:table-cell table:style-name="ce1" office:value-type="float" office:value="0.521211235625771" calcext:value-type="float">
            <text:p>5.21E-01</text:p>
          </table:table-cell>
          <table:table-cell table:style-name="ce1" office:value-type="float" office:value="-0.229384396869216" calcext:value-type="float">
            <text:p>-2.29E-01</text:p>
          </table:table-cell>
          <table:table-cell table:style-name="ce1" office:value-type="float" office:value="-0.631471605376953" calcext:value-type="float">
            <text:p>-6.31E-01</text:p>
          </table:table-cell>
          <table:table-cell/>
          <table:table-cell table:style-name="ce1" table:formula="of:=([.$B59]-[.C59])/[.$B59]" office:value-type="float" office:value="1.17248261637776" calcext:value-type="float">
            <text:p>1.17E+00</text:p>
          </table:table-cell>
          <table:table-cell table:style-name="ce1" table:formula="of:=([.$B59]-[.D59])/[.$B59]" office:value-type="float" office:value="2.12981931102943" calcext:value-type="float">
            <text:p>2.13E+00</text:p>
          </table:table-cell>
          <table:table-cell table:style-name="ce1" table:formula="of:=([.$B59]-[.E59])/[.$B59]" office:value-type="float" office:value="0.502767969073947" calcext:value-type="float">
            <text:p>5.03E-01</text:p>
          </table:table-cell>
          <table:table-cell table:style-name="ce1" table:formula="of:=([.$B59]-[.F59])/[.$B59]" office:value-type="float" office:value="-0.368828538903361" calcext:value-type="float">
            <text:p>-3.69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table:style-name="ce1" office:value-type="float" office:value="-0.0851887492364156" calcext:value-type="float">
            <text:p>-8.52E-02</text:p>
          </table:table-cell>
          <table:table-cell table:style-name="ce1" office:value-type="float" office:value="-0.0343318433933366" calcext:value-type="float">
            <text:p>-3.43E-02</text:p>
          </table:table-cell>
          <table:table-cell table:style-name="ce1" office:value-type="float" office:value="-0.0578860187333798" calcext:value-type="float">
            <text:p>-5.79E-02</text:p>
          </table:table-cell>
          <table:table-cell table:style-name="ce1" office:value-type="float" office:value="0.151151909534444" calcext:value-type="float">
            <text:p>1.51E-01</text:p>
          </table:table-cell>
          <table:table-cell table:style-name="ce1" office:value-type="float" office:value="0.304121137110199" calcext:value-type="float">
            <text:p>3.04E-01</text:p>
          </table:table-cell>
          <table:table-cell/>
          <table:table-cell table:style-name="ce1" table:formula="of:=([.$B60]-[.C60])/[.$B60]" office:value-type="float" office:value="0.596990873782418" calcext:value-type="float">
            <text:p>5.97E-01</text:p>
          </table:table-cell>
          <table:table-cell table:style-name="ce1" table:formula="of:=([.$B60]-[.D60])/[.$B60]" office:value-type="float" office:value="0.320496905374973" calcext:value-type="float">
            <text:p>3.20E-01</text:p>
          </table:table-cell>
          <table:table-cell table:style-name="ce1" table:formula="of:=([.$B60]-[.E60])/[.$B60]" office:value-type="float" office:value="2.7743177460555" calcext:value-type="float">
            <text:p>2.77E+00</text:p>
          </table:table-cell>
          <table:table-cell table:style-name="ce1" table:formula="of:=([.$B60]-[.F60])/[.$B60]" office:value-type="float" office:value="4.56996833309764" calcext:value-type="float">
            <text:p>4.57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table:style-name="ce1" office:value-type="float" office:value="0.0578251041147277" calcext:value-type="float">
            <text:p>5.78E-02</text:p>
          </table:table-cell>
          <table:table-cell table:style-name="ce1" office:value-type="float" office:value="0.0107244307141013" calcext:value-type="float">
            <text:p>1.07E-02</text:p>
          </table:table-cell>
          <table:table-cell table:style-name="ce1" office:value-type="float" office:value="-0.0900101912626036" calcext:value-type="float">
            <text:p>-9.00E-02</text:p>
          </table:table-cell>
          <table:table-cell table:style-name="ce1" office:value-type="float" office:value="0.0460699600910169" calcext:value-type="float">
            <text:p>4.61E-02</text:p>
          </table:table-cell>
          <table:table-cell table:style-name="ce1" office:value-type="float" office:value="0.101258856936728" calcext:value-type="float">
            <text:p>1.01E-01</text:p>
          </table:table-cell>
          <table:table-cell/>
          <table:table-cell table:style-name="ce1" table:formula="of:=([.$B61]-[.C61])/[.$B61]" office:value-type="float" office:value="0.814536767753612" calcext:value-type="float">
            <text:p>8.15E-01</text:p>
          </table:table-cell>
          <table:table-cell table:style-name="ce1" table:formula="of:=([.$B61]-[.D61])/[.$B61]" office:value-type="float" office:value="2.55659367398663" calcext:value-type="float">
            <text:p>2.56E+00</text:p>
          </table:table-cell>
          <table:table-cell table:style-name="ce1" table:formula="of:=([.$B61]-[.E61])/[.$B61]" office:value-type="float" office:value="0.203287900708108" calcext:value-type="float">
            <text:p>2.03E-01</text:p>
          </table:table-cell>
          <table:table-cell table:style-name="ce1" table:formula="of:=([.$B61]-[.F61])/[.$B61]" office:value-type="float" office:value="-0.751122777674999" calcext:value-type="float">
            <text:p>-7.51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</text:p>
          </table:table-cell>
          <table:table-cell table:style-name="ce1" office:value-type="float" office:value="0.00760232064406759" calcext:value-type="float">
            <text:p>7.60E-03</text:p>
          </table:table-cell>
          <table:table-cell table:style-name="ce1" office:value-type="float" office:value="0.00687080473409877" calcext:value-type="float">
            <text:p>6.87E-03</text:p>
          </table:table-cell>
          <table:table-cell table:style-name="ce1" office:value-type="float" office:value="0.0105231144925958" calcext:value-type="float">
            <text:p>1.05E-02</text:p>
          </table:table-cell>
          <table:table-cell table:style-name="ce1" office:value-type="float" office:value="-0.0154924086207595" calcext:value-type="float">
            <text:p>-1.55E-02</text:p>
          </table:table-cell>
          <table:table-cell table:style-name="ce1" office:value-type="float" office:value="-0.0332548741291763" calcext:value-type="float">
            <text:p>-3.33E-02</text:p>
          </table:table-cell>
          <table:table-cell/>
          <table:table-cell table:style-name="ce1" table:formula="of:=([.$B62]-[.C62])/[.$B62]" office:value-type="float" office:value="0.096222712013555" calcext:value-type="float">
            <text:p>9.62E-02</text:p>
          </table:table-cell>
          <table:table-cell table:style-name="ce1" table:formula="of:=([.$B62]-[.D62])/[.$B62]" office:value-type="float" office:value="-0.384197666117573" calcext:value-type="float">
            <text:p>-3.84E-01</text:p>
          </table:table-cell>
          <table:table-cell table:style-name="ce1" table:formula="of:=([.$B62]-[.E62])/[.$B62]" office:value-type="float" office:value="3.03785256451251" calcext:value-type="float">
            <text:p>3.04E+00</text:p>
          </table:table-cell>
          <table:table-cell table:style-name="ce1" table:formula="of:=([.$B62]-[.F62])/[.$B62]" office:value-type="float" office:value="5.37430564772698" calcext:value-type="float">
            <text:p>5.37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table:style-name="ce1" office:value-type="float" office:value="-0.00425729935098547" calcext:value-type="float">
            <text:p>-4.26E-03</text:p>
          </table:table-cell>
          <table:table-cell table:style-name="ce1" office:value-type="float" office:value="-0.00202862113993012" calcext:value-type="float">
            <text:p>-2.03E-03</text:p>
          </table:table-cell>
          <table:table-cell table:style-name="ce1" office:value-type="float" office:value="0.010552948657075" calcext:value-type="float">
            <text:p>1.06E-02</text:p>
          </table:table-cell>
          <table:table-cell table:style-name="ce1" office:value-type="float" office:value="-0.00551631820096576" calcext:value-type="float">
            <text:p>-5.52E-03</text:p>
          </table:table-cell>
          <table:table-cell table:style-name="ce1" office:value-type="float" office:value="-0.01262002986387" calcext:value-type="float">
            <text:p>-1.26E-02</text:p>
          </table:table-cell>
          <table:table-cell/>
          <table:table-cell table:style-name="ce1" table:formula="of:=([.$B63]-[.C63])/[.$B63]" office:value-type="float" office:value="0.523495772158813" calcext:value-type="float">
            <text:p>5.23E-01</text:p>
          </table:table-cell>
          <table:table-cell table:style-name="ce1" table:formula="of:=([.$B63]-[.D63])/[.$B63]" office:value-type="float" office:value="3.47878943599121" calcext:value-type="float">
            <text:p>3.48E+00</text:p>
          </table:table-cell>
          <table:table-cell table:style-name="ce1" table:formula="of:=([.$B63]-[.E63])/[.$B63]" office:value-type="float" office:value="-0.295731811691573" calcext:value-type="float">
            <text:p>-2.96E-01</text:p>
          </table:table-cell>
          <table:table-cell table:style-name="ce1" table:formula="of:=([.$B63]-[.F63])/[.$B63]" office:value-type="float" office:value="-1.96432757563753" calcext:value-type="float">
            <text:p>-1.96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-0.000651959725713805" calcext:value-type="float">
            <text:p>-6.52E-04</text:p>
          </table:table-cell>
          <table:table-cell table:style-name="ce1" office:value-type="float" office:value="-0.000660726059949022" calcext:value-type="float">
            <text:p>-6.61E-04</text:p>
          </table:table-cell>
          <table:table-cell table:style-name="ce1" office:value-type="float" office:value="-0.00124102611955084" calcext:value-type="float">
            <text:p>-1.24E-03</text:p>
          </table:table-cell>
          <table:table-cell table:style-name="ce1" office:value-type="float" office:value="0.00118085031497045" calcext:value-type="float">
            <text:p>1.18E-03</text:p>
          </table:table-cell>
          <table:table-cell table:style-name="ce1" office:value-type="float" office:value="0.00285939850897466" calcext:value-type="float">
            <text:p>2.86E-03</text:p>
          </table:table-cell>
          <table:table-cell/>
          <table:table-cell table:style-name="ce1" table:formula="of:=([.$B64]-[.C64])/[.$B64]" office:value-type="float" office:value="-0.0134461284792079" calcext:value-type="float">
            <text:p>-1.34E-02</text:p>
          </table:table-cell>
          <table:table-cell table:style-name="ce1" table:formula="of:=([.$B64]-[.D64])/[.$B64]" office:value-type="float" office:value="-0.903531875672365" calcext:value-type="float">
            <text:p>-9.04E-01</text:p>
          </table:table-cell>
          <table:table-cell table:style-name="ce1" table:formula="of:=([.$B64]-[.E64])/[.$B64]" office:value-type="float" office:value="2.81123199546963" calcext:value-type="float">
            <text:p>2.81E+00</text:p>
          </table:table-cell>
          <table:table-cell table:style-name="ce1" table:formula="of:=([.$B64]-[.F64])/[.$B64]" office:value-type="float" office:value="5.38585145093743" calcext:value-type="float">
            <text:p>5.39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style-name="ce1" office:value-type="float" office:value="0.000148833583756463" calcext:value-type="float">
            <text:p>1.49E-04</text:p>
          </table:table-cell>
          <table:table-cell table:style-name="ce1" office:value-type="float" office:value="0.000166041245985597" calcext:value-type="float">
            <text:p>1.66E-04</text:p>
          </table:table-cell>
          <table:table-cell table:style-name="ce1" office:value-type="float" office:value="-0.000930602337112643" calcext:value-type="float">
            <text:p>-9.31E-04</text:p>
          </table:table-cell>
          <table:table-cell table:style-name="ce1" office:value-type="float" office:value="0.000461804079286908" calcext:value-type="float">
            <text:p>4.62E-04</text:p>
          </table:table-cell>
          <table:table-cell table:style-name="ce1"/>
          <table:table-cell/>
          <table:table-cell table:style-name="ce1" table:formula="of:=([.$B65]-[.C65])/[.$B65]" office:value-type="float" office:value="-0.115616796927305" calcext:value-type="float">
            <text:p>-1.16E-01</text:p>
          </table:table-cell>
          <table:table-cell table:style-name="ce1" table:formula="of:=([.$B65]-[.D65])/[.$B65]" office:value-type="float" office:value="7.25263676130645" calcext:value-type="float">
            <text:p>7.25E+00</text:p>
          </table:table-cell>
          <table:table-cell table:style-name="ce1" table:formula="of:=([.$B65]-[.E65])/[.$B65]" office:value-type="float" office:value="-2.10282173976648" calcext:value-type="float">
            <text:p>-2.10E+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table:style-name="ce1" office:value-type="float" office:value="0.0000663081417720432" calcext:value-type="float">
            <text:p>6.63E-05</text:p>
          </table:table-cell>
          <table:table-cell table:style-name="ce1" office:value-type="float" office:value="0.0000267170449359082" calcext:value-type="float">
            <text:p>2.67E-05</text:p>
          </table:table-cell>
          <table:table-cell table:style-name="ce1" office:value-type="float" office:value="0.000113255435414606" calcext:value-type="float">
            <text:p>1.13E-04</text:p>
          </table:table-cell>
          <table:table-cell table:style-name="ce1" office:value-type="float" office:value="-0.0000821650736749038" calcext:value-type="float">
            <text:p>-8.22E-05</text:p>
          </table:table-cell>
          <table:table-cell table:style-name="ce1"/>
          <table:table-cell/>
          <table:table-cell table:style-name="ce1" table:formula="of:=([.$B66]-[.C66])/[.$B66]" office:value-type="float" office:value="0.597077459540985" calcext:value-type="float">
            <text:p>5.97E-01</text:p>
          </table:table-cell>
          <table:table-cell table:style-name="ce1" table:formula="of:=([.$B66]-[.D66])/[.$B66]" office:value-type="float" office:value="-0.708017030607796" calcext:value-type="float">
            <text:p>-7.08E-01</text:p>
          </table:table-cell>
          <table:table-cell table:style-name="ce1" table:formula="of:=([.$B66]-[.E66])/[.$B66]" office:value-type="float" office:value="2.23914004342595" calcext:value-type="float">
            <text:p>2.24E+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table:style-name="ce1" office:value-type="float" office:value="0.00000558533011147046" calcext:value-type="float">
            <text:p>5.59E-06</text:p>
          </table:table-cell>
          <table:table-cell table:style-name="ce1" office:value-type="float" office:value="-0.0000102759000873798" calcext:value-type="float">
            <text:p>-1.03E-05</text:p>
          </table:table-cell>
          <table:table-cell table:style-name="ce1" office:value-type="float" office:value="0.0000652658720845703" calcext:value-type="float">
            <text:p>6.53E-05</text:p>
          </table:table-cell>
          <table:table-cell table:style-name="ce1" office:value-type="float" office:value="-0.0000310940769814589" calcext:value-type="float">
            <text:p>-3.11E-05</text:p>
          </table:table-cell>
          <table:table-cell table:style-name="ce1"/>
          <table:table-cell/>
          <table:table-cell table:style-name="ce1" table:formula="of:=([.$B67]-[.C67])/[.$B67]" office:value-type="float" office:value="2.83980174533935" calcext:value-type="float">
            <text:p>2.84E+00</text:p>
          </table:table-cell>
          <table:table-cell table:style-name="ce1" table:formula="of:=([.$B67]-[.D67])/[.$B67]" office:value-type="float" office:value="-10.6852309142006" calcext:value-type="float">
            <text:p>-1.07E+01</text:p>
          </table:table-cell>
          <table:table-cell table:style-name="ce1" table:formula="of:=([.$B67]-[.E67])/[.$B67]" office:value-type="float" office:value="6.56709744292495" calcext:value-type="float">
            <text:p>6.57E+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table:style-name="ce1" office:value-type="float" office:value="-0.00000656818691554715" calcext:value-type="float">
            <text:p>-6.57E-06</text:p>
          </table:table-cell>
          <table:table-cell table:style-name="ce1" office:value-type="float" office:value="0.000000954321436574217" calcext:value-type="float">
            <text:p>9.54E-07</text:p>
          </table:table-cell>
          <table:table-cell table:style-name="ce1" office:value-type="float" office:value="-0.00000866715712016136" calcext:value-type="float">
            <text:p>-8.67E-06</text:p>
          </table:table-cell>
          <table:table-cell table:style-name="ce1" office:value-type="float" office:value="0.0000058374701379537" calcext:value-type="float">
            <text:p>5.84E-06</text:p>
          </table:table-cell>
          <table:table-cell table:style-name="ce1"/>
          <table:table-cell/>
          <table:table-cell table:style-name="ce1" table:formula="of:=([.$B68]-[.C68])/[.$B68]" office:value-type="float" office:value="1.14529450042222" calcext:value-type="float">
            <text:p>1.15E+00</text:p>
          </table:table-cell>
          <table:table-cell table:style-name="ce1" table:formula="of:=([.$B68]-[.D68])/[.$B68]" office:value-type="float" office:value="-0.319566149928813" calcext:value-type="float">
            <text:p>-3.20E-01</text:p>
          </table:table-cell>
          <table:table-cell table:style-name="ce1" table:formula="of:=([.$B68]-[.E68])/[.$B68]" office:value-type="float" office:value="1.88874908905777" calcext:value-type="float">
            <text:p>1.89E+0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table:style-name="ce1" office:value-type="float" office:value="-0.00000127000460886265" calcext:value-type="float">
            <text:p>-1.27E-06</text:p>
          </table:table-cell>
          <table:table-cell table:style-name="ce1" office:value-type="float" office:value="0.000000667411992169676" calcext:value-type="float">
            <text:p>6.67E-07</text:p>
          </table:table-cell>
          <table:table-cell table:style-name="ce1" office:value-type="float" office:value="-0.00000373436959548406" calcext:value-type="float">
            <text:p>-3.73E-06</text:p>
          </table:table-cell>
          <table:table-cell table:style-name="ce1" office:value-type="float" office:value="0.00000190209590523737" calcext:value-type="float">
            <text:p>1.90E-06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table:style-name="ce1" office:value-type="float" office:value="0.000000541850673586282" calcext:value-type="float">
            <text:p>5.42E-07</text:p>
          </table:table-cell>
          <table:table-cell table:style-name="ce1" office:value-type="float" office:value="-0.000000222059530016009" calcext:value-type="float">
            <text:p>-2.22E-07</text:p>
          </table:table-cell>
          <table:table-cell table:style-name="ce1" office:value-type="float" office:value="0.000000589286587527356" calcext:value-type="float">
            <text:p>5.89E-07</text:p>
          </table:table-cell>
          <table:table-cell table:style-name="ce1" office:value-type="float" office:value="-0.000000398565632608632" calcext:value-type="float">
            <text:p>-3.99E-07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table:style-name="ce1" office:value-type="float" office:value="0.000000110466935718017" calcext:value-type="float">
            <text:p>1.10E-07</text:p>
          </table:table-cell>
          <table:table-cell table:style-name="ce1" office:value-type="float" office:value="-0.0000000468046779653919" calcext:value-type="float">
            <text:p>-4.68E-08</text:p>
          </table:table-cell>
          <table:table-cell table:style-name="ce1"/>
          <table:table-cell table:style-name="ce1" office:value-type="float" office:value="-0.000000113291392578864" calcext:value-type="float">
            <text:p>-1.13E-07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table:style-name="ce1" office:value-type="float" office:value="-0.0000000363044461608175" calcext:value-type="float">
            <text:p>-3.63E-08</text:p>
          </table:table-cell>
          <table:table-cell table:style-name="ce1" office:value-type="float" office:value="0.000000018173776234933" calcext:value-type="float">
            <text:p>1.82E-08</text:p>
          </table:table-cell>
          <table:table-cell table:style-name="ce1"/>
          <table:table-cell table:style-name="ce1" office:value-type="float" office:value="0.0000000236708273848801" calcext:value-type="float">
            <text:p>2.37E-08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float" office:value="-0.00000000680450492343105" calcext:value-type="float">
            <text:p>-6.80E-09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float" office:value="0.00000000200026116830255" calcext:value-type="float">
            <text:p>2.00E-09</text:p>
          </table:table-cell>
          <table:table-cell table:style-name="ce1" table:number-columns-repeated="4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 table:number-rows-repeated="6">
          <table:table-cell/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alpha</text:p>
          </table:table-cell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q=1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table:style-name="ce1" office:value-type="float" office:value="-0.00527981851341913" calcext:value-type="float">
            <text:p>-5.28E-03</text:p>
          </table:table-cell>
          <table:table-cell table:style-name="ce3" office:value-type="float" office:value="0.0451414809348211" calcext:value-type="float">
            <text:p>4.51E-02</text:p>
          </table:table-cell>
          <table:table-cell table:style-name="ce3" office:value-type="float" office:value="0.00354250565988366" calcext:value-type="float">
            <text:p>3.54E-03</text:p>
          </table:table-cell>
          <table:table-cell table:style-name="ce1" office:value-type="float" office:value="-0.00172633799554925" calcext:value-type="float">
            <text:p>-1.73E-03</text:p>
          </table:table-cell>
          <table:table-cell table:style-name="ce1" office:value-type="float" office:value="0.00678215004732363" calcext:value-type="float">
            <text:p>6.78E-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</text:p>
          </table:table-cell>
          <table:table-cell table:style-name="ce1" office:value-type="float" office:value="133070.594573663" calcext:value-type="float">
            <text:p>1.33E+05</text:p>
          </table:table-cell>
          <table:table-cell table:style-name="ce1" office:value-type="float" office:value="133057.093116696" calcext:value-type="float">
            <text:p>1.33E+05</text:p>
          </table:table-cell>
          <table:table-cell table:style-name="ce1" office:value-type="float" office:value="133069.924781952" calcext:value-type="float">
            <text:p>1.33E+05</text:p>
          </table:table-cell>
          <table:table-cell table:style-name="ce1" office:value-type="float" office:value="133071.653196226" calcext:value-type="float">
            <text:p>1.33E+05</text:p>
          </table:table-cell>
          <table:table-cell table:style-name="ce1" office:value-type="float" office:value="133068.312335565" calcext:value-type="float">
            <text:p>1.33E+05</text:p>
          </table:table-cell>
          <table:table-cell table:number-columns-repeated="2"/>
          <table:table-cell table:style-name="ce1" table:formula="of:=(([.$C85]-[.D85])/[.$C85])^2" office:value-type="float" office:value="0.00000000930015058443852" calcext:value-type="float">
            <text:p>9.30E-09</text:p>
          </table:table-cell>
          <table:table-cell table:style-name="ce1" table:formula="of:=(([.$C85]-[.E85])/[.$C85])^2" office:value-type="float" office:value="0.0000000119743357689122" calcext:value-type="float">
            <text:p>1.20E-08</text:p>
          </table:table-cell>
          <table:table-cell table:style-name="ce1" table:formula="of:=(([.$C85]-[.F85])/[.$C85])^2" office:value-type="float" office:value="0.00000000710966566821843" calcext:value-type="float">
            <text:p>7.11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table:style-name="ce1" office:value-type="float" office:value="2.66583156853912" calcext:value-type="float">
            <text:p>2.67E+00</text:p>
          </table:table-cell>
          <table:table-cell table:style-name="ce1" office:value-type="float" office:value="1.06630698608832" calcext:value-type="float">
            <text:p>1.07E+00</text:p>
          </table:table-cell>
          <table:table-cell table:style-name="ce1" office:value-type="float" office:value="-1.97819790106156" calcext:value-type="float">
            <text:p>-1.98E+00</text:p>
          </table:table-cell>
          <table:table-cell table:style-name="ce1" office:value-type="float" office:value="-1.96195917857689" calcext:value-type="float">
            <text:p>-1.96E+00</text:p>
          </table:table-cell>
          <table:table-cell table:style-name="ce1" office:value-type="float" office:value="1.31058156929812" calcext:value-type="float">
            <text:p>1.31E+00</text:p>
          </table:table-cell>
          <table:table-cell table:number-columns-repeated="2"/>
          <table:table-cell table:style-name="ce1" table:formula="of:=(([.$C86]-[.D86])/[.$C86])^2" office:value-type="float" office:value="8.15208767708074" calcext:value-type="float">
            <text:p>8.15E+00</text:p>
          </table:table-cell>
          <table:table-cell table:style-name="ce1" table:formula="of:=(([.$C86]-[.E86])/[.$C86])^2" office:value-type="float" office:value="8.06535669602061" calcext:value-type="float">
            <text:p>8.07E+00</text:p>
          </table:table-cell>
          <table:table-cell table:style-name="ce1" table:formula="of:=(([.$C86]-[.F86])/[.$C86])^2" office:value-type="float" office:value="0.0524797856779883" calcext:value-type="float">
            <text:p>5.25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1" office:value-type="float" office:value="-0.978059668817943" calcext:value-type="float">
            <text:p>-9.78E-01</text:p>
          </table:table-cell>
          <table:table-cell table:style-name="ce1" office:value-type="float" office:value="3.19353167647549" calcext:value-type="float">
            <text:p>3.19E+00</text:p>
          </table:table-cell>
          <table:table-cell table:style-name="ce1" office:value-type="float" office:value="-2.29917451235114" calcext:value-type="float">
            <text:p>-2.30E+00</text:p>
          </table:table-cell>
          <table:table-cell table:style-name="ce1" office:value-type="float" office:value="-1.78905538082634" calcext:value-type="float">
            <text:p>-1.79E+00</text:p>
          </table:table-cell>
          <table:table-cell table:style-name="ce1" office:value-type="float" office:value="-0.330279148368896" calcext:value-type="float">
            <text:p>-3.30E-01</text:p>
          </table:table-cell>
          <table:table-cell table:number-columns-repeated="2"/>
          <table:table-cell table:style-name="ce1" table:formula="of:=(([.$C87]-[.D87])/[.$C87])^2" office:value-type="float" office:value="2.95821871952549" calcext:value-type="float">
            <text:p>2.96E+00</text:p>
          </table:table-cell>
          <table:table-cell table:style-name="ce1" table:formula="of:=(([.$C87]-[.E87])/[.$C87])^2" office:value-type="float" office:value="2.43426208418912" calcext:value-type="float">
            <text:p>2.43E+00</text:p>
          </table:table-cell>
          <table:table-cell table:style-name="ce1" table:formula="of:=(([.$C87]-[.F87])/[.$C87])^2" office:value-type="float" office:value="1.21753853129243" calcext:value-type="float">
            <text:p>1.22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table:style-name="ce1" office:value-type="float" office:value="-0.425587010416882" calcext:value-type="float">
            <text:p>-4.26E-01</text:p>
          </table:table-cell>
          <table:table-cell table:style-name="ce1" office:value-type="float" office:value="-1.32365077868641" calcext:value-type="float">
            <text:p>-1.32E+00</text:p>
          </table:table-cell>
          <table:table-cell table:style-name="ce1" office:value-type="float" office:value="-1.28434797451758" calcext:value-type="float">
            <text:p>-1.28E+00</text:p>
          </table:table-cell>
          <table:table-cell table:style-name="ce1" office:value-type="float" office:value="-0.46634377037379" calcext:value-type="float">
            <text:p>-4.66E-01</text:p>
          </table:table-cell>
          <table:table-cell table:style-name="ce1" office:value-type="float" office:value="-1.48223686378578" calcext:value-type="float">
            <text:p>-1.48E+00</text:p>
          </table:table-cell>
          <table:table-cell table:number-columns-repeated="2"/>
          <table:table-cell table:style-name="ce1" table:formula="of:=(([.$C88]-[.D88])/[.$C88])^2" office:value-type="float" office:value="0.000881658169225513" calcext:value-type="float">
            <text:p>8.82E-04</text:p>
          </table:table-cell>
          <table:table-cell table:style-name="ce1" table:formula="of:=(([.$C88]-[.E88])/[.$C88])^2" office:value-type="float" office:value="0.419494150256437" calcext:value-type="float">
            <text:p>4.19E-01</text:p>
          </table:table-cell>
          <table:table-cell table:style-name="ce1" table:formula="of:=(([.$C88]-[.F88])/[.$C88])^2" office:value-type="float" office:value="0.0143543429251011" calcext:value-type="float">
            <text:p>1.44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table:style-name="ce1" office:value-type="float" office:value="0.36367942063934" calcext:value-type="float">
            <text:p>3.64E-01</text:p>
          </table:table-cell>
          <table:table-cell table:style-name="ce1" office:value-type="float" office:value="-0.432455784325233" calcext:value-type="float">
            <text:p>-4.32E-01</text:p>
          </table:table-cell>
          <table:table-cell table:style-name="ce1" office:value-type="float" office:value="0.0332759294184786" calcext:value-type="float">
            <text:p>3.33E-02</text:p>
          </table:table-cell>
          <table:table-cell table:style-name="ce1" office:value-type="float" office:value="0.138276805360493" calcext:value-type="float">
            <text:p>1.38E-01</text:p>
          </table:table-cell>
          <table:table-cell table:style-name="ce1" office:value-type="float" office:value="-0.156280562064872" calcext:value-type="float">
            <text:p>-1.56E-01</text:p>
          </table:table-cell>
          <table:table-cell table:number-columns-repeated="2"/>
          <table:table-cell table:style-name="ce1" table:formula="of:=(([.$C89]-[.D89])/[.$C89])^2" office:value-type="float" office:value="1.15981361648553" calcext:value-type="float">
            <text:p>1.16E+00</text:p>
          </table:table-cell>
          <table:table-cell table:style-name="ce1" table:formula="of:=(([.$C89]-[.E89])/[.$C89])^2" office:value-type="float" office:value="1.74173437599783" calcext:value-type="float">
            <text:p>1.74E+00</text:p>
          </table:table-cell>
          <table:table-cell table:style-name="ce1" table:formula="of:=(([.$C89]-[.F89])/[.$C89])^2" office:value-type="float" office:value="0.407836417829999" calcext:value-type="float">
            <text:p>4.08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table:style-name="ce1" office:value-type="float" office:value="-0.0319091138324632" calcext:value-type="float">
            <text:p>-3.19E-02</text:p>
          </table:table-cell>
          <table:table-cell table:style-name="ce1" office:value-type="float" office:value="0.462055380624516" calcext:value-type="float">
            <text:p>4.62E-01</text:p>
          </table:table-cell>
          <table:table-cell table:style-name="ce1" office:value-type="float" office:value="0.26476002122572" calcext:value-type="float">
            <text:p>2.65E-01</text:p>
          </table:table-cell>
          <table:table-cell table:style-name="ce1" office:value-type="float" office:value="0.155825526275164" calcext:value-type="float">
            <text:p>1.56E-01</text:p>
          </table:table-cell>
          <table:table-cell table:style-name="ce1" office:value-type="float" office:value="0.222989890865528" calcext:value-type="float">
            <text:p>2.23E-01</text:p>
          </table:table-cell>
          <table:table-cell table:number-columns-repeated="2"/>
          <table:table-cell table:style-name="ce1" table:formula="of:=(([.$C90]-[.D90])/[.$C90])^2" office:value-type="float" office:value="0.182324770961764" calcext:value-type="float">
            <text:p>1.82E-01</text:p>
          </table:table-cell>
          <table:table-cell table:style-name="ce1" table:formula="of:=(([.$C90]-[.E90])/[.$C90])^2" office:value-type="float" office:value="0.439245167008847" calcext:value-type="float">
            <text:p>4.39E-01</text:p>
          </table:table-cell>
          <table:table-cell table:style-name="ce1" table:formula="of:=(([.$C90]-[.F90])/[.$C90])^2" office:value-type="float" office:value="0.267698361130943" calcext:value-type="float">
            <text:p>2.68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table:style-name="ce1" office:value-type="float" office:value="-0.0562485038042019" calcext:value-type="float">
            <text:p>-5.62E-02</text:p>
          </table:table-cell>
          <table:table-cell table:style-name="ce1" office:value-type="float" office:value="0.0317105537203175" calcext:value-type="float">
            <text:p>3.17E-02</text:p>
          </table:table-cell>
          <table:table-cell table:style-name="ce1" office:value-type="float" office:value="0.0617109926461708" calcext:value-type="float">
            <text:p>6.17E-02</text:p>
          </table:table-cell>
          <table:table-cell table:style-name="ce1" office:value-type="float" office:value="0.0315512910632185" calcext:value-type="float">
            <text:p>3.16E-02</text:p>
          </table:table-cell>
          <table:table-cell table:style-name="ce1" office:value-type="float" office:value="0.0396854229333538" calcext:value-type="float">
            <text:p>3.97E-02</text:p>
          </table:table-cell>
          <table:table-cell table:number-columns-repeated="2"/>
          <table:table-cell table:style-name="ce1" table:formula="of:=(([.$C91]-[.D91])/[.$C91])^2" office:value-type="float" office:value="0.895050555258208" calcext:value-type="float">
            <text:p>8.95E-01</text:p>
          </table:table-cell>
          <table:table-cell table:style-name="ce1" table:formula="of:=(([.$C91]-[.E91])/[.$C91])^2" office:value-type="float" office:value="0.0000252243662144756" calcext:value-type="float">
            <text:p>2.52E-05</text:p>
          </table:table-cell>
          <table:table-cell table:style-name="ce1" table:formula="of:=(([.$C91]-[.F91])/[.$C91])^2" office:value-type="float" office:value="0.0632469355101906" calcext:value-type="float">
            <text:p>6.32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table:style-name="ce1" office:value-type="float" office:value="0.0152294616949924" calcext:value-type="float">
            <text:p>1.52E-02</text:p>
          </table:table-cell>
          <table:table-cell table:style-name="ce1" office:value-type="float" office:value="-0.0841384296908811" calcext:value-type="float">
            <text:p>-8.41E-02</text:p>
          </table:table-cell>
          <table:table-cell table:style-name="ce1" office:value-type="float" office:value="-0.0188052689075206" calcext:value-type="float">
            <text:p>-1.88E-02</text:p>
          </table:table-cell>
          <table:table-cell table:style-name="ce1" office:value-type="float" office:value="-0.0143334633954539" calcext:value-type="float">
            <text:p>-1.43E-02</text:p>
          </table:table-cell>
          <table:table-cell table:style-name="ce1" office:value-type="float" office:value="-0.00799433131108047" calcext:value-type="float">
            <text:p>-7.99E-03</text:p>
          </table:table-cell>
          <table:table-cell table:number-columns-repeated="2"/>
          <table:table-cell table:style-name="ce1" table:formula="of:=(([.$C92]-[.D92])/[.$C92])^2" office:value-type="float" office:value="0.602946161351604" calcext:value-type="float">
            <text:p>6.03E-01</text:p>
          </table:table-cell>
          <table:table-cell table:style-name="ce1" table:formula="of:=(([.$C92]-[.E92])/[.$C92])^2" office:value-type="float" office:value="0.688309618995466" calcext:value-type="float">
            <text:p>6.88E-01</text:p>
          </table:table-cell>
          <table:table-cell table:style-name="ce1" table:formula="of:=(([.$C92]-[.F92])/[.$C92])^2" office:value-type="float" office:value="0.818999605288525" calcext:value-type="float">
            <text:p>8.19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</text:p>
          </table:table-cell>
          <table:table-cell table:style-name="ce1" office:value-type="float" office:value="0.00437903998792228" calcext:value-type="float">
            <text:p>4.38E-03</text:p>
          </table:table-cell>
          <table:table-cell table:style-name="ce1" office:value-type="float" office:value="0.0000549090351759172" calcext:value-type="float">
            <text:p>5.49E-05</text:p>
          </table:table-cell>
          <table:table-cell table:style-name="ce1" office:value-type="float" office:value="-0.00870242750003439" calcext:value-type="float">
            <text:p>-8.70E-03</text:p>
          </table:table-cell>
          <table:table-cell table:style-name="ce1" office:value-type="float" office:value="-0.00690240243377633" calcext:value-type="float">
            <text:p>-6.90E-03</text:p>
          </table:table-cell>
          <table:table-cell table:style-name="ce1" office:value-type="float" office:value="-0.00244592503679419" calcext:value-type="float">
            <text:p>-2.45E-03</text:p>
          </table:table-cell>
          <table:table-cell table:number-columns-repeated="2"/>
          <table:table-cell table:style-name="ce1" table:formula="of:=(([.$C93]-[.D93])/[.$C93])^2" office:value-type="float" office:value="25436.4473155739" calcext:value-type="float">
            <text:p>2.54E+04</text:p>
          </table:table-cell>
          <table:table-cell table:style-name="ce1" table:formula="of:=(([.$C93]-[.E93])/[.$C93])^2" office:value-type="float" office:value="16054.4439323674" calcext:value-type="float">
            <text:p>1.61E+04</text:p>
          </table:table-cell>
          <table:table-cell table:style-name="ce1" table:formula="of:=(([.$C93]-[.F93])/[.$C93])^2" office:value-type="float" office:value="2074.35045048846" calcext:value-type="float">
            <text:p>2.07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table:style-name="ce1" office:value-type="float" office:value="-0.00245504392630767" calcext:value-type="float">
            <text:p>-2.46E-03</text:p>
          </table:table-cell>
          <table:table-cell table:style-name="ce1" office:value-type="float" office:value="0.0104003051446431" calcext:value-type="float">
            <text:p>1.04E-02</text:p>
          </table:table-cell>
          <table:table-cell table:style-name="ce1" office:value-type="float" office:value="0.0000681791458676564" calcext:value-type="float">
            <text:p>6.82E-05</text:p>
          </table:table-cell>
          <table:table-cell table:style-name="ce1" office:value-type="float" office:value="-0.0000485585749141918" calcext:value-type="float">
            <text:p>-4.86E-05</text:p>
          </table:table-cell>
          <table:table-cell table:style-name="ce1" office:value-type="float" office:value="-0.000970122117512283" calcext:value-type="float">
            <text:p>-9.70E-04</text:p>
          </table:table-cell>
          <table:table-cell table:number-columns-repeated="2"/>
          <table:table-cell table:style-name="ce1" table:formula="of:=(([.$C94]-[.D94])/[.$C94])^2" office:value-type="float" office:value="0.986931984993545" calcext:value-type="float">
            <text:p>9.87E-01</text:p>
          </table:table-cell>
          <table:table-cell table:style-name="ce1" table:formula="of:=(([.$C94]-[.E94])/[.$C94])^2" office:value-type="float" office:value="1.0093597126585" calcext:value-type="float">
            <text:p>1.01E+00</text:p>
          </table:table-cell>
          <table:table-cell table:style-name="ce1" table:formula="of:=(([.$C94]-[.F94])/[.$C94])^2" office:value-type="float" office:value="1.19525730126045" calcext:value-type="float">
            <text:p>1.2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-0.000176277160200331" calcext:value-type="float">
            <text:p>-1.76E-04</text:p>
          </table:table-cell>
          <table:table-cell table:style-name="ce1" office:value-type="float" office:value="-0.000327269380888927" calcext:value-type="float">
            <text:p>-3.27E-04</text:p>
          </table:table-cell>
          <table:table-cell table:style-name="ce1" office:value-type="float" office:value="0.000469675724481344" calcext:value-type="float">
            <text:p>4.70E-04</text:p>
          </table:table-cell>
          <table:table-cell table:style-name="ce1" office:value-type="float" office:value="0.000604858311387947" calcext:value-type="float">
            <text:p>6.05E-04</text:p>
          </table:table-cell>
          <table:table-cell table:style-name="ce1" office:value-type="float" office:value="-0.000213200281801173" calcext:value-type="float">
            <text:p>-2.13E-04</text:p>
          </table:table-cell>
          <table:table-cell table:number-columns-repeated="2"/>
          <table:table-cell table:style-name="ce1" table:formula="of:=(([.$C95]-[.D95])/[.$C95])^2" office:value-type="float" office:value="5.9298821935017" calcext:value-type="float">
            <text:p>5.93E+00</text:p>
          </table:table-cell>
          <table:table-cell table:style-name="ce1" table:formula="of:=(([.$C95]-[.E95])/[.$C95])^2" office:value-type="float" office:value="8.1122265587524" calcext:value-type="float">
            <text:p>8.11E+00</text:p>
          </table:table-cell>
          <table:table-cell table:style-name="ce1" table:formula="of:=(([.$C95]-[.F95])/[.$C95])^2" office:value-type="float" office:value="0.121485731559068" calcext:value-type="float">
            <text:p>1.21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style-name="ce1" office:value-type="float" office:value="0.000244113086824784" calcext:value-type="float">
            <text:p>2.44E-04</text:p>
          </table:table-cell>
          <table:table-cell table:style-name="ce1" office:value-type="float" office:value="-0.00097531755375458" calcext:value-type="float">
            <text:p>-9.75E-04</text:p>
          </table:table-cell>
          <table:table-cell table:style-name="ce1" office:value-type="float" office:value="0.0000987807450387315" calcext:value-type="float">
            <text:p>9.88E-05</text:p>
          </table:table-cell>
          <table:table-cell table:style-name="ce1" office:value-type="float" office:value="0.000136411740874855" calcext:value-type="float">
            <text:p>1.36E-04</text:p>
          </table:table-cell>
          <table:table-cell table:style-name="ce1"/>
          <table:table-cell table:number-columns-repeated="2"/>
          <table:table-cell table:style-name="ce1" table:formula="of:=(([.$C96]-[.D96])/[.$C96])^2" office:value-type="float" office:value="1.21281895542864" calcext:value-type="float">
            <text:p>1.21E+00</text:p>
          </table:table-cell>
          <table:table-cell table:style-name="ce1" table:formula="of:=(([.$C96]-[.E96])/[.$C96])^2" office:value-type="float" office:value="1.29928976678092" calcext:value-type="float">
            <text:p>1.30E+00</text:p>
          </table:table-cell>
          <table:table-cell table:style-name="ce1" table:formula="of:=(([.$C96]-[.F96])/[.$C96])^2" office:value-type="float" office:value="1" calcext:value-type="float">
            <text:p>1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table:style-name="ce1" office:value-type="float" office:value="-0.00000339506879433645" calcext:value-type="float">
            <text:p>-3.40E-06</text:p>
          </table:table-cell>
          <table:table-cell table:style-name="ce1" office:value-type="float" office:value="0.0000471123595950177" calcext:value-type="float">
            <text:p>4.71E-05</text:p>
          </table:table-cell>
          <table:table-cell table:style-name="ce1" office:value-type="float" office:value="0.00000991752649267659" calcext:value-type="float">
            <text:p>9.92E-06</text:p>
          </table:table-cell>
          <table:table-cell table:style-name="ce1" office:value-type="float" office:value="-0.0000255618341679519" calcext:value-type="float">
            <text:p>-2.56E-05</text:p>
          </table:table-cell>
          <table:table-cell table:style-name="ce1"/>
          <table:table-cell table:number-columns-repeated="2"/>
          <table:table-cell table:style-name="ce1" table:formula="of:=(([.$C97]-[.D97])/[.$C97])^2" office:value-type="float" office:value="0.62329768847798" calcext:value-type="float">
            <text:p>6.23E-01</text:p>
          </table:table-cell>
          <table:table-cell table:style-name="ce1" table:formula="of:=(([.$C97]-[.E97])/[.$C97])^2" office:value-type="float" office:value="2.3795275237351" calcext:value-type="float">
            <text:p>2.38E+00</text:p>
          </table:table-cell>
          <table:table-cell table:style-name="ce1" table:formula="of:=(([.$C97]-[.F97])/[.$C97])^2" office:value-type="float" office:value="1" calcext:value-type="float">
            <text:p>1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table:style-name="ce1" office:value-type="float" office:value="-0.0000169039359631428" calcext:value-type="float">
            <text:p>-1.69E-05</text:p>
          </table:table-cell>
          <table:table-cell table:style-name="ce1" office:value-type="float" office:value="0.0000735330355233983" calcext:value-type="float">
            <text:p>7.35E-05</text:p>
          </table:table-cell>
          <table:table-cell table:style-name="ce1" office:value-type="float" office:value="-0.00000938654371719082" calcext:value-type="float">
            <text:p>-9.39E-06</text:p>
          </table:table-cell>
          <table:table-cell table:style-name="ce1" office:value-type="float" office:value="-0.0000155217935697858" calcext:value-type="float">
            <text:p>-1.55E-05</text:p>
          </table:table-cell>
          <table:table-cell table:style-name="ce1"/>
          <table:table-cell table:number-columns-repeated="2"/>
          <table:table-cell table:style-name="ce1" table:formula="of:=(([.$C98]-[.D98])/[.$C98])^2" office:value-type="float" office:value="1.27159610916963" calcext:value-type="float">
            <text:p>1.27E+00</text:p>
          </table:table-cell>
          <table:table-cell table:style-name="ce1" table:formula="of:=(([.$C98]-[.E98])/[.$C98])^2" office:value-type="float" office:value="1.46672927414076" calcext:value-type="float">
            <text:p>1.47E+00</text:p>
          </table:table-cell>
          <table:table-cell table:style-name="ce1" table:formula="of:=(([.$C98]-[.F98])/[.$C98])^2" office:value-type="float" office:value="1" calcext:value-type="float">
            <text:p>1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table:style-name="ce1" office:value-type="float" office:value="0.00000141246523566879" calcext:value-type="float">
            <text:p>1.41E-06</text:p>
          </table:table-cell>
          <table:table-cell table:style-name="ce1" office:value-type="float" office:value="-0.00000438472427716882" calcext:value-type="float">
            <text:p>-4.38E-06</text:p>
          </table:table-cell>
          <table:table-cell table:style-name="ce1" office:value-type="float" office:value="-0.00000401686051989378" calcext:value-type="float">
            <text:p>-4.02E-06</text:p>
          </table:table-cell>
          <table:table-cell table:style-name="ce1" office:value-type="float" office:value="-0.00000015262904841754" calcext:value-type="float">
            <text:p>-1.53E-07</text:p>
          </table:table-cell>
          <table:table-cell table:style-name="ce1"/>
          <table:table-cell table:number-columns-repeated="2"/>
          <table:table-cell table:style-name="ce1" table:formula="of:=(([.$C99]-[.D99])/[.$C99])^2" office:value-type="float" office:value="0.00703865091381933" calcext:value-type="float">
            <text:p>7.04E-03</text:p>
          </table:table-cell>
          <table:table-cell table:style-name="ce1" table:formula="of:=(([.$C99]-[.E99])/[.$C99])^2" office:value-type="float" office:value="0.931593146520316" calcext:value-type="float">
            <text:p>9.32E-01</text:p>
          </table:table-cell>
          <table:table-cell table:style-name="ce1" table:formula="of:=(([.$C99]-[.F99])/[.$C99])^2" office:value-type="float" office:value="1" calcext:value-type="float">
            <text:p>1.00E+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table:style-name="ce1" office:value-type="float" office:value="0.000000862670483305848" calcext:value-type="float">
            <text:p>8.63E-07</text:p>
          </table:table-cell>
          <table:table-cell table:style-name="ce1" office:value-type="float" office:value="-0.0000046186063308405" calcext:value-type="float">
            <text:p>-4.62E-06</text:p>
          </table:table-cell>
          <table:table-cell table:style-name="ce1" office:value-type="float" office:value="0.000000432189444284931" calcext:value-type="float">
            <text:p>4.32E-07</text:p>
          </table:table-cell>
          <table:table-cell table:style-name="ce1" office:value-type="float" office:value="0.000000994177851326824" calcext:value-type="float">
            <text:p>9.94E-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6</text:p>
          </table:table-cell>
          <table:table-cell table:style-name="ce1" office:value-type="float" office:value="-0.000000155103967917242" calcext:value-type="float">
            <text:p>-1.55E-07</text:p>
          </table:table-cell>
          <table:table-cell table:style-name="ce1" office:value-type="float" office:value="0.000000321224955429112" calcext:value-type="float">
            <text:p>3.21E-07</text:p>
          </table:table-cell>
          <table:table-cell table:style-name="ce1" office:value-type="float" office:value="0.000000399188572009686" calcext:value-type="float">
            <text:p>3.99E-07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P17</text:p>
          </table:table-cell>
          <table:table-cell table:style-name="ce1"/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P18</text:p>
          </table:table-cell>
          <table:table-cell table:style-name="ce1"/>
          <table:table-cell table:number-columns-repeated="2"/>
          <table:table-cell table:style-name="ce1"/>
          <table:table-cell table:number-columns-repeated="9"/>
        </table:table-row>
        <table:table-row table:style-name="ro1" table:number-rows-repeated="54">
          <table:table-cell/>
          <table:table-cell table:style-name="ce1"/>
          <table:table-cell table:number-columns-repeated="12"/>
        </table:table-row>
        <table:table-row table:style-name="ro1" table:number-rows-repeated="10484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D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table:style-name="ce7"/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"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9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10" office:value-type="string" calcext:value-type="string">
            <text:p>Aw</text:p>
          </table:table-cell>
          <table:table-cell table:style-name="ce11" office:value-type="string" calcext:value-type="string">
            <text:p>Lt</text:p>
          </table:table-cell>
          <table:table-cell table:style-name="ce11" office:value-type="string" calcext:value-type="string">
            <text:p>alpha</text:p>
          </table:table-cell>
          <table:table-cell table:style-name="ce12" office:value-type="string" calcext:value-type="string">
            <text:p>q</text:p>
          </table:table-cell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9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Aw</text:p>
          </table:table-cell>
          <table:table-cell table:style-name="ce12" office:value-type="string" calcext:value-type="string">
            <text:p>Lt</text:p>
          </table:table-cell>
          <table:table-cell table:style-name="ce10" office:value-type="string" calcext:value-type="string">
            <text:p>alpha</text:p>
          </table:table-cell>
          <table:table-cell table:style-name="ce11" office:value-type="string" calcext:value-type="string">
            <text:p>q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352230205707287" calcext:value-type="float">
            <text:p>3.52E-02</text:p>
          </table:table-cell>
          <table:table-cell table:style-name="ce1" office:value-type="float" office:value="0.0168002522048253" calcext:value-type="float">
            <text:p>1.68E-02</text:p>
          </table:table-cell>
          <table:table-cell table:style-name="ce1" office:value-type="float" office:value="0.000343259718009095" calcext:value-type="float">
            <text:p>3.43E-04</text:p>
          </table:table-cell>
          <table:table-cell table:style-name="ce1" office:value-type="float" office:value="-0.000620930560009353" calcext:value-type="float">
            <text:p>-6.21E-04</text:p>
          </table:table-cell>
          <table:table-cell table:style-name="ce1" office:value-type="float" office:value="-0.0104298230905128" calcext:value-type="float">
            <text:p>-1.04E-02</text:p>
          </table:table-cell>
          <table:table-cell table:style-name="ce1" office:value-type="float" office:value="0.000333470995782893" calcext:value-type="float">
            <text:p>3.33E-04</text:p>
          </table:table-cell>
          <table:table-cell table:style-name="ce1" office:value-type="float" office:value="-0.00127468954029582" calcext:value-type="float">
            <text:p>-1.27E-03</text:p>
          </table:table-cell>
          <table:table-cell table:style-name="ce1" office:value-type="float" office:value="-0.000682379629825062" calcext:value-type="float">
            <text:p>-6.82E-04</text:p>
          </table:table-cell>
          <table:table-cell/>
          <table:table-cell table:style-name="ce1" table:formula="of:=ABS([.B4])" office:value-type="float" office:value="0.0352230205707287" calcext:value-type="float">
            <text:p>3.52E-02</text:p>
          </table:table-cell>
          <table:table-cell table:style-name="ce1" table:formula="of:=ABS([.C4])" office:value-type="float" office:value="0.0168002522048253" calcext:value-type="float">
            <text:p>1.68E-02</text:p>
          </table:table-cell>
          <table:table-cell table:style-name="ce1" table:formula="of:=ABS([.D4])" office:value-type="float" office:value="0.000343259718009095" calcext:value-type="float">
            <text:p>3.43E-04</text:p>
          </table:table-cell>
          <table:table-cell table:style-name="ce1" table:formula="of:=ABS([.E4])" office:value-type="float" office:value="0.000620930560009353" calcext:value-type="float">
            <text:p>6.21E-04</text:p>
          </table:table-cell>
          <table:table-cell table:style-name="ce1" table:formula="of:=ABS([.F4])" office:value-type="float" office:value="0.0104298230905128" calcext:value-type="float">
            <text:p>1.04E-02</text:p>
          </table:table-cell>
          <table:table-cell table:style-name="ce1" table:formula="of:=ABS([.G4])" office:value-type="float" office:value="0.000333470995782893" calcext:value-type="float">
            <text:p>3.33E-04</text:p>
          </table:table-cell>
          <table:table-cell table:style-name="ce1" table:formula="of:=ABS([.H4])" office:value-type="float" office:value="0.00127468954029582" calcext:value-type="float">
            <text:p>1.27E-03</text:p>
          </table:table-cell>
          <table:table-cell table:style-name="ce1" table:formula="of:=ABS([.I4])" office:value-type="float" office:value="0.000682379629825062" calcext:value-type="float">
            <text:p>6.82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194973057672919" calcext:value-type="float">
            <text:p>1.95E-02</text:p>
          </table:table-cell>
          <table:table-cell table:style-name="ce1" office:value-type="float" office:value="0.0172090534879406" calcext:value-type="float">
            <text:p>1.72E-02</text:p>
          </table:table-cell>
          <table:table-cell table:style-name="ce1" office:value-type="float" office:value="-0.000835140612666681" calcext:value-type="float">
            <text:p>-8.35E-04</text:p>
          </table:table-cell>
          <table:table-cell table:style-name="ce1" office:value-type="float" office:value="0.000469827487585484" calcext:value-type="float">
            <text:p>4.70E-04</text:p>
          </table:table-cell>
          <table:table-cell table:style-name="ce1" office:value-type="float" office:value="-0.000168249020264441" calcext:value-type="float">
            <text:p>-1.68E-04</text:p>
          </table:table-cell>
          <table:table-cell table:style-name="ce1" office:value-type="float" office:value="0.000448655449886041" calcext:value-type="float">
            <text:p>4.49E-04</text:p>
          </table:table-cell>
          <table:table-cell table:style-name="ce1" office:value-type="float" office:value="-0.000884509335593315" calcext:value-type="float">
            <text:p>-8.85E-04</text:p>
          </table:table-cell>
          <table:table-cell table:style-name="ce1" office:value-type="float" office:value="0.000482336442019682" calcext:value-type="float">
            <text:p>4.82E-04</text:p>
          </table:table-cell>
          <table:table-cell/>
          <table:table-cell table:style-name="ce1" table:formula="of:=ABS([.B5])" office:value-type="float" office:value="0.0194973057672919" calcext:value-type="float">
            <text:p>1.95E-02</text:p>
          </table:table-cell>
          <table:table-cell table:style-name="ce1" table:formula="of:=ABS([.C5])" office:value-type="float" office:value="0.0172090534879406" calcext:value-type="float">
            <text:p>1.72E-02</text:p>
          </table:table-cell>
          <table:table-cell table:style-name="ce1" table:formula="of:=ABS([.D5])" office:value-type="float" office:value="0.000835140612666681" calcext:value-type="float">
            <text:p>8.35E-04</text:p>
          </table:table-cell>
          <table:table-cell table:style-name="ce1" table:formula="of:=ABS([.E5])" office:value-type="float" office:value="0.000469827487585484" calcext:value-type="float">
            <text:p>4.70E-04</text:p>
          </table:table-cell>
          <table:table-cell table:style-name="ce1" table:formula="of:=ABS([.F5])" office:value-type="float" office:value="0.000168249020264441" calcext:value-type="float">
            <text:p>1.68E-04</text:p>
          </table:table-cell>
          <table:table-cell table:style-name="ce1" table:formula="of:=ABS([.G5])" office:value-type="float" office:value="0.000448655449886041" calcext:value-type="float">
            <text:p>4.49E-04</text:p>
          </table:table-cell>
          <table:table-cell table:style-name="ce1" table:formula="of:=ABS([.H5])" office:value-type="float" office:value="0.000884509335593315" calcext:value-type="float">
            <text:p>8.85E-04</text:p>
          </table:table-cell>
          <table:table-cell table:style-name="ce1" table:formula="of:=ABS([.I5])" office:value-type="float" office:value="0.000482336442019682" calcext:value-type="float">
            <text:p>4.82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341643565276526" calcext:value-type="float">
            <text:p>3.42E-02</text:p>
          </table:table-cell>
          <table:table-cell table:style-name="ce1" office:value-type="float" office:value="0.0168705898112394" calcext:value-type="float">
            <text:p>1.69E-02</text:p>
          </table:table-cell>
          <table:table-cell table:style-name="ce1" office:value-type="float" office:value="0.000493273400201933" calcext:value-type="float">
            <text:p>4.93E-04</text:p>
          </table:table-cell>
          <table:table-cell table:style-name="ce1" office:value-type="float" office:value="0.000500122936062672" calcext:value-type="float">
            <text:p>5.00E-04</text:p>
          </table:table-cell>
          <table:table-cell table:style-name="ce1" office:value-type="float" office:value="-0.000433441318013416" calcext:value-type="float">
            <text:p>-4.33E-04</text:p>
          </table:table-cell>
          <table:table-cell table:style-name="ce1" office:value-type="float" office:value="-0.000904223361583052" calcext:value-type="float">
            <text:p>-9.04E-04</text:p>
          </table:table-cell>
          <table:table-cell table:style-name="ce1" office:value-type="float" office:value="0.000442362387872679" calcext:value-type="float">
            <text:p>4.42E-04</text:p>
          </table:table-cell>
          <table:table-cell table:style-name="ce1" office:value-type="float" office:value="-0.015274671278595" calcext:value-type="float">
            <text:p>-1.53E-02</text:p>
          </table:table-cell>
          <table:table-cell/>
          <table:table-cell table:style-name="ce1" table:formula="of:=ABS([.B6])" office:value-type="float" office:value="0.0341643565276526" calcext:value-type="float">
            <text:p>3.42E-02</text:p>
          </table:table-cell>
          <table:table-cell table:style-name="ce1" table:formula="of:=ABS([.C6])" office:value-type="float" office:value="0.0168705898112394" calcext:value-type="float">
            <text:p>1.69E-02</text:p>
          </table:table-cell>
          <table:table-cell table:style-name="ce1" table:formula="of:=ABS([.D6])" office:value-type="float" office:value="0.000493273400201933" calcext:value-type="float">
            <text:p>4.93E-04</text:p>
          </table:table-cell>
          <table:table-cell table:style-name="ce1" table:formula="of:=ABS([.E6])" office:value-type="float" office:value="0.000500122936062672" calcext:value-type="float">
            <text:p>5.00E-04</text:p>
          </table:table-cell>
          <table:table-cell table:style-name="ce1" table:formula="of:=ABS([.F6])" office:value-type="float" office:value="0.000433441318013416" calcext:value-type="float">
            <text:p>4.33E-04</text:p>
          </table:table-cell>
          <table:table-cell table:style-name="ce1" table:formula="of:=ABS([.G6])" office:value-type="float" office:value="0.000904223361583052" calcext:value-type="float">
            <text:p>9.04E-04</text:p>
          </table:table-cell>
          <table:table-cell table:style-name="ce1" table:formula="of:=ABS([.H6])" office:value-type="float" office:value="0.000442362387872679" calcext:value-type="float">
            <text:p>4.42E-04</text:p>
          </table:table-cell>
          <table:table-cell table:style-name="ce1" table:formula="of:=ABS([.I6])" office:value-type="float" office:value="0.015274671278595" calcext:value-type="float">
            <text:p>1.53E-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358635135990522" calcext:value-type="float">
            <text:p>3.59E-02</text:p>
          </table:table-cell>
          <table:table-cell table:style-name="ce1" office:value-type="float" office:value="0.015160334578759" calcext:value-type="float">
            <text:p>1.52E-02</text:p>
          </table:table-cell>
          <table:table-cell table:style-name="ce1" office:value-type="float" office:value="0.000576623878966083" calcext:value-type="float">
            <text:p>5.77E-04</text:p>
          </table:table-cell>
          <table:table-cell table:style-name="ce1" office:value-type="float" office:value="0.000583475703659097" calcext:value-type="float">
            <text:p>5.83E-04</text:p>
          </table:table-cell>
          <table:table-cell table:style-name="ce1" office:value-type="float" office:value="-0.0186527866476776" calcext:value-type="float">
            <text:p>-1.87E-02</text:p>
          </table:table-cell>
          <table:table-cell table:style-name="ce1" office:value-type="float" office:value="0.000564279848989833" calcext:value-type="float">
            <text:p>5.64E-04</text:p>
          </table:table-cell>
          <table:table-cell table:style-name="ce1" office:value-type="float" office:value="-0.00257293292953254" calcext:value-type="float">
            <text:p>-2.57E-03</text:p>
          </table:table-cell>
          <table:table-cell table:style-name="ce1" office:value-type="float" office:value="0.00061828062643722" calcext:value-type="float">
            <text:p>6.18E-04</text:p>
          </table:table-cell>
          <table:table-cell/>
          <table:table-cell table:style-name="ce1" table:formula="of:=ABS([.B7])" office:value-type="float" office:value="0.0358635135990522" calcext:value-type="float">
            <text:p>3.59E-02</text:p>
          </table:table-cell>
          <table:table-cell table:style-name="ce1" table:formula="of:=ABS([.C7])" office:value-type="float" office:value="0.015160334578759" calcext:value-type="float">
            <text:p>1.52E-02</text:p>
          </table:table-cell>
          <table:table-cell table:style-name="ce1" table:formula="of:=ABS([.D7])" office:value-type="float" office:value="0.000576623878966083" calcext:value-type="float">
            <text:p>5.77E-04</text:p>
          </table:table-cell>
          <table:table-cell table:style-name="ce1" table:formula="of:=ABS([.E7])" office:value-type="float" office:value="0.000583475703659097" calcext:value-type="float">
            <text:p>5.83E-04</text:p>
          </table:table-cell>
          <table:table-cell table:style-name="ce1" table:formula="of:=ABS([.F7])" office:value-type="float" office:value="0.0186527866476776" calcext:value-type="float">
            <text:p>1.87E-02</text:p>
          </table:table-cell>
          <table:table-cell table:style-name="ce1" table:formula="of:=ABS([.G7])" office:value-type="float" office:value="0.000564279848989833" calcext:value-type="float">
            <text:p>5.64E-04</text:p>
          </table:table-cell>
          <table:table-cell table:style-name="ce1" table:formula="of:=ABS([.H7])" office:value-type="float" office:value="0.00257293292953254" calcext:value-type="float">
            <text:p>2.57E-03</text:p>
          </table:table-cell>
          <table:table-cell table:style-name="ce1" table:formula="of:=ABS([.I7])" office:value-type="float" office:value="0.00061828062643722" calcext:value-type="float">
            <text:p>6.18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36086" calcext:value-type="float">
            <text:p>3.61E-02</text:p>
          </table:table-cell>
          <table:table-cell table:style-name="ce1" office:value-type="float" office:value="0.015051" calcext:value-type="float">
            <text:p>1.51E-02</text:p>
          </table:table-cell>
          <table:table-cell table:style-name="ce1" office:value-type="float" office:value="-0.0012491" calcext:value-type="float">
            <text:p>-1.25E-03</text:p>
          </table:table-cell>
          <table:table-cell table:style-name="ce1" office:value-type="float" office:value="-0.0030199" calcext:value-type="float">
            <text:p>-3.02E-03</text:p>
          </table:table-cell>
          <table:table-cell table:style-name="ce1" office:value-type="float" office:value="0.00013898" calcext:value-type="float">
            <text:p>1.39E-04</text:p>
          </table:table-cell>
          <table:table-cell table:style-name="ce1" office:value-type="float" office:value="0.00073488" calcext:value-type="float">
            <text:p>7.35E-04</text:p>
          </table:table-cell>
          <table:table-cell table:style-name="ce1" office:value-type="float" office:value="0.00093287" calcext:value-type="float">
            <text:p>9.33E-04</text:p>
          </table:table-cell>
          <table:table-cell table:style-name="ce1" office:value-type="float" office:value="0.00063871" calcext:value-type="float">
            <text:p>6.39E-04</text:p>
          </table:table-cell>
          <table:table-cell/>
          <table:table-cell table:style-name="ce1" table:formula="of:=ABS([.B8])" office:value-type="float" office:value="0.036086" calcext:value-type="float">
            <text:p>3.61E-02</text:p>
          </table:table-cell>
          <table:table-cell table:style-name="ce1" table:formula="of:=ABS([.C8])" office:value-type="float" office:value="0.015051" calcext:value-type="float">
            <text:p>1.51E-02</text:p>
          </table:table-cell>
          <table:table-cell table:style-name="ce1" table:formula="of:=ABS([.D8])" office:value-type="float" office:value="0.0012491" calcext:value-type="float">
            <text:p>1.25E-03</text:p>
          </table:table-cell>
          <table:table-cell table:style-name="ce1" table:formula="of:=ABS([.E8])" office:value-type="float" office:value="0.0030199" calcext:value-type="float">
            <text:p>3.02E-03</text:p>
          </table:table-cell>
          <table:table-cell table:style-name="ce1" table:formula="of:=ABS([.F8])" office:value-type="float" office:value="0.00013898" calcext:value-type="float">
            <text:p>1.39E-04</text:p>
          </table:table-cell>
          <table:table-cell table:style-name="ce1" table:formula="of:=ABS([.G8])" office:value-type="float" office:value="0.00073488" calcext:value-type="float">
            <text:p>7.35E-04</text:p>
          </table:table-cell>
          <table:table-cell table:style-name="ce1" table:formula="of:=ABS([.H8])" office:value-type="float" office:value="0.00093287" calcext:value-type="float">
            <text:p>9.33E-04</text:p>
          </table:table-cell>
          <table:table-cell table:style-name="ce1" table:formula="of:=ABS([.I8])" office:value-type="float" office:value="0.00063871" calcext:value-type="float">
            <text:p>6.39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33048" calcext:value-type="float">
            <text:p>3.30E-02</text:p>
          </table:table-cell>
          <table:table-cell table:style-name="ce1" office:value-type="float" office:value="0.018264" calcext:value-type="float">
            <text:p>1.83E-02</text:p>
          </table:table-cell>
          <table:table-cell table:style-name="ce1" office:value-type="float" office:value="0.0013935" calcext:value-type="float">
            <text:p>1.39E-03</text:p>
          </table:table-cell>
          <table:table-cell table:style-name="ce1" office:value-type="float" office:value="-0.0024838" calcext:value-type="float">
            <text:p>-2.48E-03</text:p>
          </table:table-cell>
          <table:table-cell table:style-name="ce1" office:value-type="float" office:value="0.00039148" calcext:value-type="float">
            <text:p>3.91E-04</text:p>
          </table:table-cell>
          <table:table-cell table:style-name="ce1" office:value-type="float" office:value="-0.0025047" calcext:value-type="float">
            <text:p>-2.50E-03</text:p>
          </table:table-cell>
          <table:table-cell table:style-name="ce1" office:value-type="float" office:value="-0.0013421" calcext:value-type="float">
            <text:p>-1.34E-03</text:p>
          </table:table-cell>
          <table:table-cell table:style-name="ce1" office:value-type="float" office:value="0.0013388" calcext:value-type="float">
            <text:p>1.34E-03</text:p>
          </table:table-cell>
          <table:table-cell/>
          <table:table-cell table:style-name="ce1" table:formula="of:=ABS([.B9])" office:value-type="float" office:value="0.033048" calcext:value-type="float">
            <text:p>3.30E-02</text:p>
          </table:table-cell>
          <table:table-cell table:style-name="ce1" table:formula="of:=ABS([.C9])" office:value-type="float" office:value="0.018264" calcext:value-type="float">
            <text:p>1.83E-02</text:p>
          </table:table-cell>
          <table:table-cell table:style-name="ce1" table:formula="of:=ABS([.D9])" office:value-type="float" office:value="0.0013935" calcext:value-type="float">
            <text:p>1.39E-03</text:p>
          </table:table-cell>
          <table:table-cell table:style-name="ce1" table:formula="of:=ABS([.E9])" office:value-type="float" office:value="0.0024838" calcext:value-type="float">
            <text:p>2.48E-03</text:p>
          </table:table-cell>
          <table:table-cell table:style-name="ce1" table:formula="of:=ABS([.F9])" office:value-type="float" office:value="0.00039148" calcext:value-type="float">
            <text:p>3.91E-04</text:p>
          </table:table-cell>
          <table:table-cell table:style-name="ce1" table:formula="of:=ABS([.G9])" office:value-type="float" office:value="0.0025047" calcext:value-type="float">
            <text:p>2.50E-03</text:p>
          </table:table-cell>
          <table:table-cell table:style-name="ce1" table:formula="of:=ABS([.H9])" office:value-type="float" office:value="0.0013421" calcext:value-type="float">
            <text:p>1.34E-03</text:p>
          </table:table-cell>
          <table:table-cell table:style-name="ce1" table:formula="of:=ABS([.I9])" office:value-type="float" office:value="0.0013388" calcext:value-type="float">
            <text:p>1.34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42886" calcext:value-type="float">
            <text:p>4.29E-02</text:p>
          </table:table-cell>
          <table:table-cell table:style-name="ce1" office:value-type="float" office:value="0.024132" calcext:value-type="float">
            <text:p>2.41E-02</text:p>
          </table:table-cell>
          <table:table-cell table:style-name="ce1" office:value-type="float" office:value="0.0069946" calcext:value-type="float">
            <text:p>6.99E-03</text:p>
          </table:table-cell>
          <table:table-cell table:style-name="ce1" office:value-type="float" office:value="-0.0066903" calcext:value-type="float">
            <text:p>-6.69E-03</text:p>
          </table:table-cell>
          <table:table-cell table:style-name="ce1" office:value-type="float" office:value="0.0059549" calcext:value-type="float">
            <text:p>5.95E-03</text:p>
          </table:table-cell>
          <table:table-cell table:style-name="ce1" office:value-type="float" office:value="0.0088769" calcext:value-type="float">
            <text:p>8.88E-03</text:p>
          </table:table-cell>
          <table:table-cell table:style-name="ce1" office:value-type="float" office:value="0.012476" calcext:value-type="float">
            <text:p>1.25E-02</text:p>
          </table:table-cell>
          <table:table-cell table:style-name="ce1" office:value-type="float" office:value="0.0074871" calcext:value-type="float">
            <text:p>7.49E-03</text:p>
          </table:table-cell>
          <table:table-cell/>
          <table:table-cell table:style-name="ce1" table:formula="of:=ABS([.B10])" office:value-type="float" office:value="0.042886" calcext:value-type="float">
            <text:p>4.29E-02</text:p>
          </table:table-cell>
          <table:table-cell table:style-name="ce1" table:formula="of:=ABS([.C10])" office:value-type="float" office:value="0.024132" calcext:value-type="float">
            <text:p>2.41E-02</text:p>
          </table:table-cell>
          <table:table-cell table:style-name="ce1" table:formula="of:=ABS([.D10])" office:value-type="float" office:value="0.0069946" calcext:value-type="float">
            <text:p>6.99E-03</text:p>
          </table:table-cell>
          <table:table-cell table:style-name="ce1" table:formula="of:=ABS([.E10])" office:value-type="float" office:value="0.0066903" calcext:value-type="float">
            <text:p>6.69E-03</text:p>
          </table:table-cell>
          <table:table-cell table:style-name="ce1" table:formula="of:=ABS([.F10])" office:value-type="float" office:value="0.0059549" calcext:value-type="float">
            <text:p>5.95E-03</text:p>
          </table:table-cell>
          <table:table-cell table:style-name="ce1" table:formula="of:=ABS([.G10])" office:value-type="float" office:value="0.0088769" calcext:value-type="float">
            <text:p>8.88E-03</text:p>
          </table:table-cell>
          <table:table-cell table:style-name="ce1" table:formula="of:=ABS([.H10])" office:value-type="float" office:value="0.012476" calcext:value-type="float">
            <text:p>1.25E-02</text:p>
          </table:table-cell>
          <table:table-cell table:style-name="ce1" table:formula="of:=ABS([.I10])" office:value-type="float" office:value="0.0074871" calcext:value-type="float">
            <text:p>7.49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49917" calcext:value-type="float">
            <text:p>4.99E-02</text:p>
          </table:table-cell>
          <table:table-cell table:style-name="ce1" office:value-type="float" office:value="0.031171" calcext:value-type="float">
            <text:p>3.12E-02</text:p>
          </table:table-cell>
          <table:table-cell table:style-name="ce1" office:value-type="float" office:value="-0.024845" calcext:value-type="float">
            <text:p>-2.48E-02</text:p>
          </table:table-cell>
          <table:table-cell table:style-name="ce1" office:value-type="float" office:value="0.014003" calcext:value-type="float">
            <text:p>1.40E-02</text:p>
          </table:table-cell>
          <table:table-cell table:style-name="ce1" office:value-type="float" office:value="0.012951" calcext:value-type="float">
            <text:p>1.30E-02</text:p>
          </table:table-cell>
          <table:table-cell table:style-name="ce1" office:value-type="float" office:value="0.013978" calcext:value-type="float">
            <text:p>1.40E-02</text:p>
          </table:table-cell>
          <table:table-cell table:style-name="ce1" office:value-type="float" office:value="0.013945" calcext:value-type="float">
            <text:p>1.39E-02</text:p>
          </table:table-cell>
          <table:table-cell table:style-name="ce1" office:value-type="float" office:value="0.013941" calcext:value-type="float">
            <text:p>1.39E-02</text:p>
          </table:table-cell>
          <table:table-cell/>
          <table:table-cell table:style-name="ce1" table:formula="of:=ABS([.B11])" office:value-type="float" office:value="0.049917" calcext:value-type="float">
            <text:p>4.99E-02</text:p>
          </table:table-cell>
          <table:table-cell table:style-name="ce1" table:formula="of:=ABS([.C11])" office:value-type="float" office:value="0.031171" calcext:value-type="float">
            <text:p>3.12E-02</text:p>
          </table:table-cell>
          <table:table-cell table:style-name="ce1" table:formula="of:=ABS([.D11])" office:value-type="float" office:value="0.024845" calcext:value-type="float">
            <text:p>2.48E-02</text:p>
          </table:table-cell>
          <table:table-cell table:style-name="ce1" table:formula="of:=ABS([.E11])" office:value-type="float" office:value="0.014003" calcext:value-type="float">
            <text:p>1.40E-02</text:p>
          </table:table-cell>
          <table:table-cell table:style-name="ce1" table:formula="of:=ABS([.F11])" office:value-type="float" office:value="0.012951" calcext:value-type="float">
            <text:p>1.30E-02</text:p>
          </table:table-cell>
          <table:table-cell table:style-name="ce1" table:formula="of:=ABS([.G11])" office:value-type="float" office:value="0.013978" calcext:value-type="float">
            <text:p>1.40E-02</text:p>
          </table:table-cell>
          <table:table-cell table:style-name="ce1" table:formula="of:=ABS([.H11])" office:value-type="float" office:value="0.013945" calcext:value-type="float">
            <text:p>1.39E-02</text:p>
          </table:table-cell>
          <table:table-cell table:style-name="ce1" table:formula="of:=ABS([.I11])" office:value-type="float" office:value="0.013941" calcext:value-type="float">
            <text:p>1.39E-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4:.B11])" office:value-type="float" office:value="0.0358356495580907" calcext:value-type="float">
            <text:p>3.58E-02</text:p>
          </table:table-cell>
          <table:table-cell table:style-name="ce1" table:formula="of:=AVERAGE([.C4:.C11])" office:value-type="float" office:value="0.0193322787603455" calcext:value-type="float">
            <text:p>1.93E-02</text:p>
          </table:table-cell>
          <table:table-cell table:style-name="ce1" table:formula="of:=AVERAGE([.D4:.D11])" office:value-type="float" office:value="-0.0021409979519362" calcext:value-type="float">
            <text:p>-2.14E-03</text:p>
          </table:table-cell>
          <table:table-cell table:style-name="ce1" table:formula="of:=AVERAGE([.E4:.E11])" office:value-type="float" office:value="0.000342686945912238" calcext:value-type="float">
            <text:p>3.43E-04</text:p>
          </table:table-cell>
          <table:table-cell table:style-name="ce1" table:formula="of:=AVERAGE([.F4:.F11])" office:value-type="float" office:value="-0.00128099250955853" calcext:value-type="float">
            <text:p>-1.28E-03</text:p>
          </table:table-cell>
          <table:table-cell table:style-name="ce1" table:formula="of:=AVERAGE([.G4:.G11])" office:value-type="float" office:value="0.00269090786663446" calcext:value-type="float">
            <text:p>2.69E-03</text:p>
          </table:table-cell>
          <table:table-cell table:style-name="ce1" table:formula="of:=AVERAGE([.H4:.H11])" office:value-type="float" office:value="0.00271525007280638" calcext:value-type="float">
            <text:p>2.72E-03</text:p>
          </table:table-cell>
          <table:table-cell table:style-name="ce1" table:formula="of:=AVERAGE([.I4:.I11])" office:value-type="float" office:value="0.0010686470200046" calcext:value-type="float">
            <text:p>1.07E-03</text:p>
          </table:table-cell>
          <table:table-cell table:style-name="ce1"/>
          <table:table-cell table:style-name="ce1" table:formula="of:=AVERAGE([.K4:.K11])" office:value-type="float" office:value="0.0358356495580907" calcext:value-type="float">
            <text:p>3.58E-02</text:p>
          </table:table-cell>
          <table:table-cell table:style-name="ce1" table:formula="of:=AVERAGE([.L4:.L11])" office:value-type="float" office:value="0.0193322787603455" calcext:value-type="float">
            <text:p>1.93E-02</text:p>
          </table:table-cell>
          <table:table-cell table:style-name="ce1" table:formula="of:=AVERAGE([.M4:.M11])" office:value-type="float" office:value="0.00459131220123047" calcext:value-type="float">
            <text:p>4.59E-03</text:p>
          </table:table-cell>
          <table:table-cell table:style-name="ce1" table:formula="of:=AVERAGE([.N4:.N11])" office:value-type="float" office:value="0.00354641958591458" calcext:value-type="float">
            <text:p>3.55E-03</text:p>
          </table:table-cell>
          <table:table-cell table:style-name="ce1" table:formula="of:=AVERAGE([.O4:.O11])" office:value-type="float" office:value="0.00614008250955853" calcext:value-type="float">
            <text:p>6.14E-03</text:p>
          </table:table-cell>
          <table:table-cell table:style-name="ce1" table:formula="of:=AVERAGE([.P4:.P11])" office:value-type="float" office:value="0.00354313870703023" calcext:value-type="float">
            <text:p>3.54E-03</text:p>
          </table:table-cell>
          <table:table-cell table:style-name="ce1" table:formula="of:=AVERAGE([.Q4:.Q11])" office:value-type="float" office:value="0.00423380802416179" calcext:value-type="float">
            <text:p>4.23E-03</text:p>
          </table:table-cell>
          <table:table-cell table:style-name="ce1" table:formula="of:=AVERAGE([.R4:.R11])" office:value-type="float" office:value="0.00505790974710962" calcext:value-type="float">
            <text:p>5.06E-03</text:p>
          </table:table-cell>
        </table:table-row>
        <table:table-row table:style-name="ro1" table:number-rows-repeated="2">
          <table:table-cell/>
          <table:table-cell table:style-name="ce1" table:number-columns-repeated="17"/>
        </table:table-row>
        <table:table-row table:style-name="ro3">
          <table:table-cell/>
          <table:table-cell table:style-name="ce1" table:number-columns-repeated="17"/>
        </table:table-row>
        <table:table-row table:style-name="ro2">
          <table:table-cell table:number-columns-repeated="18"/>
        </table:table-row>
        <table:table-row table:style-name="ro1"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10" office:value-type="string" calcext:value-type="string">
            <text:p>Aw</text:p>
          </table:table-cell>
          <table:table-cell table:style-name="ce10" office:value-type="string" calcext:value-type="string">
            <text:p>Lt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q</text:p>
          </table:table-cell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st</text:p>
          </table:table-cell>
          <table:table-cell table:style-name="ce9" office:value-type="string" calcext:value-type="string">
            <text:p>f</text:p>
          </table:table-cell>
          <table:table-cell table:style-name="ce12" office:value-type="string" calcext:value-type="string">
            <text:p>Aw</text:p>
          </table:table-cell>
          <table:table-cell table:style-name="ce10" office:value-type="string" calcext:value-type="string">
            <text:p>Lt</text:p>
          </table:table-cell>
          <table:table-cell table:style-name="ce11" office:value-type="string" calcext:value-type="string">
            <text:p>alpha</text:p>
          </table:table-cell>
          <table:table-cell table:style-name="ce12" office:value-type="string" calcext:value-type="string">
            <text:p>q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36086" calcext:value-type="float">
            <text:p>3.61E-02</text:p>
          </table:table-cell>
          <table:table-cell table:style-name="ce1" office:value-type="float" office:value="0.015051" calcext:value-type="float">
            <text:p>1.51E-02</text:p>
          </table:table-cell>
          <table:table-cell table:style-name="ce1" office:value-type="float" office:value="-0.0012491" calcext:value-type="float">
            <text:p>-1.25E-03</text:p>
          </table:table-cell>
          <table:table-cell table:style-name="ce1" office:value-type="float" office:value="-0.0030199" calcext:value-type="float">
            <text:p>-3.02E-03</text:p>
          </table:table-cell>
          <table:table-cell table:style-name="ce1" office:value-type="float" office:value="0.00013898" calcext:value-type="float">
            <text:p>1.39E-04</text:p>
          </table:table-cell>
          <table:table-cell table:style-name="ce1" office:value-type="float" office:value="0.00073488" calcext:value-type="float">
            <text:p>7.35E-04</text:p>
          </table:table-cell>
          <table:table-cell table:style-name="ce1" office:value-type="float" office:value="0.00093287" calcext:value-type="float">
            <text:p>9.33E-04</text:p>
          </table:table-cell>
          <table:table-cell table:style-name="ce1" office:value-type="float" office:value="0.00063871" calcext:value-type="float">
            <text:p>6.39E-04</text:p>
          </table:table-cell>
          <table:table-cell/>
          <table:table-cell table:style-name="ce1" table:formula="of:=ABS([.B19])" office:value-type="float" office:value="0.036086" calcext:value-type="float">
            <text:p>3.61E-02</text:p>
          </table:table-cell>
          <table:table-cell table:style-name="ce1" table:formula="of:=ABS([.C19])" office:value-type="float" office:value="0.015051" calcext:value-type="float">
            <text:p>1.51E-02</text:p>
          </table:table-cell>
          <table:table-cell table:style-name="ce1" table:formula="of:=ABS([.D19])" office:value-type="float" office:value="0.0012491" calcext:value-type="float">
            <text:p>1.25E-03</text:p>
          </table:table-cell>
          <table:table-cell table:style-name="ce1" table:formula="of:=ABS([.E19])" office:value-type="float" office:value="0.0030199" calcext:value-type="float">
            <text:p>3.02E-03</text:p>
          </table:table-cell>
          <table:table-cell table:style-name="ce1" table:formula="of:=ABS([.F19])" office:value-type="float" office:value="0.00013898" calcext:value-type="float">
            <text:p>1.39E-04</text:p>
          </table:table-cell>
          <table:table-cell table:style-name="ce1" table:formula="of:=ABS([.G19])" office:value-type="float" office:value="0.00073488" calcext:value-type="float">
            <text:p>7.35E-04</text:p>
          </table:table-cell>
          <table:table-cell table:style-name="ce1" table:formula="of:=ABS([.H19])" office:value-type="float" office:value="0.00093287" calcext:value-type="float">
            <text:p>9.33E-04</text:p>
          </table:table-cell>
          <table:table-cell table:style-name="ce1" table:formula="of:=ABS([.I19])" office:value-type="float" office:value="0.00063871" calcext:value-type="float">
            <text:p>6.39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33048" calcext:value-type="float">
            <text:p>3.30E-02</text:p>
          </table:table-cell>
          <table:table-cell table:style-name="ce1" office:value-type="float" office:value="0.018264" calcext:value-type="float">
            <text:p>1.83E-02</text:p>
          </table:table-cell>
          <table:table-cell table:style-name="ce1" office:value-type="float" office:value="0.0013935" calcext:value-type="float">
            <text:p>1.39E-03</text:p>
          </table:table-cell>
          <table:table-cell table:style-name="ce1" office:value-type="float" office:value="-0.0024838" calcext:value-type="float">
            <text:p>-2.48E-03</text:p>
          </table:table-cell>
          <table:table-cell table:style-name="ce1" office:value-type="float" office:value="0.00039148" calcext:value-type="float">
            <text:p>3.91E-04</text:p>
          </table:table-cell>
          <table:table-cell table:style-name="ce1" office:value-type="float" office:value="-0.0025047" calcext:value-type="float">
            <text:p>-2.50E-03</text:p>
          </table:table-cell>
          <table:table-cell table:style-name="ce1" office:value-type="float" office:value="-0.0013421" calcext:value-type="float">
            <text:p>-1.34E-03</text:p>
          </table:table-cell>
          <table:table-cell table:style-name="ce1" office:value-type="float" office:value="0.0013388" calcext:value-type="float">
            <text:p>1.34E-03</text:p>
          </table:table-cell>
          <table:table-cell/>
          <table:table-cell table:style-name="ce1" table:formula="of:=ABS([.B20])" office:value-type="float" office:value="0.033048" calcext:value-type="float">
            <text:p>3.30E-02</text:p>
          </table:table-cell>
          <table:table-cell table:style-name="ce1" table:formula="of:=ABS([.C20])" office:value-type="float" office:value="0.018264" calcext:value-type="float">
            <text:p>1.83E-02</text:p>
          </table:table-cell>
          <table:table-cell table:style-name="ce1" table:formula="of:=ABS([.D20])" office:value-type="float" office:value="0.0013935" calcext:value-type="float">
            <text:p>1.39E-03</text:p>
          </table:table-cell>
          <table:table-cell table:style-name="ce1" table:formula="of:=ABS([.E20])" office:value-type="float" office:value="0.0024838" calcext:value-type="float">
            <text:p>2.48E-03</text:p>
          </table:table-cell>
          <table:table-cell table:style-name="ce1" table:formula="of:=ABS([.F20])" office:value-type="float" office:value="0.00039148" calcext:value-type="float">
            <text:p>3.91E-04</text:p>
          </table:table-cell>
          <table:table-cell table:style-name="ce1" table:formula="of:=ABS([.G20])" office:value-type="float" office:value="0.0025047" calcext:value-type="float">
            <text:p>2.50E-03</text:p>
          </table:table-cell>
          <table:table-cell table:style-name="ce1" table:formula="of:=ABS([.H20])" office:value-type="float" office:value="0.0013421" calcext:value-type="float">
            <text:p>1.34E-03</text:p>
          </table:table-cell>
          <table:table-cell table:style-name="ce1" table:formula="of:=ABS([.I20])" office:value-type="float" office:value="0.0013388" calcext:value-type="float">
            <text:p>1.34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42886" calcext:value-type="float">
            <text:p>4.29E-02</text:p>
          </table:table-cell>
          <table:table-cell table:style-name="ce1" office:value-type="float" office:value="0.024132" calcext:value-type="float">
            <text:p>2.41E-02</text:p>
          </table:table-cell>
          <table:table-cell table:style-name="ce1" office:value-type="float" office:value="0.0069946" calcext:value-type="float">
            <text:p>6.99E-03</text:p>
          </table:table-cell>
          <table:table-cell table:style-name="ce1" office:value-type="float" office:value="-0.0066903" calcext:value-type="float">
            <text:p>-6.69E-03</text:p>
          </table:table-cell>
          <table:table-cell table:style-name="ce1" office:value-type="float" office:value="0.0059549" calcext:value-type="float">
            <text:p>5.95E-03</text:p>
          </table:table-cell>
          <table:table-cell table:style-name="ce1" office:value-type="float" office:value="0.0088769" calcext:value-type="float">
            <text:p>8.88E-03</text:p>
          </table:table-cell>
          <table:table-cell table:style-name="ce1" office:value-type="float" office:value="0.012476" calcext:value-type="float">
            <text:p>1.25E-02</text:p>
          </table:table-cell>
          <table:table-cell table:style-name="ce1" office:value-type="float" office:value="0.0074871" calcext:value-type="float">
            <text:p>7.49E-03</text:p>
          </table:table-cell>
          <table:table-cell/>
          <table:table-cell table:style-name="ce1" table:formula="of:=ABS([.B21])" office:value-type="float" office:value="0.042886" calcext:value-type="float">
            <text:p>4.29E-02</text:p>
          </table:table-cell>
          <table:table-cell table:style-name="ce1" table:formula="of:=ABS([.C21])" office:value-type="float" office:value="0.024132" calcext:value-type="float">
            <text:p>2.41E-02</text:p>
          </table:table-cell>
          <table:table-cell table:style-name="ce1" table:formula="of:=ABS([.D21])" office:value-type="float" office:value="0.0069946" calcext:value-type="float">
            <text:p>6.99E-03</text:p>
          </table:table-cell>
          <table:table-cell table:style-name="ce1" table:formula="of:=ABS([.E21])" office:value-type="float" office:value="0.0066903" calcext:value-type="float">
            <text:p>6.69E-03</text:p>
          </table:table-cell>
          <table:table-cell table:style-name="ce1" table:formula="of:=ABS([.F21])" office:value-type="float" office:value="0.0059549" calcext:value-type="float">
            <text:p>5.95E-03</text:p>
          </table:table-cell>
          <table:table-cell table:style-name="ce1" table:formula="of:=ABS([.G21])" office:value-type="float" office:value="0.0088769" calcext:value-type="float">
            <text:p>8.88E-03</text:p>
          </table:table-cell>
          <table:table-cell table:style-name="ce1" table:formula="of:=ABS([.H21])" office:value-type="float" office:value="0.012476" calcext:value-type="float">
            <text:p>1.25E-02</text:p>
          </table:table-cell>
          <table:table-cell table:style-name="ce1" table:formula="of:=ABS([.I21])" office:value-type="float" office:value="0.0074871" calcext:value-type="float">
            <text:p>7.49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49917" calcext:value-type="float">
            <text:p>4.99E-02</text:p>
          </table:table-cell>
          <table:table-cell table:style-name="ce1" office:value-type="float" office:value="0.031171" calcext:value-type="float">
            <text:p>3.12E-02</text:p>
          </table:table-cell>
          <table:table-cell table:style-name="ce1" office:value-type="float" office:value="-0.024845" calcext:value-type="float">
            <text:p>-2.48E-02</text:p>
          </table:table-cell>
          <table:table-cell table:style-name="ce1" office:value-type="float" office:value="0.014003" calcext:value-type="float">
            <text:p>1.40E-02</text:p>
          </table:table-cell>
          <table:table-cell table:style-name="ce1" office:value-type="float" office:value="0.012951" calcext:value-type="float">
            <text:p>1.30E-02</text:p>
          </table:table-cell>
          <table:table-cell table:style-name="ce1" office:value-type="float" office:value="0.013978" calcext:value-type="float">
            <text:p>1.40E-02</text:p>
          </table:table-cell>
          <table:table-cell table:style-name="ce1" office:value-type="float" office:value="0.013945" calcext:value-type="float">
            <text:p>1.39E-02</text:p>
          </table:table-cell>
          <table:table-cell table:style-name="ce1" office:value-type="float" office:value="0.013941" calcext:value-type="float">
            <text:p>1.39E-02</text:p>
          </table:table-cell>
          <table:table-cell/>
          <table:table-cell table:style-name="ce1" table:formula="of:=ABS([.B22])" office:value-type="float" office:value="0.049917" calcext:value-type="float">
            <text:p>4.99E-02</text:p>
          </table:table-cell>
          <table:table-cell table:style-name="ce1" table:formula="of:=ABS([.C22])" office:value-type="float" office:value="0.031171" calcext:value-type="float">
            <text:p>3.12E-02</text:p>
          </table:table-cell>
          <table:table-cell table:style-name="ce1" table:formula="of:=ABS([.D22])" office:value-type="float" office:value="0.024845" calcext:value-type="float">
            <text:p>2.48E-02</text:p>
          </table:table-cell>
          <table:table-cell table:style-name="ce1" table:formula="of:=ABS([.E22])" office:value-type="float" office:value="0.014003" calcext:value-type="float">
            <text:p>1.40E-02</text:p>
          </table:table-cell>
          <table:table-cell table:style-name="ce1" table:formula="of:=ABS([.F22])" office:value-type="float" office:value="0.012951" calcext:value-type="float">
            <text:p>1.30E-02</text:p>
          </table:table-cell>
          <table:table-cell table:style-name="ce1" table:formula="of:=ABS([.G22])" office:value-type="float" office:value="0.013978" calcext:value-type="float">
            <text:p>1.40E-02</text:p>
          </table:table-cell>
          <table:table-cell table:style-name="ce1" table:formula="of:=ABS([.H22])" office:value-type="float" office:value="0.013945" calcext:value-type="float">
            <text:p>1.39E-02</text:p>
          </table:table-cell>
          <table:table-cell table:style-name="ce1" table:formula="of:=ABS([.I22])" office:value-type="float" office:value="0.013941" calcext:value-type="float">
            <text:p>1.39E-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9:.B22])" office:value-type="float" office:value="0.04048425" calcext:value-type="float">
            <text:p>4.05E-02</text:p>
          </table:table-cell>
          <table:table-cell table:style-name="ce1" table:formula="of:=AVERAGE([.C19:.C22])" office:value-type="float" office:value="0.0221545" calcext:value-type="float">
            <text:p>2.22E-02</text:p>
          </table:table-cell>
          <table:table-cell table:style-name="ce1" table:formula="of:=AVERAGE([.D19:.D22])" office:value-type="float" office:value="-0.0044265" calcext:value-type="float">
            <text:p>-4.43E-03</text:p>
          </table:table-cell>
          <table:table-cell table:style-name="ce1" table:formula="of:=AVERAGE([.E19:.E22])" office:value-type="float" office:value="0.00045225" calcext:value-type="float">
            <text:p>4.52E-04</text:p>
          </table:table-cell>
          <table:table-cell table:style-name="ce1" table:formula="of:=AVERAGE([.F19:.F22])" office:value-type="float" office:value="0.00485909" calcext:value-type="float">
            <text:p>4.86E-03</text:p>
          </table:table-cell>
          <table:table-cell table:style-name="ce1" table:formula="of:=AVERAGE([.G19:.G22])" office:value-type="float" office:value="0.00527127" calcext:value-type="float">
            <text:p>5.27E-03</text:p>
          </table:table-cell>
          <table:table-cell table:style-name="ce1" table:formula="of:=AVERAGE([.H19:.H22])" office:value-type="float" office:value="0.0065029425" calcext:value-type="float">
            <text:p>6.50E-03</text:p>
          </table:table-cell>
          <table:table-cell table:style-name="ce1" table:formula="of:=AVERAGE([.I19:.I22])" office:value-type="float" office:value="0.0058514025" calcext:value-type="float">
            <text:p>5.85E-03</text:p>
          </table:table-cell>
          <table:table-cell table:style-name="ce1"/>
          <table:table-cell table:style-name="ce1" table:formula="of:=AVERAGE([.K19:.K22])" office:value-type="float" office:value="0.04048425" calcext:value-type="float">
            <text:p>4.05E-02</text:p>
          </table:table-cell>
          <table:table-cell table:style-name="ce1" table:formula="of:=AVERAGE([.L19:.L22])" office:value-type="float" office:value="0.0221545" calcext:value-type="float">
            <text:p>2.22E-02</text:p>
          </table:table-cell>
          <table:table-cell table:style-name="ce1" table:formula="of:=AVERAGE([.M19:.M22])" office:value-type="float" office:value="0.00862055" calcext:value-type="float">
            <text:p>8.62E-03</text:p>
          </table:table-cell>
          <table:table-cell table:style-name="ce1" table:formula="of:=AVERAGE([.N19:.N22])" office:value-type="float" office:value="0.00654925" calcext:value-type="float">
            <text:p>6.55E-03</text:p>
          </table:table-cell>
          <table:table-cell table:style-name="ce1" table:formula="of:=AVERAGE([.O19:.O22])" office:value-type="float" office:value="0.00485909" calcext:value-type="float">
            <text:p>4.86E-03</text:p>
          </table:table-cell>
          <table:table-cell table:style-name="ce1" table:formula="of:=AVERAGE([.P19:.P22])" office:value-type="float" office:value="0.00652362" calcext:value-type="float">
            <text:p>6.52E-03</text:p>
          </table:table-cell>
          <table:table-cell table:style-name="ce1" table:formula="of:=AVERAGE([.Q19:.Q22])" office:value-type="float" office:value="0.0071739925" calcext:value-type="float">
            <text:p>7.17E-03</text:p>
          </table:table-cell>
          <table:table-cell table:style-name="ce1" table:formula="of:=AVERAGE([.R19:.R22])" office:value-type="float" office:value="0.0058514025" calcext:value-type="float">
            <text:p>5.85E-03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Aw</text:p>
          </table:table-cell>
          <table:table-cell table:style-name="ce12" office:value-type="string" calcext:value-type="string">
            <text:p>Lt</text:p>
          </table:table-cell>
          <table:table-cell table:style-name="ce10" office:value-type="string" calcext:value-type="string">
            <text:p>alpha</text:p>
          </table:table-cell>
          <table:table-cell table:style-name="ce11" office:value-type="string" calcext:value-type="string">
            <text:p>q</text:p>
          </table:table-cell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Aw</text:p>
          </table:table-cell>
          <table:table-cell table:style-name="ce12" office:value-type="string" calcext:value-type="string">
            <text:p>Lt</text:p>
          </table:table-cell>
          <table:table-cell table:style-name="ce10" office:value-type="string" calcext:value-type="string">
            <text:p>alpha</text:p>
          </table:table-cell>
          <table:table-cell table:style-name="ce11" office:value-type="string" calcext:value-type="string">
            <text:p>q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352230205707287" calcext:value-type="float">
            <text:p>3.52E-02</text:p>
          </table:table-cell>
          <table:table-cell table:style-name="ce1" office:value-type="float" office:value="0.0168002522048253" calcext:value-type="float">
            <text:p>1.68E-02</text:p>
          </table:table-cell>
          <table:table-cell table:style-name="ce1" office:value-type="float" office:value="0.000343259718009095" calcext:value-type="float">
            <text:p>3.43E-04</text:p>
          </table:table-cell>
          <table:table-cell table:style-name="ce1" office:value-type="float" office:value="-0.000620930560009353" calcext:value-type="float">
            <text:p>-6.21E-04</text:p>
          </table:table-cell>
          <table:table-cell table:style-name="ce1" office:value-type="float" office:value="-0.0104298230905128" calcext:value-type="float">
            <text:p>-1.04E-02</text:p>
          </table:table-cell>
          <table:table-cell table:style-name="ce1" office:value-type="float" office:value="0.000333470995782893" calcext:value-type="float">
            <text:p>3.33E-04</text:p>
          </table:table-cell>
          <table:table-cell table:style-name="ce1" office:value-type="float" office:value="-0.00127468954029582" calcext:value-type="float">
            <text:p>-1.27E-03</text:p>
          </table:table-cell>
          <table:table-cell table:style-name="ce1" office:value-type="float" office:value="-0.000682379629825062" calcext:value-type="float">
            <text:p>-6.82E-04</text:p>
          </table:table-cell>
          <table:table-cell/>
          <table:table-cell table:style-name="ce1" table:formula="of:=ABS([.B29])" office:value-type="float" office:value="0.0352230205707287" calcext:value-type="float">
            <text:p>3.52E-02</text:p>
          </table:table-cell>
          <table:table-cell table:style-name="ce1" table:formula="of:=ABS([.C29])" office:value-type="float" office:value="0.0168002522048253" calcext:value-type="float">
            <text:p>1.68E-02</text:p>
          </table:table-cell>
          <table:table-cell table:style-name="ce1" table:formula="of:=ABS([.D29])" office:value-type="float" office:value="0.000343259718009095" calcext:value-type="float">
            <text:p>3.43E-04</text:p>
          </table:table-cell>
          <table:table-cell table:style-name="ce1" table:formula="of:=ABS([.E29])" office:value-type="float" office:value="0.000620930560009353" calcext:value-type="float">
            <text:p>6.21E-04</text:p>
          </table:table-cell>
          <table:table-cell table:style-name="ce1" table:formula="of:=ABS([.F29])" office:value-type="float" office:value="0.0104298230905128" calcext:value-type="float">
            <text:p>1.04E-02</text:p>
          </table:table-cell>
          <table:table-cell table:style-name="ce1" table:formula="of:=ABS([.G29])" office:value-type="float" office:value="0.000333470995782893" calcext:value-type="float">
            <text:p>3.33E-04</text:p>
          </table:table-cell>
          <table:table-cell table:style-name="ce1" table:formula="of:=ABS([.H29])" office:value-type="float" office:value="0.00127468954029582" calcext:value-type="float">
            <text:p>1.27E-03</text:p>
          </table:table-cell>
          <table:table-cell table:style-name="ce1" table:formula="of:=ABS([.I29])" office:value-type="float" office:value="0.000682379629825062" calcext:value-type="float">
            <text:p>6.82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194973057672919" calcext:value-type="float">
            <text:p>1.95E-02</text:p>
          </table:table-cell>
          <table:table-cell table:style-name="ce1" office:value-type="float" office:value="0.0172090534879406" calcext:value-type="float">
            <text:p>1.72E-02</text:p>
          </table:table-cell>
          <table:table-cell table:style-name="ce1" office:value-type="float" office:value="-0.000835140612666681" calcext:value-type="float">
            <text:p>-8.35E-04</text:p>
          </table:table-cell>
          <table:table-cell table:style-name="ce1" office:value-type="float" office:value="0.000469827487585484" calcext:value-type="float">
            <text:p>4.70E-04</text:p>
          </table:table-cell>
          <table:table-cell table:style-name="ce1" office:value-type="float" office:value="-0.000168249020264441" calcext:value-type="float">
            <text:p>-1.68E-04</text:p>
          </table:table-cell>
          <table:table-cell table:style-name="ce1" office:value-type="float" office:value="0.000448655449886041" calcext:value-type="float">
            <text:p>4.49E-04</text:p>
          </table:table-cell>
          <table:table-cell table:style-name="ce1" office:value-type="float" office:value="-0.000884509335593315" calcext:value-type="float">
            <text:p>-8.85E-04</text:p>
          </table:table-cell>
          <table:table-cell table:style-name="ce1" office:value-type="float" office:value="0.000482336442019682" calcext:value-type="float">
            <text:p>4.82E-04</text:p>
          </table:table-cell>
          <table:table-cell/>
          <table:table-cell table:style-name="ce1" table:formula="of:=ABS([.B30])" office:value-type="float" office:value="0.0194973057672919" calcext:value-type="float">
            <text:p>1.95E-02</text:p>
          </table:table-cell>
          <table:table-cell table:style-name="ce1" table:formula="of:=ABS([.C30])" office:value-type="float" office:value="0.0172090534879406" calcext:value-type="float">
            <text:p>1.72E-02</text:p>
          </table:table-cell>
          <table:table-cell table:style-name="ce1" table:formula="of:=ABS([.D30])" office:value-type="float" office:value="0.000835140612666681" calcext:value-type="float">
            <text:p>8.35E-04</text:p>
          </table:table-cell>
          <table:table-cell table:style-name="ce1" table:formula="of:=ABS([.E30])" office:value-type="float" office:value="0.000469827487585484" calcext:value-type="float">
            <text:p>4.70E-04</text:p>
          </table:table-cell>
          <table:table-cell table:style-name="ce1" table:formula="of:=ABS([.F30])" office:value-type="float" office:value="0.000168249020264441" calcext:value-type="float">
            <text:p>1.68E-04</text:p>
          </table:table-cell>
          <table:table-cell table:style-name="ce1" table:formula="of:=ABS([.G30])" office:value-type="float" office:value="0.000448655449886041" calcext:value-type="float">
            <text:p>4.49E-04</text:p>
          </table:table-cell>
          <table:table-cell table:style-name="ce1" table:formula="of:=ABS([.H30])" office:value-type="float" office:value="0.000884509335593315" calcext:value-type="float">
            <text:p>8.85E-04</text:p>
          </table:table-cell>
          <table:table-cell table:style-name="ce1" table:formula="of:=ABS([.I30])" office:value-type="float" office:value="0.000482336442019682" calcext:value-type="float">
            <text:p>4.82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341643565276526" calcext:value-type="float">
            <text:p>3.42E-02</text:p>
          </table:table-cell>
          <table:table-cell table:style-name="ce1" office:value-type="float" office:value="0.0168705898112394" calcext:value-type="float">
            <text:p>1.69E-02</text:p>
          </table:table-cell>
          <table:table-cell table:style-name="ce1" office:value-type="float" office:value="0.000493273400201933" calcext:value-type="float">
            <text:p>4.93E-04</text:p>
          </table:table-cell>
          <table:table-cell table:style-name="ce1" office:value-type="float" office:value="0.000500122936062672" calcext:value-type="float">
            <text:p>5.00E-04</text:p>
          </table:table-cell>
          <table:table-cell table:style-name="ce1" office:value-type="float" office:value="-0.000433441318013416" calcext:value-type="float">
            <text:p>-4.33E-04</text:p>
          </table:table-cell>
          <table:table-cell table:style-name="ce1" office:value-type="float" office:value="-0.000904223361583052" calcext:value-type="float">
            <text:p>-9.04E-04</text:p>
          </table:table-cell>
          <table:table-cell table:style-name="ce1" office:value-type="float" office:value="0.000442362387872679" calcext:value-type="float">
            <text:p>4.42E-04</text:p>
          </table:table-cell>
          <table:table-cell table:style-name="ce1" office:value-type="float" office:value="-0.015274671278595" calcext:value-type="float">
            <text:p>-1.53E-02</text:p>
          </table:table-cell>
          <table:table-cell/>
          <table:table-cell table:style-name="ce1" table:formula="of:=ABS([.B31])" office:value-type="float" office:value="0.0341643565276526" calcext:value-type="float">
            <text:p>3.42E-02</text:p>
          </table:table-cell>
          <table:table-cell table:style-name="ce1" table:formula="of:=ABS([.C31])" office:value-type="float" office:value="0.0168705898112394" calcext:value-type="float">
            <text:p>1.69E-02</text:p>
          </table:table-cell>
          <table:table-cell table:style-name="ce1" table:formula="of:=ABS([.D31])" office:value-type="float" office:value="0.000493273400201933" calcext:value-type="float">
            <text:p>4.93E-04</text:p>
          </table:table-cell>
          <table:table-cell table:style-name="ce1" table:formula="of:=ABS([.E31])" office:value-type="float" office:value="0.000500122936062672" calcext:value-type="float">
            <text:p>5.00E-04</text:p>
          </table:table-cell>
          <table:table-cell table:style-name="ce1" table:formula="of:=ABS([.F31])" office:value-type="float" office:value="0.000433441318013416" calcext:value-type="float">
            <text:p>4.33E-04</text:p>
          </table:table-cell>
          <table:table-cell table:style-name="ce1" table:formula="of:=ABS([.G31])" office:value-type="float" office:value="0.000904223361583052" calcext:value-type="float">
            <text:p>9.04E-04</text:p>
          </table:table-cell>
          <table:table-cell table:style-name="ce1" table:formula="of:=ABS([.H31])" office:value-type="float" office:value="0.000442362387872679" calcext:value-type="float">
            <text:p>4.42E-04</text:p>
          </table:table-cell>
          <table:table-cell table:style-name="ce1" table:formula="of:=ABS([.I31])" office:value-type="float" office:value="0.015274671278595" calcext:value-type="float">
            <text:p>1.53E-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358635135990522" calcext:value-type="float">
            <text:p>3.59E-02</text:p>
          </table:table-cell>
          <table:table-cell table:style-name="ce1" office:value-type="float" office:value="0.015160334578759" calcext:value-type="float">
            <text:p>1.52E-02</text:p>
          </table:table-cell>
          <table:table-cell table:style-name="ce1" office:value-type="float" office:value="0.000576623878966083" calcext:value-type="float">
            <text:p>5.77E-04</text:p>
          </table:table-cell>
          <table:table-cell table:style-name="ce1" office:value-type="float" office:value="0.000583475703659097" calcext:value-type="float">
            <text:p>5.83E-04</text:p>
          </table:table-cell>
          <table:table-cell table:style-name="ce1" office:value-type="float" office:value="-0.0186527866476776" calcext:value-type="float">
            <text:p>-1.87E-02</text:p>
          </table:table-cell>
          <table:table-cell table:style-name="ce1" office:value-type="float" office:value="0.000564279848989833" calcext:value-type="float">
            <text:p>5.64E-04</text:p>
          </table:table-cell>
          <table:table-cell table:style-name="ce1" office:value-type="float" office:value="-0.00257293292953254" calcext:value-type="float">
            <text:p>-2.57E-03</text:p>
          </table:table-cell>
          <table:table-cell table:style-name="ce1" office:value-type="float" office:value="0.00061828062643722" calcext:value-type="float">
            <text:p>6.18E-04</text:p>
          </table:table-cell>
          <table:table-cell/>
          <table:table-cell table:style-name="ce1" table:formula="of:=ABS([.B32])" office:value-type="float" office:value="0.0358635135990522" calcext:value-type="float">
            <text:p>3.59E-02</text:p>
          </table:table-cell>
          <table:table-cell table:style-name="ce1" table:formula="of:=ABS([.C32])" office:value-type="float" office:value="0.015160334578759" calcext:value-type="float">
            <text:p>1.52E-02</text:p>
          </table:table-cell>
          <table:table-cell table:style-name="ce1" table:formula="of:=ABS([.D32])" office:value-type="float" office:value="0.000576623878966083" calcext:value-type="float">
            <text:p>5.77E-04</text:p>
          </table:table-cell>
          <table:table-cell table:style-name="ce1" table:formula="of:=ABS([.E32])" office:value-type="float" office:value="0.000583475703659097" calcext:value-type="float">
            <text:p>5.83E-04</text:p>
          </table:table-cell>
          <table:table-cell table:style-name="ce1" table:formula="of:=ABS([.F32])" office:value-type="float" office:value="0.0186527866476776" calcext:value-type="float">
            <text:p>1.87E-02</text:p>
          </table:table-cell>
          <table:table-cell table:style-name="ce1" table:formula="of:=ABS([.G32])" office:value-type="float" office:value="0.000564279848989833" calcext:value-type="float">
            <text:p>5.64E-04</text:p>
          </table:table-cell>
          <table:table-cell table:style-name="ce1" table:formula="of:=ABS([.H32])" office:value-type="float" office:value="0.00257293292953254" calcext:value-type="float">
            <text:p>2.57E-03</text:p>
          </table:table-cell>
          <table:table-cell table:style-name="ce1" table:formula="of:=ABS([.I32])" office:value-type="float" office:value="0.00061828062643722" calcext:value-type="float">
            <text:p>6.18E-0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9:.B32])" office:value-type="float" office:value="0.0311870491161813" calcext:value-type="float">
            <text:p>3.12E-02</text:p>
          </table:table-cell>
          <table:table-cell table:style-name="ce1" table:formula="of:=AVERAGE([.C29:.C32])" office:value-type="float" office:value="0.0165100575206911" calcext:value-type="float">
            <text:p>1.65E-02</text:p>
          </table:table-cell>
          <table:table-cell table:style-name="ce1" table:formula="of:=AVERAGE([.D29:.D32])" office:value-type="float" office:value="0.000144504096127607" calcext:value-type="float">
            <text:p>1.45E-04</text:p>
          </table:table-cell>
          <table:table-cell table:style-name="ce1" table:formula="of:=AVERAGE([.E29:.E32])" office:value-type="float" office:value="0.000233123891824475" calcext:value-type="float">
            <text:p>2.33E-04</text:p>
          </table:table-cell>
          <table:table-cell table:style-name="ce1" table:formula="of:=AVERAGE([.F29:.F32])" office:value-type="float" office:value="-0.00742107501911706" calcext:value-type="float">
            <text:p>-7.42E-03</text:p>
          </table:table-cell>
          <table:table-cell table:style-name="ce1" table:formula="of:=AVERAGE([.G29:.G32])" office:value-type="float" office:value="0.000110545733268929" calcext:value-type="float">
            <text:p>1.11E-04</text:p>
          </table:table-cell>
          <table:table-cell table:style-name="ce1" table:formula="of:=AVERAGE([.H29:.H32])" office:value-type="float" office:value="-0.00107244235438725" calcext:value-type="float">
            <text:p>-1.07E-03</text:p>
          </table:table-cell>
          <table:table-cell table:style-name="ce1" table:formula="of:=AVERAGE([.I29:.I32])" office:value-type="float" office:value="-0.00371410845999079" calcext:value-type="float">
            <text:p>-3.71E-03</text:p>
          </table:table-cell>
          <table:table-cell table:style-name="ce1"/>
          <table:table-cell table:style-name="ce1" table:formula="of:=AVERAGE([.K29:.K32])" office:value-type="float" office:value="0.0311870491161813" calcext:value-type="float">
            <text:p>3.12E-02</text:p>
          </table:table-cell>
          <table:table-cell table:style-name="ce1" table:formula="of:=AVERAGE([.L29:.L32])" office:value-type="float" office:value="0.0165100575206911" calcext:value-type="float">
            <text:p>1.65E-02</text:p>
          </table:table-cell>
          <table:table-cell table:style-name="ce1" table:formula="of:=AVERAGE([.M29:.M32])" office:value-type="float" office:value="0.000562074402460948" calcext:value-type="float">
            <text:p>5.62E-04</text:p>
          </table:table-cell>
          <table:table-cell table:style-name="ce1" table:formula="of:=AVERAGE([.N29:.N32])" office:value-type="float" office:value="0.000543589171829152" calcext:value-type="float">
            <text:p>5.44E-04</text:p>
          </table:table-cell>
          <table:table-cell table:style-name="ce1" table:formula="of:=AVERAGE([.O29:.O32])" office:value-type="float" office:value="0.00742107501911706" calcext:value-type="float">
            <text:p>7.42E-03</text:p>
          </table:table-cell>
          <table:table-cell table:style-name="ce1" table:formula="of:=AVERAGE([.P29:.P32])" office:value-type="float" office:value="0.000562657414060455" calcext:value-type="float">
            <text:p>5.63E-04</text:p>
          </table:table-cell>
          <table:table-cell table:style-name="ce1" table:formula="of:=AVERAGE([.Q29:.Q32])" office:value-type="float" office:value="0.00129362354832359" calcext:value-type="float">
            <text:p>1.29E-03</text:p>
          </table:table-cell>
          <table:table-cell table:style-name="ce1" table:formula="of:=AVERAGE([.R29:.R32])" office:value-type="float" office:value="0.00426441699421924" calcext:value-type="float">
            <text:p>4.26E-03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w</text:p>
          </table:table-cell>
          <table:table-cell table:style-name="ce7" office:value-type="string" calcext:value-type="string">
            <text:p>Lt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q</text:p>
          </table:table-cell>
          <table:table-cell/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w</text:p>
          </table:table-cell>
          <table:table-cell table:style-name="ce7" office:value-type="string" calcext:value-type="string">
            <text:p>Lt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SUM([.C38:.C43])" office:value-type="float" office:value="2" calcext:value-type="float">
            <text:p>2</text:p>
          </table:table-cell>
          <table:table-cell table:formula="of:=SUM([.D38:.D43])" office:value-type="float" office:value="0.5" calcext:value-type="float">
            <text:p>0.5</text:p>
          </table:table-cell>
          <table:table-cell table:formula="of:=SUM([.E38:.E43])" office:value-type="float" office:value="4" calcext:value-type="float">
            <text:p>4</text:p>
          </table:table-cell>
          <table:table-cell table:formula="of:=SUM([.F38:.F43])" office:value-type="float" office:value="2" calcext:value-type="float">
            <text:p>2</text:p>
          </table:table-cell>
          <table:table-cell table:formula="of:=SUM([.G38:.G43])" office:value-type="float" office:value="4.5" calcext:value-type="float">
            <text:p>4.5</text:p>
          </table:table-cell>
          <table:table-cell table:formula="of:=SUM([.H38:.H43])" office:value-type="float" office:value="4" calcext:value-type="float">
            <text:p>4</text:p>
          </table:table-cell>
          <table:table-cell/>
          <table:table-cell table:formula="of:=SUM([.J38:.J43])" office:value-type="float" office:value="1" calcext:value-type="float">
            <text:p>1</text:p>
          </table:table-cell>
          <table:table-cell table:formula="of:=SUM([.K38:.K43])" office:value-type="float" office:value="0" calcext:value-type="float">
            <text:p>0</text:p>
          </table:table-cell>
          <table:table-cell table:formula="of:=SUM([.L38:.L43])" office:value-type="float" office:value="3" calcext:value-type="float">
            <text:p>3</text:p>
          </table:table-cell>
          <table:table-cell table:formula="of:=SUM([.M38:.M43])" office:value-type="float" office:value="1" calcext:value-type="float">
            <text:p>1</text:p>
          </table:table-cell>
          <table:table-cell table:formula="of:=SUM([.N38:.N43])" office:value-type="float" office:value="3" calcext:value-type="float">
            <text:p>3</text:p>
          </table:table-cell>
          <table:table-cell table:formula="of:=SUM([.O38:.O43])" office:value-type="float" office:value="4" calcext:value-type="float">
            <text:p>4</text:p>
          </table:table-cell>
          <table:table-cell table:number-columns-repeated="3"/>
        </table:table-row>
        <table:table-row table:style-name="ro2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w</text:p>
          </table:table-cell>
          <table:table-cell table:style-name="ce7" office:value-type="string" calcext:value-type="string">
            <text:p>Lt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q</text:p>
          </table:table-cell>
          <table:table-cell/>
          <table:table-cell table:style-name="ce7" office:value-type="string" calcext:value-type="string">
            <text:p>Ast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w</text:p>
          </table:table-cell>
          <table:table-cell table:style-name="ce7" office:value-type="string" calcext:value-type="string">
            <text:p>Lt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SUM([.C50:.C53])" office:value-type="float" office:value="1" calcext:value-type="float">
            <text:p>1</text:p>
          </table:table-cell>
          <table:table-cell table:formula="of:=SUM([.D50:.D53])" office:value-type="float" office:value="0.5" calcext:value-type="float">
            <text:p>0.5</text:p>
          </table:table-cell>
          <table:table-cell table:formula="of:=SUM([.E50:.E53])" office:value-type="float" office:value="2.5" calcext:value-type="float">
            <text:p>2.5</text:p>
          </table:table-cell>
          <table:table-cell table:formula="of:=SUM([.F50:.F53])" office:value-type="float" office:value="1" calcext:value-type="float">
            <text:p>1</text:p>
          </table:table-cell>
          <table:table-cell table:formula="of:=SUM([.G50:.G53])" office:value-type="float" office:value="3" calcext:value-type="float">
            <text:p>3</text:p>
          </table:table-cell>
          <table:table-cell table:formula="of:=SUM([.H50:.H53])" office:value-type="float" office:value="3" calcext:value-type="float">
            <text:p>3</text:p>
          </table:table-cell>
          <table:table-cell/>
          <table:table-cell table:formula="of:=SUM([.J50:.J53])" office:value-type="float" office:value="1" calcext:value-type="float">
            <text:p>1</text:p>
          </table:table-cell>
          <table:table-cell table:formula="of:=SUM([.K50:.K53])" office:value-type="float" office:value="0" calcext:value-type="float">
            <text:p>0</text:p>
          </table:table-cell>
          <table:table-cell table:formula="of:=SUM([.L50:.L53])" office:value-type="float" office:value="2" calcext:value-type="float">
            <text:p>2</text:p>
          </table:table-cell>
          <table:table-cell table:formula="of:=SUM([.M50:.M53])" office:value-type="float" office:value="0" calcext:value-type="float">
            <text:p>0</text:p>
          </table:table-cell>
          <table:table-cell table:formula="of:=SUM([.N50:.N53])" office:value-type="float" office:value="2" calcext:value-type="float">
            <text:p>2</text:p>
          </table:table-cell>
          <table:table-cell table:formula="of:=SUM([.O50:.O53])" office:value-type="float" office:value="3" calcext:value-type="float">
            <text:p>3</text:p>
          </table:table-cell>
          <table:table-cell table:number-columns-repeated="3"/>
        </table:table-row>
      </table:table>
      <table:table table:name="multi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=4</text:p>
          </table:table-cell>
          <table:table-cell office:value-type="string" calcext:value-type="string">
            <text:p>Nq=4</text:p>
          </table:table-cell>
          <table:table-cell table:number-columns-repeated="3"/>
          <table:table-cell office:value-type="string" calcext:value-type="string">
            <text:p>P=4</text:p>
          </table:table-cell>
          <table:table-cell office:value-type="string" calcext:value-type="string">
            <text:p>Nq=6</text:p>
          </table:table-cell>
          <table:table-cell table:number-columns-repeated="3"/>
          <table:table-cell office:value-type="string" calcext:value-type="string">
            <text:p>P=6</text:p>
          </table:table-cell>
          <table:table-cell office:value-type="string" calcext:value-type="string">
            <text:p>Nq=9</text:p>
          </table:table-cell>
          <table:table-cell table:number-columns-repeated="3"/>
          <table:table-cell office:value-type="string" calcext:value-type="string">
            <text:p>P=6</text:p>
          </table:table-cell>
          <table:table-cell office:value-type="string" calcext:value-type="string">
            <text:p>Nq=13</text:p>
          </table:table-cell>
          <table:table-cell/>
        </table:table-row>
        <table:table-row table:style-name="ro1">
          <table:table-cell office:value-type="float" office:value="0.0493182811539769" calcext:value-type="float">
            <text:p>0.0493182812</text:p>
          </table:table-cell>
          <table:table-cell office:value-type="float" office:value="0.0518580709090293" calcext:value-type="float">
            <text:p>0.0518580709</text:p>
          </table:table-cell>
          <table:table-cell office:value-type="float" office:value="-0.39867490377429" calcext:value-type="float">
            <text:p>-0.3986749038</text:p>
          </table:table-cell>
          <table:table-cell office:value-type="float" office:value="-0.418850892312744" calcext:value-type="float">
            <text:p>-0.4188508923</text:p>
          </table:table-cell>
          <table:table-cell/>
          <table:table-cell office:value-type="float" office:value="1.06751386613504" calcext:value-type="float">
            <text:p>1.0675138661</text:p>
          </table:table-cell>
          <table:table-cell office:value-type="float" office:value="-0.224454606321109" calcext:value-type="float">
            <text:p>-0.2244546063</text:p>
          </table:table-cell>
          <table:table-cell office:value-type="float" office:value="-1.07780693892175" calcext:value-type="float">
            <text:p>-1.0778069389</text:p>
          </table:table-cell>
          <table:table-cell office:value-type="float" office:value="-2.64017408901597" calcext:value-type="float">
            <text:p>-2.640174089</text:p>
          </table:table-cell>
          <table:table-cell/>
          <table:table-cell office:value-type="float" office:value="-2.763130228775" calcext:value-type="float">
            <text:p>-2.7631302288</text:p>
          </table:table-cell>
          <table:table-cell office:value-type="float" office:value="2.61117060933422" calcext:value-type="float">
            <text:p>2.6111706093</text:p>
          </table:table-cell>
          <table:table-cell office:value-type="float" office:value="7.85613799994338" calcext:value-type="float">
            <text:p>7.8561379999</text:p>
          </table:table-cell>
          <table:table-cell office:value-type="float" office:value="5.84564380446454" calcext:value-type="float">
            <text:p>5.8456438045</text:p>
          </table:table-cell>
          <table:table-cell/>
          <table:table-cell table:formula="of:=1.85826043801064*0.4" office:value-type="float" office:value="0.743304175204256" calcext:value-type="float">
            <text:p>0.7433041752</text:p>
          </table:table-cell>
          <table:table-cell table:formula="of:=-0.541084026090288*0.4" office:value-type="float" office:value="-0.216433610436115" calcext:value-type="float">
            <text:p>-0.2164336104</text:p>
          </table:table-cell>
          <table:table-cell table:formula="of:=-0.721400290082522*0.4" office:value-type="float" office:value="-0.288560116033009" calcext:value-type="float">
            <text:p>-0.288560116</text:p>
          </table:table-cell>
        </table:table-row>
        <table:table-row table:style-name="ro1">
          <table:table-cell/>
          <table:table-cell office:value-type="float" office:value="131999.212209131" calcext:value-type="float">
            <text:p>131999.212209131</text:p>
          </table:table-cell>
          <table:table-cell table:number-columns-repeated="4"/>
          <table:table-cell office:value-type="float" office:value="134267.470590276" calcext:value-type="float">
            <text:p>134267.470590276</text:p>
          </table:table-cell>
          <table:table-cell table:number-columns-repeated="4"/>
          <table:table-cell office:value-type="float" office:value="131710.867824815" calcext:value-type="float">
            <text:p>131710.867824815</text:p>
          </table:table-cell>
          <table:table-cell table:number-columns-repeated="4"/>
          <table:table-cell office:value-type="float" office:value="133261.510378626" calcext:value-type="float">
            <text:p>133261.510378626</text:p>
          </table:table-cell>
          <table:table-cell/>
        </table:table-row>
        <table:table-row table:style-name="ro1">
          <table:table-cell/>
          <table:table-cell office:value-type="float" office:value="-823.858993657228" calcext:value-type="float">
            <text:p>-823.8589936572</text:p>
          </table:table-cell>
          <table:table-cell table:number-columns-repeated="4"/>
          <table:table-cell office:value-type="float" office:value="-1202.30529210967" calcext:value-type="float">
            <text:p>-1202.3052921097</text:p>
          </table:table-cell>
          <table:table-cell/>
          <table:table-cell table:formula="of:=[.L4]/[.L3]" office:value-type="float" office:value="0.0072095303846761" calcext:value-type="float">
            <text:p>0.0072095304</text:p>
          </table:table-cell>
          <table:table-cell table:number-columns-repeated="2"/>
          <table:table-cell office:value-type="float" office:value="949.573503575062" calcext:value-type="float">
            <text:p>949.5735035751</text:p>
          </table:table-cell>
          <table:table-cell table:number-columns-repeated="2"/>
          <table:table-cell table:formula="of:=1/0.01" office:value-type="float" office:value="100" calcext:value-type="float">
            <text:p>100</text:p>
          </table:table-cell>
          <table:table-cell/>
          <table:table-cell office:value-type="float" office:value="50.5707917742891" calcext:value-type="float">
            <text:p>50.5707917743</text:p>
          </table:table-cell>
          <table:table-cell/>
        </table:table-row>
        <table:table-row table:style-name="ro1">
          <table:table-cell/>
          <table:table-cell office:value-type="float" office:value="149.03264496468" calcext:value-type="float">
            <text:p>149.0326449647</text:p>
          </table:table-cell>
          <table:table-cell table:number-columns-repeated="4"/>
          <table:table-cell office:value-type="float" office:value="45.0242207517635" calcext:value-type="float">
            <text:p>45.0242207518</text:p>
          </table:table-cell>
          <table:table-cell table:number-columns-repeated="4"/>
          <table:table-cell office:value-type="float" office:value="-84.3242749281489" calcext:value-type="float">
            <text:p>-84.3242749281</text:p>
          </table:table-cell>
          <table:table-cell table:number-columns-repeated="2"/>
          <table:table-cell table:formula="of:=1/0.025" office:value-type="float" office:value="40" calcext:value-type="float">
            <text:p>40</text:p>
          </table:table-cell>
          <table:table-cell/>
          <table:table-cell office:value-type="float" office:value="-83.7584462969213" calcext:value-type="float">
            <text:p>-83.7584462969</text:p>
          </table:table-cell>
          <table:table-cell/>
        </table:table-row>
        <table:table-row table:style-name="ro1">
          <table:table-cell/>
          <table:table-cell office:value-type="float" office:value="266.560331433004" calcext:value-type="float">
            <text:p>266.560331433</text:p>
          </table:table-cell>
          <table:table-cell table:number-columns-repeated="4"/>
          <table:table-cell office:value-type="float" office:value="357.209444858623" calcext:value-type="float">
            <text:p>357.2094448586</text:p>
          </table:table-cell>
          <table:table-cell table:number-columns-repeated="4"/>
          <table:table-cell office:value-type="float" office:value="-269.693534811108" calcext:value-type="float">
            <text:p>-269.6935348111</text:p>
          </table:table-cell>
          <table:table-cell table:number-columns-repeated="4"/>
          <table:table-cell office:value-type="float" office:value="77.5438933435416" calcext:value-type="float">
            <text:p>77.5438933435</text:p>
          </table:table-cell>
          <table:table-cell/>
        </table:table-row>
        <table:table-row table:style-name="ro1">
          <table:table-cell/>
          <table:table-cell office:value-type="float" office:value="16.0429756701346" calcext:value-type="float">
            <text:p>16.0429756701</text:p>
          </table:table-cell>
          <table:table-cell table:number-columns-repeated="4"/>
          <table:table-cell office:value-type="float" office:value="-187.357269492077" calcext:value-type="float">
            <text:p>-187.3572694921</text:p>
          </table:table-cell>
          <table:table-cell table:number-columns-repeated="4"/>
          <table:table-cell office:value-type="float" office:value="271.113658602811" calcext:value-type="float">
            <text:p>271.1136586028</text:p>
          </table:table-cell>
          <table:table-cell table:number-columns-repeated="4"/>
          <table:table-cell office:value-type="float" office:value="13.3610087523287" calcext:value-type="float">
            <text:p>13.3610087523</text:p>
          </table:table-cell>
          <table:table-cell/>
        </table:table-row>
        <table:table-row table:style-name="ro1">
          <table:table-cell/>
          <table:table-cell office:value-type="float" office:value="-764.985947021462" calcext:value-type="float">
            <text:p>-764.9859470215</text:p>
          </table:table-cell>
          <table:table-cell table:number-columns-repeated="4"/>
          <table:table-cell office:value-type="float" office:value="-536.254410937599" calcext:value-type="float">
            <text:p>-536.2544109376</text:p>
          </table:table-cell>
          <table:table-cell table:number-columns-repeated="4"/>
          <table:table-cell office:value-type="float" office:value="62.4749561786722" calcext:value-type="float">
            <text:p>62.4749561787</text:p>
          </table:table-cell>
          <table:table-cell table:number-columns-repeated="4"/>
          <table:table-cell office:value-type="float" office:value="-24.5644326961747" calcext:value-type="float">
            <text:p>-24.5644326962</text:p>
          </table:table-cell>
          <table:table-cell/>
        </table:table-row>
        <table:table-row table:style-name="ro1">
          <table:table-cell/>
          <table:table-cell office:value-type="float" office:value="-30.0443726274207" calcext:value-type="float">
            <text:p>-30.0443726274</text:p>
          </table:table-cell>
          <table:table-cell table:number-columns-repeated="4"/>
          <table:table-cell office:value-type="float" office:value="-327.517105841341" calcext:value-type="float">
            <text:p>-327.5171058413</text:p>
          </table:table-cell>
          <table:table-cell table:number-columns-repeated="4"/>
          <table:table-cell office:value-type="float" office:value="-77.5590009021842" calcext:value-type="float">
            <text:p>-77.5590009022</text:p>
          </table:table-cell>
          <table:table-cell table:number-columns-repeated="4"/>
          <table:table-cell office:value-type="float" office:value="-4.68253529028544" calcext:value-type="float">
            <text:p>-4.6825352903</text:p>
          </table:table-cell>
          <table:table-cell/>
        </table:table-row>
        <table:table-row table:style-name="ro1">
          <table:table-cell/>
          <table:table-cell office:value-type="float" office:value="383.602929220657" calcext:value-type="float">
            <text:p>383.6029292207</text:p>
          </table:table-cell>
          <table:table-cell table:number-columns-repeated="4"/>
          <table:table-cell office:value-type="float" office:value="272.826154310069" calcext:value-type="float">
            <text:p>272.8261543101</text:p>
          </table:table-cell>
          <table:table-cell table:number-columns-repeated="4"/>
          <table:table-cell office:value-type="float" office:value="1217.75355678219" calcext:value-type="float">
            <text:p>1217.7535567822</text:p>
          </table:table-cell>
          <table:table-cell table:number-columns-repeated="4"/>
          <table:table-cell office:value-type="float" office:value="-162.822903501356" calcext:value-type="float">
            <text:p>-162.8229035014</text:p>
          </table:table-cell>
          <table:table-cell/>
        </table:table-row>
        <table:table-row table:style-name="ro1">
          <table:table-cell/>
          <table:table-cell office:value-type="float" office:value="12.4988533945652" calcext:value-type="float">
            <text:p>12.4988533946</text:p>
          </table:table-cell>
          <table:table-cell table:number-columns-repeated="4"/>
          <table:table-cell office:value-type="float" office:value="147.017957251902" calcext:value-type="float">
            <text:p>147.0179572519</text:p>
          </table:table-cell>
          <table:table-cell table:number-columns-repeated="4"/>
          <table:table-cell office:value-type="float" office:value="489.623721432006" calcext:value-type="float">
            <text:p>489.623721432</text:p>
          </table:table-cell>
          <table:table-cell table:number-columns-repeated="4"/>
          <table:table-cell office:value-type="float" office:value="70.3900732521549" calcext:value-type="float">
            <text:p>70.3900732522</text:p>
          </table:table-cell>
          <table:table-cell/>
        </table:table-row>
        <table:table-row table:style-name="ro1">
          <table:table-cell/>
          <table:table-cell office:value-type="float" office:value="164.853737039935" calcext:value-type="float">
            <text:p>164.8537370399</text:p>
          </table:table-cell>
          <table:table-cell table:number-columns-repeated="4"/>
          <table:table-cell office:value-type="float" office:value="-938.93113893562" calcext:value-type="float">
            <text:p>-938.9311389356</text:p>
          </table:table-cell>
          <table:table-cell table:number-columns-repeated="4"/>
          <table:table-cell office:value-type="float" office:value="-592.0772160045" calcext:value-type="float">
            <text:p>-592.0772160045</text:p>
          </table:table-cell>
          <table:table-cell table:number-columns-repeated="4"/>
          <table:table-cell office:value-type="float" office:value="135.422064111978" calcext:value-type="float">
            <text:p>135.422064112</text:p>
          </table:table-cell>
          <table:table-cell/>
        </table:table-row>
        <table:table-row table:style-name="ro1">
          <table:table-cell/>
          <table:table-cell office:value-type="float" office:value="367.811231080892" calcext:value-type="float">
            <text:p>367.8112310809</text:p>
          </table:table-cell>
          <table:table-cell table:number-columns-repeated="4"/>
          <table:table-cell office:value-type="float" office:value="502.450238227202" calcext:value-type="float">
            <text:p>502.4502382272</text:p>
          </table:table-cell>
          <table:table-cell table:number-columns-repeated="4"/>
          <table:table-cell office:value-type="float" office:value="-153.911796040756" calcext:value-type="float">
            <text:p>-153.9117960408</text:p>
          </table:table-cell>
          <table:table-cell table:number-columns-repeated="4"/>
          <table:table-cell office:value-type="float" office:value="-25.8426184686238" calcext:value-type="float">
            <text:p>-25.8426184686</text:p>
          </table:table-cell>
          <table:table-cell/>
        </table:table-row>
        <table:table-row table:style-name="ro1">
          <table:table-cell/>
          <table:table-cell office:value-type="float" office:value="151.42524091164" calcext:value-type="float">
            <text:p>151.4252409116</text:p>
          </table:table-cell>
          <table:table-cell table:number-columns-repeated="4"/>
          <table:table-cell office:value-type="float" office:value="527.544951004919" calcext:value-type="float">
            <text:p>527.5449510049</text:p>
          </table:table-cell>
          <table:table-cell table:number-columns-repeated="4"/>
          <table:table-cell office:value-type="float" office:value="147.483675450707" calcext:value-type="float">
            <text:p>147.4836754507</text:p>
          </table:table-cell>
          <table:table-cell table:number-columns-repeated="4"/>
          <table:table-cell office:value-type="float" office:value="-36.8389860538215" calcext:value-type="float">
            <text:p>-36.8389860538</text:p>
          </table:table-cell>
          <table:table-cell/>
        </table:table-row>
        <table:table-row table:style-name="ro1">
          <table:table-cell/>
          <table:table-cell office:value-type="float" office:value="254.918452525556" calcext:value-type="float">
            <text:p>254.9184525256</text:p>
          </table:table-cell>
          <table:table-cell table:number-columns-repeated="4"/>
          <table:table-cell office:value-type="float" office:value="136.015295808375" calcext:value-type="float">
            <text:p>136.0152958084</text:p>
          </table:table-cell>
          <table:table-cell table:number-columns-repeated="4"/>
          <table:table-cell office:value-type="float" office:value="20.7819347120957" calcext:value-type="float">
            <text:p>20.7819347121</text:p>
          </table:table-cell>
          <table:table-cell table:number-columns-repeated="4"/>
          <table:table-cell office:value-type="float" office:value="3.37742687518676" calcext:value-type="float">
            <text:p>3.3774268752</text:p>
          </table:table-cell>
          <table:table-cell/>
        </table:table-row>
        <table:table-row table:style-name="ro1">
          <table:table-cell/>
          <table:table-cell office:value-type="float" office:value="2.3618043816629" calcext:value-type="float">
            <text:p>2.3618043817</text:p>
          </table:table-cell>
          <table:table-cell table:number-columns-repeated="4"/>
          <table:table-cell office:value-type="float" office:value="95.0585113960356" calcext:value-type="float">
            <text:p>95.058511396</text:p>
          </table:table-cell>
          <table:table-cell table:number-columns-repeated="4"/>
          <table:table-cell office:value-type="float" office:value="820.818261418272" calcext:value-type="float">
            <text:p>820.8182614183</text:p>
          </table:table-cell>
          <table:table-cell table:number-columns-repeated="4"/>
          <table:table-cell office:value-type="float" office:value="-84.5608389631627" calcext:value-type="float">
            <text:p>-84.5608389632</text:p>
          </table:table-cell>
          <table:table-cell/>
        </table:table-row>
        <table:table-row table:style-name="ro1">
          <table:table-cell/>
          <table:table-cell office:value-type="float" office:value="1.78394684268748" calcext:value-type="float">
            <text:p>1.7839468427</text:p>
          </table:table-cell>
          <table:table-cell table:number-columns-repeated="4"/>
          <table:table-cell office:value-type="float" office:value="278.3076913322" calcext:value-type="float">
            <text:p>278.3076913322</text:p>
          </table:table-cell>
          <table:table-cell table:number-columns-repeated="4"/>
          <table:table-cell office:value-type="float" office:value="-575.091339559511" calcext:value-type="float">
            <text:p>-575.0913395595</text:p>
          </table:table-cell>
          <table:table-cell table:number-columns-repeated="4"/>
          <table:table-cell office:value-type="float" office:value="-8.35075701297737" calcext:value-type="float">
            <text:p>-8.350757013</text:p>
          </table:table-cell>
          <table:table-cell/>
        </table:table-row>
        <table:table-row table:style-name="ro1">
          <table:table-cell/>
          <table:table-cell office:value-type="float" office:value="201.388066584386" calcext:value-type="float">
            <text:p>201.3880665844</text:p>
          </table:table-cell>
          <table:table-cell table:number-columns-repeated="4"/>
          <table:table-cell office:value-type="float" office:value="-91.0555310081646" calcext:value-type="float">
            <text:p>-91.0555310082</text:p>
          </table:table-cell>
          <table:table-cell table:number-columns-repeated="4"/>
          <table:table-cell office:value-type="float" office:value="-647.681501452641" calcext:value-type="float">
            <text:p>-647.6815014526</text:p>
          </table:table-cell>
          <table:table-cell table:number-columns-repeated="4"/>
          <table:table-cell office:value-type="float" office:value="-32.4586604275038" calcext:value-type="float">
            <text:p>-32.4586604275</text:p>
          </table:table-cell>
          <table:table-cell/>
        </table:table-row>
        <table:table-row table:style-name="ro1">
          <table:table-cell/>
          <table:table-cell office:value-type="float" office:value="-11.0065911228958" calcext:value-type="float">
            <text:p>-11.0065911229</text:p>
          </table:table-cell>
          <table:table-cell table:number-columns-repeated="4"/>
          <table:table-cell office:value-type="float" office:value="-248.694310988891" calcext:value-type="float">
            <text:p>-248.6943109889</text:p>
          </table:table-cell>
          <table:table-cell table:number-columns-repeated="4"/>
          <table:table-cell office:value-type="float" office:value="300.110478449942" calcext:value-type="float">
            <text:p>300.1104784499</text:p>
          </table:table-cell>
          <table:table-cell table:number-columns-repeated="4"/>
          <table:table-cell office:value-type="float" office:value="-84.6728915141753" calcext:value-type="float">
            <text:p>-84.6728915142</text:p>
          </table:table-cell>
          <table:table-cell/>
        </table:table-row>
        <table:table-row table:style-name="ro1">
          <table:table-cell/>
          <table:table-cell office:value-type="float" office:value="-46.5617909077937" calcext:value-type="float">
            <text:p>-46.5617909078</text:p>
          </table:table-cell>
          <table:table-cell table:number-columns-repeated="4"/>
          <table:table-cell office:value-type="float" office:value="42.9049511107342" calcext:value-type="float">
            <text:p>42.9049511107</text:p>
          </table:table-cell>
          <table:table-cell table:number-columns-repeated="4"/>
          <table:table-cell office:value-type="float" office:value="-32.9199353209443" calcext:value-type="float">
            <text:p>-32.9199353209</text:p>
          </table:table-cell>
          <table:table-cell table:number-columns-repeated="4"/>
          <table:table-cell office:value-type="float" office:value="12.5871680409856" calcext:value-type="float">
            <text:p>12.587168041</text:p>
          </table:table-cell>
          <table:table-cell/>
        </table:table-row>
        <table:table-row table:style-name="ro1">
          <table:table-cell/>
          <table:table-cell office:value-type="float" office:value="8.68317706594583" calcext:value-type="float">
            <text:p>8.6831770659</text:p>
          </table:table-cell>
          <table:table-cell table:number-columns-repeated="4"/>
          <table:table-cell office:value-type="float" office:value="75.9173779706021" calcext:value-type="float">
            <text:p>75.9173779706</text:p>
          </table:table-cell>
          <table:table-cell table:number-columns-repeated="4"/>
          <table:table-cell office:value-type="float" office:value="-536.500466906617" calcext:value-type="float">
            <text:p>-536.5004669066</text:p>
          </table:table-cell>
          <table:table-cell table:number-columns-repeated="4"/>
          <table:table-cell office:value-type="float" office:value="19.9164710164463" calcext:value-type="float">
            <text:p>19.9164710164</text:p>
          </table:table-cell>
          <table:table-cell/>
        </table:table-row>
        <table:table-row table:style-name="ro1">
          <table:table-cell/>
          <table:table-cell office:value-type="float" office:value="-47.1358222188064" calcext:value-type="float">
            <text:p>-47.1358222188</text:p>
          </table:table-cell>
          <table:table-cell table:number-columns-repeated="4"/>
          <table:table-cell office:value-type="float" office:value="-8.13357981517265" calcext:value-type="float">
            <text:p>-8.1335798152</text:p>
          </table:table-cell>
          <table:table-cell table:number-columns-repeated="4"/>
          <table:table-cell office:value-type="float" office:value="-189.052200021422" calcext:value-type="float">
            <text:p>-189.0522000214</text:p>
          </table:table-cell>
          <table:table-cell table:number-columns-repeated="4"/>
          <table:table-cell office:value-type="float" office:value="-47.8443785714732" calcext:value-type="float">
            <text:p>-47.8443785715</text:p>
          </table:table-cell>
          <table:table-cell/>
        </table:table-row>
        <table:table-row table:style-name="ro1">
          <table:table-cell/>
          <table:table-cell office:value-type="float" office:value="-2.6569093725011" calcext:value-type="float">
            <text:p>-2.6569093725</text:p>
          </table:table-cell>
          <table:table-cell table:number-columns-repeated="4"/>
          <table:table-cell office:value-type="float" office:value="-291.147325362174" calcext:value-type="float">
            <text:p>-291.1473253622</text:p>
          </table:table-cell>
          <table:table-cell table:number-columns-repeated="4"/>
          <table:table-cell office:value-type="float" office:value="390.950137341797" calcext:value-type="float">
            <text:p>390.9501373418</text:p>
          </table:table-cell>
          <table:table-cell table:number-columns-repeated="4"/>
          <table:table-cell office:value-type="float" office:value="-84.3875737750064" calcext:value-type="float">
            <text:p>-84.387573775</text:p>
          </table:table-cell>
          <table:table-cell/>
        </table:table-row>
        <table:table-row table:style-name="ro1">
          <table:table-cell/>
          <table:table-cell office:value-type="float" office:value="22.3514507356558" calcext:value-type="float">
            <text:p>22.3514507357</text:p>
          </table:table-cell>
          <table:table-cell table:number-columns-repeated="4"/>
          <table:table-cell office:value-type="float" office:value="118.845751896562" calcext:value-type="float">
            <text:p>118.8457518966</text:p>
          </table:table-cell>
          <table:table-cell table:number-columns-repeated="4"/>
          <table:table-cell office:value-type="float" office:value="309.579094560552" calcext:value-type="float">
            <text:p>309.5790945606</text:p>
          </table:table-cell>
          <table:table-cell table:number-columns-repeated="4"/>
          <table:table-cell office:value-type="float" office:value="63.1665738982245" calcext:value-type="float">
            <text:p>63.1665738982</text:p>
          </table:table-cell>
          <table:table-cell/>
        </table:table-row>
        <table:table-row table:style-name="ro1">
          <table:table-cell/>
          <table:table-cell office:value-type="float" office:value="-9.56847698284764" calcext:value-type="float">
            <text:p>-9.5684769828</text:p>
          </table:table-cell>
          <table:table-cell table:number-columns-repeated="4"/>
          <table:table-cell office:value-type="float" office:value="-53.0034597185425" calcext:value-type="float">
            <text:p>-53.0034597185</text:p>
          </table:table-cell>
          <table:table-cell table:number-columns-repeated="4"/>
          <table:table-cell office:value-type="float" office:value="-348.91234459853" calcext:value-type="float">
            <text:p>-348.9123445985</text:p>
          </table:table-cell>
          <table:table-cell table:number-columns-repeated="4"/>
          <table:table-cell office:value-type="float" office:value="15.7069735273003" calcext:value-type="float">
            <text:p>15.7069735273</text:p>
          </table:table-cell>
          <table:table-cell/>
        </table:table-row>
        <table:table-row table:style-name="ro1">
          <table:table-cell/>
          <table:table-cell office:value-type="float" office:value="7.38322675895142" calcext:value-type="float">
            <text:p>7.383226759</text:p>
          </table:table-cell>
          <table:table-cell table:number-columns-repeated="4"/>
          <table:table-cell office:value-type="float" office:value="138.976513562841" calcext:value-type="float">
            <text:p>138.9765135628</text:p>
          </table:table-cell>
          <table:table-cell table:number-columns-repeated="4"/>
          <table:table-cell office:value-type="float" office:value="189.947525983925" calcext:value-type="float">
            <text:p>189.9475259839</text:p>
          </table:table-cell>
          <table:table-cell table:number-columns-repeated="4"/>
          <table:table-cell office:value-type="float" office:value="-1.93731337731914" calcext:value-type="float">
            <text:p>-1.9373133773</text:p>
          </table:table-cell>
          <table:table-cell/>
        </table:table-row>
        <table:table-row table:style-name="ro1">
          <table:table-cell/>
          <table:table-cell office:value-type="float" office:value="3.34997137467629" calcext:value-type="float">
            <text:p>3.3499713747</text:p>
          </table:table-cell>
          <table:table-cell table:number-columns-repeated="4"/>
          <table:table-cell office:value-type="float" office:value="-33.0364121792198" calcext:value-type="float">
            <text:p>-33.0364121792</text:p>
          </table:table-cell>
          <table:table-cell table:number-columns-repeated="4"/>
          <table:table-cell office:value-type="float" office:value="324.853692022193" calcext:value-type="float">
            <text:p>324.8536920222</text:p>
          </table:table-cell>
          <table:table-cell table:number-columns-repeated="4"/>
          <table:table-cell office:value-type="float" office:value="19.7130149242631" calcext:value-type="float">
            <text:p>19.7130149243</text:p>
          </table:table-cell>
          <table:table-cell/>
        </table:table-row>
        <table:table-row table:style-name="ro1">
          <table:table-cell/>
          <table:table-cell office:value-type="float" office:value="516.329317205938" calcext:value-type="float">
            <text:p>516.3293172059</text:p>
          </table:table-cell>
          <table:table-cell table:number-columns-repeated="4"/>
          <table:table-cell office:value-type="float" office:value="-157.493883417534" calcext:value-type="float">
            <text:p>-157.4938834175</text:p>
          </table:table-cell>
          <table:table-cell table:number-columns-repeated="4"/>
          <table:table-cell office:value-type="float" office:value="101.09672922287" calcext:value-type="float">
            <text:p>101.0967292229</text:p>
          </table:table-cell>
          <table:table-cell table:number-columns-repeated="4"/>
          <table:table-cell office:value-type="float" office:value="-0.290826540669572" calcext:value-type="float">
            <text:p>-0.2908265407</text:p>
          </table:table-cell>
          <table:table-cell/>
        </table:table-row>
        <table:table-row table:style-name="ro1">
          <table:table-cell/>
          <table:table-cell office:value-type="float" office:value="403.486780516094" calcext:value-type="float">
            <text:p>403.4867805161</text:p>
          </table:table-cell>
          <table:table-cell table:number-columns-repeated="4"/>
          <table:table-cell office:value-type="float" office:value="280.059016933028" calcext:value-type="float">
            <text:p>280.059016933</text:p>
          </table:table-cell>
          <table:table-cell table:number-columns-repeated="4"/>
          <table:table-cell office:value-type="float" office:value="41.3473567701534" calcext:value-type="float">
            <text:p>41.3473567702</text:p>
          </table:table-cell>
          <table:table-cell table:number-columns-repeated="4"/>
          <table:table-cell office:value-type="float" office:value="10.6971797238559" calcext:value-type="float">
            <text:p>10.6971797239</text:p>
          </table:table-cell>
          <table:table-cell/>
        </table:table-row>
        <table:table-row table:style-name="ro1">
          <table:table-cell/>
          <table:table-cell office:value-type="float" office:value="-179.88568066032" calcext:value-type="float">
            <text:p>-179.8856806603</text:p>
          </table:table-cell>
          <table:table-cell table:number-columns-repeated="4"/>
          <table:table-cell office:value-type="float" office:value="78.033132510203" calcext:value-type="float">
            <text:p>78.0331325102</text:p>
          </table:table-cell>
          <table:table-cell table:number-columns-repeated="4"/>
          <table:table-cell office:value-type="float" office:value="68.4880896682125" calcext:value-type="float">
            <text:p>68.4880896682</text:p>
          </table:table-cell>
          <table:table-cell table:number-columns-repeated="4"/>
          <table:table-cell office:value-type="float" office:value="-3.25260017535179" calcext:value-type="float">
            <text:p>-3.2526001754</text:p>
          </table:table-cell>
          <table:table-cell/>
        </table:table-row>
        <table:table-row table:style-name="ro1">
          <table:table-cell/>
          <table:table-cell office:value-type="float" office:value="406.317419195475" calcext:value-type="float">
            <text:p>406.3174191955</text:p>
          </table:table-cell>
          <table:table-cell table:number-columns-repeated="4"/>
          <table:table-cell office:value-type="float" office:value="1.73193004350156" calcext:value-type="float">
            <text:p>1.7319300435</text:p>
          </table:table-cell>
          <table:table-cell table:number-columns-repeated="4"/>
          <table:table-cell office:value-type="float" office:value="1141.30237762335" calcext:value-type="float">
            <text:p>1141.3023776234</text:p>
          </table:table-cell>
          <table:table-cell table:number-columns-repeated="4"/>
          <table:table-cell office:value-type="float" office:value="385.052738423078" calcext:value-type="float">
            <text:p>385.0527384231</text:p>
          </table:table-cell>
          <table:table-cell/>
        </table:table-row>
        <table:table-row table:style-name="ro1">
          <table:table-cell/>
          <table:table-cell office:value-type="float" office:value="16.6554273712118" calcext:value-type="float">
            <text:p>16.6554273712</text:p>
          </table:table-cell>
          <table:table-cell table:number-columns-repeated="4"/>
          <table:table-cell office:value-type="float" office:value="206.818155775808" calcext:value-type="float">
            <text:p>206.8181557758</text:p>
          </table:table-cell>
          <table:table-cell table:number-columns-repeated="4"/>
          <table:table-cell office:value-type="float" office:value="251.399544273695" calcext:value-type="float">
            <text:p>251.3995442737</text:p>
          </table:table-cell>
          <table:table-cell table:number-columns-repeated="4"/>
          <table:table-cell office:value-type="float" office:value="113.931216526881" calcext:value-type="float">
            <text:p>113.9312165269</text:p>
          </table:table-cell>
          <table:table-cell/>
        </table:table-row>
        <table:table-row table:style-name="ro1">
          <table:table-cell/>
          <table:table-cell office:value-type="float" office:value="-266.791269828067" calcext:value-type="float">
            <text:p>-266.7912698281</text:p>
          </table:table-cell>
          <table:table-cell table:number-columns-repeated="4"/>
          <table:table-cell office:value-type="float" office:value="223.902862120902" calcext:value-type="float">
            <text:p>223.9028621209</text:p>
          </table:table-cell>
          <table:table-cell table:number-columns-repeated="4"/>
          <table:table-cell office:value-type="float" office:value="-237.595018732343" calcext:value-type="float">
            <text:p>-237.5950187323</text:p>
          </table:table-cell>
          <table:table-cell table:number-columns-repeated="4"/>
          <table:table-cell office:value-type="float" office:value="-122.215059948732" calcext:value-type="float">
            <text:p>-122.2150599487</text:p>
          </table:table-cell>
          <table:table-cell/>
        </table:table-row>
        <table:table-row table:style-name="ro1">
          <table:table-cell/>
          <table:table-cell office:value-type="float" office:value="-11.686977843218" calcext:value-type="float">
            <text:p>-11.6869778432</text:p>
          </table:table-cell>
          <table:table-cell table:number-columns-repeated="4"/>
          <table:table-cell office:value-type="float" office:value="37.9394379116339" calcext:value-type="float">
            <text:p>37.9394379116</text:p>
          </table:table-cell>
          <table:table-cell table:number-columns-repeated="4"/>
          <table:table-cell office:value-type="float" office:value="-15.7850020101814" calcext:value-type="float">
            <text:p>-15.7850020102</text:p>
          </table:table-cell>
          <table:table-cell table:number-columns-repeated="4"/>
          <table:table-cell office:value-type="float" office:value="-19.1457286008472" calcext:value-type="float">
            <text:p>-19.1457286008</text:p>
          </table:table-cell>
          <table:table-cell/>
        </table:table-row>
        <table:table-row table:style-name="ro1">
          <table:table-cell/>
          <table:table-cell office:value-type="float" office:value="4.65021733627024" calcext:value-type="float">
            <text:p>4.6502173363</text:p>
          </table:table-cell>
          <table:table-cell table:number-columns-repeated="4"/>
          <table:table-cell office:value-type="float" office:value="126.088900878617" calcext:value-type="float">
            <text:p>126.0889008786</text:p>
          </table:table-cell>
          <table:table-cell table:number-columns-repeated="4"/>
          <table:table-cell office:value-type="float" office:value="27.8586822387885" calcext:value-type="float">
            <text:p>27.8586822388</text:p>
          </table:table-cell>
          <table:table-cell table:number-columns-repeated="4"/>
          <table:table-cell office:value-type="float" office:value="22.3251783415425" calcext:value-type="float">
            <text:p>22.3251783415</text:p>
          </table:table-cell>
          <table:table-cell/>
        </table:table-row>
        <table:table-row table:style-name="ro1">
          <table:table-cell/>
          <table:table-cell office:value-type="float" office:value="16.2949644186738" calcext:value-type="float">
            <text:p>16.2949644187</text:p>
          </table:table-cell>
          <table:table-cell table:number-columns-repeated="4"/>
          <table:table-cell office:value-type="float" office:value="-0.554796294213247" calcext:value-type="float">
            <text:p>-0.5547962942</text:p>
          </table:table-cell>
          <table:table-cell table:number-columns-repeated="4"/>
          <table:table-cell office:value-type="float" office:value="-9.03586751706041" calcext:value-type="float">
            <text:p>-9.0358675171</text:p>
          </table:table-cell>
          <table:table-cell table:number-columns-repeated="4"/>
          <table:table-cell office:value-type="float" office:value="0.421702197396291" calcext:value-type="float">
            <text:p>0.4217021974</text:p>
          </table:table-cell>
          <table:table-cell/>
        </table:table-row>
        <table:table-row table:style-name="ro1">
          <table:table-cell/>
          <table:table-cell office:value-type="float" office:value="-133.295815059547" calcext:value-type="float">
            <text:p>-133.2958150595</text:p>
          </table:table-cell>
          <table:table-cell table:number-columns-repeated="4"/>
          <table:table-cell office:value-type="float" office:value="-2.15326022779343" calcext:value-type="float">
            <text:p>-2.1532602278</text:p>
          </table:table-cell>
          <table:table-cell table:number-columns-repeated="4"/>
          <table:table-cell office:value-type="float" office:value="337.57012578236" calcext:value-type="float">
            <text:p>337.5701257824</text:p>
          </table:table-cell>
          <table:table-cell table:number-columns-repeated="4"/>
          <table:table-cell office:value-type="float" office:value="-223.48165926362" calcext:value-type="float">
            <text:p>-223.4816592636</text:p>
          </table:table-cell>
          <table:table-cell/>
        </table:table-row>
        <table:table-row table:style-name="ro1">
          <table:table-cell/>
          <table:table-cell office:value-type="float" office:value="244.333364381777" calcext:value-type="float">
            <text:p>244.3333643818</text:p>
          </table:table-cell>
          <table:table-cell table:number-columns-repeated="4"/>
          <table:table-cell office:value-type="float" office:value="602.893774206843" calcext:value-type="float">
            <text:p>602.8937742068</text:p>
          </table:table-cell>
          <table:table-cell table:number-columns-repeated="4"/>
          <table:table-cell office:value-type="float" office:value="388.697593033725" calcext:value-type="float">
            <text:p>388.6975930337</text:p>
          </table:table-cell>
          <table:table-cell table:number-columns-repeated="4"/>
          <table:table-cell office:value-type="float" office:value="50.6194576266633" calcext:value-type="float">
            <text:p>50.6194576267</text:p>
          </table:table-cell>
          <table:table-cell/>
        </table:table-row>
        <table:table-row table:style-name="ro1">
          <table:table-cell/>
          <table:table-cell office:value-type="float" office:value="10.9547331142458" calcext:value-type="float">
            <text:p>10.9547331142</text:p>
          </table:table-cell>
          <table:table-cell table:number-columns-repeated="4"/>
          <table:table-cell office:value-type="float" office:value="370.765907092175" calcext:value-type="float">
            <text:p>370.7659070922</text:p>
          </table:table-cell>
          <table:table-cell table:number-columns-repeated="4"/>
          <table:table-cell office:value-type="float" office:value="-23.4777252086" calcext:value-type="float">
            <text:p>-23.4777252086</text:p>
          </table:table-cell>
          <table:table-cell table:number-columns-repeated="4"/>
          <table:table-cell office:value-type="float" office:value="55.3804494465928" calcext:value-type="float">
            <text:p>55.3804494466</text:p>
          </table:table-cell>
          <table:table-cell/>
        </table:table-row>
        <table:table-row table:style-name="ro1">
          <table:table-cell/>
          <table:table-cell office:value-type="float" office:value="1.23394257049858" calcext:value-type="float">
            <text:p>1.2339425705</text:p>
          </table:table-cell>
          <table:table-cell table:number-columns-repeated="4"/>
          <table:table-cell office:value-type="float" office:value="-182.217318645982" calcext:value-type="float">
            <text:p>-182.217318646</text:p>
          </table:table-cell>
          <table:table-cell table:number-columns-repeated="4"/>
          <table:table-cell office:value-type="float" office:value="-110.677965676124" calcext:value-type="float">
            <text:p>-110.6779656761</text:p>
          </table:table-cell>
          <table:table-cell table:number-columns-repeated="4"/>
          <table:table-cell office:value-type="float" office:value="-4.3576224751397" calcext:value-type="float">
            <text:p>-4.3576224751</text:p>
          </table:table-cell>
          <table:table-cell/>
        </table:table-row>
        <table:table-row table:style-name="ro1">
          <table:table-cell/>
          <table:table-cell office:value-type="float" office:value="-1.19947911410054" calcext:value-type="float">
            <text:p>-1.1994791141</text:p>
          </table:table-cell>
          <table:table-cell table:number-columns-repeated="4"/>
          <table:table-cell office:value-type="float" office:value="-84.0908535761775" calcext:value-type="float">
            <text:p>-84.0908535762</text:p>
          </table:table-cell>
          <table:table-cell table:number-columns-repeated="4"/>
          <table:table-cell office:value-type="float" office:value="-0.582859003034574" calcext:value-type="float">
            <text:p>-0.582859003</text:p>
          </table:table-cell>
          <table:table-cell table:number-columns-repeated="4"/>
          <table:table-cell office:value-type="float" office:value="-5.93314678670476" calcext:value-type="float">
            <text:p>-5.9331467867</text:p>
          </table:table-cell>
          <table:table-cell/>
        </table:table-row>
        <table:table-row table:style-name="ro1">
          <table:table-cell/>
          <table:table-cell office:value-type="float" office:value="-138.041097847716" calcext:value-type="float">
            <text:p>-138.0410978477</text:p>
          </table:table-cell>
          <table:table-cell table:number-columns-repeated="4"/>
          <table:table-cell office:value-type="float" office:value="165.843635594127" calcext:value-type="float">
            <text:p>165.8436355941</text:p>
          </table:table-cell>
          <table:table-cell table:number-columns-repeated="4"/>
          <table:table-cell office:value-type="float" office:value="-33.2815967823102" calcext:value-type="float">
            <text:p>-33.2815967823</text:p>
          </table:table-cell>
          <table:table-cell table:number-columns-repeated="4"/>
          <table:table-cell office:value-type="float" office:value="-186.918243580106" calcext:value-type="float">
            <text:p>-186.9182435801</text:p>
          </table:table-cell>
          <table:table-cell/>
        </table:table-row>
        <table:table-row table:style-name="ro1">
          <table:table-cell/>
          <table:table-cell office:value-type="float" office:value="-2.72859623625118" calcext:value-type="float">
            <text:p>-2.7285962363</text:p>
          </table:table-cell>
          <table:table-cell table:number-columns-repeated="4"/>
          <table:table-cell office:value-type="float" office:value="431.84416366814" calcext:value-type="float">
            <text:p>431.8441636681</text:p>
          </table:table-cell>
          <table:table-cell table:number-columns-repeated="4"/>
          <table:table-cell office:value-type="float" office:value="0.150616237483874" calcext:value-type="float">
            <text:p>0.1506162375</text:p>
          </table:table-cell>
          <table:table-cell table:number-columns-repeated="4"/>
          <table:table-cell office:value-type="float" office:value="-60.5282422734092" calcext:value-type="float">
            <text:p>-60.5282422734</text:p>
          </table:table-cell>
          <table:table-cell/>
        </table:table-row>
        <table:table-row table:style-name="ro1">
          <table:table-cell/>
          <table:table-cell office:value-type="float" office:value="67.6563996932364" calcext:value-type="float">
            <text:p>67.6563996932</text:p>
          </table:table-cell>
          <table:table-cell table:number-columns-repeated="4"/>
          <table:table-cell office:value-type="float" office:value="-52.3554457886808" calcext:value-type="float">
            <text:p>-52.3554457887</text:p>
          </table:table-cell>
          <table:table-cell table:number-columns-repeated="4"/>
          <table:table-cell office:value-type="float" office:value="-59.1970613026885" calcext:value-type="float">
            <text:p>-59.1970613027</text:p>
          </table:table-cell>
          <table:table-cell table:number-columns-repeated="4"/>
          <table:table-cell office:value-type="float" office:value="135.359775425597" calcext:value-type="float">
            <text:p>135.3597754256</text:p>
          </table:table-cell>
          <table:table-cell/>
        </table:table-row>
        <table:table-row table:style-name="ro1">
          <table:table-cell/>
          <table:table-cell office:value-type="float" office:value="47.6162560059483" calcext:value-type="float">
            <text:p>47.6162560059</text:p>
          </table:table-cell>
          <table:table-cell table:number-columns-repeated="4"/>
          <table:table-cell office:value-type="float" office:value="-105.902693160602" calcext:value-type="float">
            <text:p>-105.9026931606</text:p>
          </table:table-cell>
          <table:table-cell table:number-columns-repeated="4"/>
          <table:table-cell office:value-type="float" office:value="-30.7948477751132" calcext:value-type="float">
            <text:p>-30.7948477751</text:p>
          </table:table-cell>
          <table:table-cell table:number-columns-repeated="4"/>
          <table:table-cell office:value-type="float" office:value="16.0805940018796" calcext:value-type="float">
            <text:p>16.0805940019</text:p>
          </table:table-cell>
          <table:table-cell/>
        </table:table-row>
        <table:table-row table:style-name="ro1">
          <table:table-cell/>
          <table:table-cell office:value-type="float" office:value="-6.84497429024486" calcext:value-type="float">
            <text:p>-6.8449742902</text:p>
          </table:table-cell>
          <table:table-cell table:number-columns-repeated="4"/>
          <table:table-cell office:value-type="float" office:value="-92.7005996193884" calcext:value-type="float">
            <text:p>-92.7005996194</text:p>
          </table:table-cell>
          <table:table-cell table:number-columns-repeated="4"/>
          <table:table-cell office:value-type="float" office:value="-125.55074710165" calcext:value-type="float">
            <text:p>-125.5507471017</text:p>
          </table:table-cell>
          <table:table-cell table:number-columns-repeated="4"/>
          <table:table-cell office:value-type="float" office:value="63.8100714002077" calcext:value-type="float">
            <text:p>63.8100714002</text:p>
          </table:table-cell>
          <table:table-cell/>
        </table:table-row>
        <table:table-row table:style-name="ro1">
          <table:table-cell/>
          <table:table-cell office:value-type="float" office:value="45.741758629653" calcext:value-type="float">
            <text:p>45.7417586297</text:p>
          </table:table-cell>
          <table:table-cell table:number-columns-repeated="4"/>
          <table:table-cell office:value-type="float" office:value="-33.3818282456194" calcext:value-type="float">
            <text:p>-33.3818282456</text:p>
          </table:table-cell>
          <table:table-cell table:number-columns-repeated="4"/>
          <table:table-cell office:value-type="float" office:value="-113.771296472389" calcext:value-type="float">
            <text:p>-113.7712964724</text:p>
          </table:table-cell>
          <table:table-cell table:number-columns-repeated="4"/>
          <table:table-cell office:value-type="float" office:value="-26.0147557190368" calcext:value-type="float">
            <text:p>-26.014755719</text:p>
          </table:table-cell>
          <table:table-cell/>
        </table:table-row>
        <table:table-row table:style-name="ro1">
          <table:table-cell/>
          <table:table-cell office:value-type="float" office:value="7.21559813465501" calcext:value-type="float">
            <text:p>7.2155981347</text:p>
          </table:table-cell>
          <table:table-cell table:number-columns-repeated="4"/>
          <table:table-cell office:value-type="float" office:value="-46.9090765863616" calcext:value-type="float">
            <text:p>-46.9090765864</text:p>
          </table:table-cell>
          <table:table-cell table:number-columns-repeated="4"/>
          <table:table-cell office:value-type="float" office:value="-25.5190198035388" calcext:value-type="float">
            <text:p>-25.5190198035</text:p>
          </table:table-cell>
          <table:table-cell table:number-columns-repeated="4"/>
          <table:table-cell office:value-type="float" office:value="-25.2112697878564" calcext:value-type="float">
            <text:p>-25.2112697879</text:p>
          </table:table-cell>
          <table:table-cell/>
        </table:table-row>
        <table:table-row table:style-name="ro1">
          <table:table-cell/>
          <table:table-cell office:value-type="float" office:value="5.83446028874823" calcext:value-type="float">
            <text:p>5.8344602887</text:p>
          </table:table-cell>
          <table:table-cell table:number-columns-repeated="4"/>
          <table:table-cell office:value-type="float" office:value="5.3056512817634" calcext:value-type="float">
            <text:p>5.3056512818</text:p>
          </table:table-cell>
          <table:table-cell table:number-columns-repeated="4"/>
          <table:table-cell office:value-type="float" office:value="-6.97502994187518" calcext:value-type="float">
            <text:p>-6.9750299419</text:p>
          </table:table-cell>
          <table:table-cell table:number-columns-repeated="4"/>
          <table:table-cell office:value-type="float" office:value="41.6876878069108" calcext:value-type="float">
            <text:p>41.6876878069</text:p>
          </table:table-cell>
          <table:table-cell/>
        </table:table-row>
        <table:table-row table:style-name="ro1">
          <table:table-cell/>
          <table:table-cell office:value-type="float" office:value="1.41440825204154" calcext:value-type="float">
            <text:p>1.414408252</text:p>
          </table:table-cell>
          <table:table-cell table:number-columns-repeated="4"/>
          <table:table-cell office:value-type="float" office:value="8.24409278396456" calcext:value-type="float">
            <text:p>8.244092784</text:p>
          </table:table-cell>
          <table:table-cell table:number-columns-repeated="4"/>
          <table:table-cell office:value-type="float" office:value="-17.2911147147666" calcext:value-type="float">
            <text:p>-17.2911147148</text:p>
          </table:table-cell>
          <table:table-cell table:number-columns-repeated="4"/>
          <table:table-cell office:value-type="float" office:value="20.3264978148466" calcext:value-type="float">
            <text:p>20.3264978148</text:p>
          </table:table-cell>
          <table:table-cell/>
        </table:table-row>
        <table:table-row table:style-name="ro1">
          <table:table-cell/>
          <table:table-cell office:value-type="float" office:value="0.808598958752555" calcext:value-type="float">
            <text:p>0.8085989588</text:p>
          </table:table-cell>
          <table:table-cell table:number-columns-repeated="4"/>
          <table:table-cell office:value-type="float" office:value="-229.916781443586" calcext:value-type="float">
            <text:p>-229.9167814436</text:p>
          </table:table-cell>
          <table:table-cell table:number-columns-repeated="4"/>
          <table:table-cell office:value-type="float" office:value="7.82248022750074" calcext:value-type="float">
            <text:p>7.8224802275</text:p>
          </table:table-cell>
          <table:table-cell table:number-columns-repeated="4"/>
          <table:table-cell office:value-type="float" office:value="-8.26189520955477" calcext:value-type="float">
            <text:p>-8.261895209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4.3026747920776" calcext:value-type="float">
            <text:p>-34.3026747921</text:p>
          </table:table-cell>
          <table:table-cell table:number-columns-repeated="4"/>
          <table:table-cell office:value-type="float" office:value="102.969447278154" calcext:value-type="float">
            <text:p>102.9694472782</text:p>
          </table:table-cell>
          <table:table-cell table:number-columns-repeated="4"/>
          <table:table-cell office:value-type="float" office:value="-153.381756410051" calcext:value-type="float">
            <text:p>-153.3817564101</text:p>
          </table:table-cell>
          <table:table-cell/>
        </table:table-row>
        <table:table-row table:style-name="ro1">
          <table:table-cell/>
          <table:table-cell office:value-type="float" office:value="-2.69478153546515" calcext:value-type="float">
            <text:p>-2.6947815355</text:p>
          </table:table-cell>
          <table:table-cell table:number-columns-repeated="4"/>
          <table:table-cell office:value-type="float" office:value="-43.3071973066087" calcext:value-type="float">
            <text:p>-43.3071973066</text:p>
          </table:table-cell>
          <table:table-cell table:number-columns-repeated="4"/>
          <table:table-cell office:value-type="float" office:value="-378.869562013795" calcext:value-type="float">
            <text:p>-378.8695620138</text:p>
          </table:table-cell>
          <table:table-cell table:number-columns-repeated="4"/>
          <table:table-cell office:value-type="float" office:value="-33.5532095939041" calcext:value-type="float">
            <text:p>-33.5532095939</text:p>
          </table:table-cell>
          <table:table-cell/>
        </table:table-row>
        <table:table-row table:style-name="ro1">
          <table:table-cell/>
          <table:table-cell office:value-type="float" office:value="-0.365096441402784" calcext:value-type="float">
            <text:p>-0.3650964414</text:p>
          </table:table-cell>
          <table:table-cell table:number-columns-repeated="4"/>
          <table:table-cell office:value-type="float" office:value="-38.2352185683581" calcext:value-type="float">
            <text:p>-38.2352185684</text:p>
          </table:table-cell>
          <table:table-cell table:number-columns-repeated="4"/>
          <table:table-cell office:value-type="float" office:value="-148.292722451382" calcext:value-type="float">
            <text:p>-148.2927224514</text:p>
          </table:table-cell>
          <table:table-cell table:number-columns-repeated="4"/>
          <table:table-cell office:value-type="float" office:value="-7.76924831574884" calcext:value-type="float">
            <text:p>-7.7692483157</text:p>
          </table:table-cell>
          <table:table-cell/>
        </table:table-row>
        <table:table-row table:style-name="ro1">
          <table:table-cell/>
          <table:table-cell office:value-type="float" office:value="-2.65401989648854" calcext:value-type="float">
            <text:p>-2.6540198965</text:p>
          </table:table-cell>
          <table:table-cell table:number-columns-repeated="4"/>
          <table:table-cell office:value-type="float" office:value="-125.872356291848" calcext:value-type="float">
            <text:p>-125.8723562918</text:p>
          </table:table-cell>
          <table:table-cell table:number-columns-repeated="4"/>
          <table:table-cell office:value-type="float" office:value="229.740279666188" calcext:value-type="float">
            <text:p>229.7402796662</text:p>
          </table:table-cell>
          <table:table-cell table:number-columns-repeated="4"/>
          <table:table-cell office:value-type="float" office:value="-52.0107183443595" calcext:value-type="float">
            <text:p>-52.0107183444</text:p>
          </table:table-cell>
          <table:table-cell/>
        </table:table-row>
        <table:table-row table:style-name="ro1">
          <table:table-cell/>
          <table:table-cell office:value-type="float" office:value="72.4871007182355" calcext:value-type="float">
            <text:p>72.4871007182</text:p>
          </table:table-cell>
          <table:table-cell table:number-columns-repeated="4"/>
          <table:table-cell office:value-type="float" office:value="12.1249788913149" calcext:value-type="float">
            <text:p>12.1249788913</text:p>
          </table:table-cell>
          <table:table-cell table:number-columns-repeated="4"/>
          <table:table-cell office:value-type="float" office:value="-97.5874228974793" calcext:value-type="float">
            <text:p>-97.5874228975</text:p>
          </table:table-cell>
          <table:table-cell table:number-columns-repeated="4"/>
          <table:table-cell office:value-type="float" office:value="7.77002608956023" calcext:value-type="float">
            <text:p>7.7700260896</text:p>
          </table:table-cell>
          <table:table-cell/>
        </table:table-row>
        <table:table-row table:style-name="ro1">
          <table:table-cell/>
          <table:table-cell office:value-type="float" office:value="-1.21436556665867" calcext:value-type="float">
            <text:p>-1.2143655667</text:p>
          </table:table-cell>
          <table:table-cell table:number-columns-repeated="4"/>
          <table:table-cell office:value-type="float" office:value="40.1726934837038" calcext:value-type="float">
            <text:p>40.1726934837</text:p>
          </table:table-cell>
          <table:table-cell table:number-columns-repeated="4"/>
          <table:table-cell office:value-type="float" office:value="-131.434836208991" calcext:value-type="float">
            <text:p>-131.434836209</text:p>
          </table:table-cell>
          <table:table-cell table:number-columns-repeated="4"/>
          <table:table-cell office:value-type="float" office:value="10.1572150847726" calcext:value-type="float">
            <text:p>10.1572150848</text:p>
          </table:table-cell>
          <table:table-cell/>
        </table:table-row>
        <table:table-row table:style-name="ro1">
          <table:table-cell/>
          <table:table-cell office:value-type="float" office:value="582.933239409371" calcext:value-type="float">
            <text:p>582.9332394094</text:p>
          </table:table-cell>
          <table:table-cell table:number-columns-repeated="4"/>
          <table:table-cell office:value-type="float" office:value="-590.324629788583" calcext:value-type="float">
            <text:p>-590.3246297886</text:p>
          </table:table-cell>
          <table:table-cell table:number-columns-repeated="4"/>
          <table:table-cell office:value-type="float" office:value="-446.402919953349" calcext:value-type="float">
            <text:p>-446.4029199533</text:p>
          </table:table-cell>
          <table:table-cell table:number-columns-repeated="4"/>
          <table:table-cell office:value-type="float" office:value="-3.70454680694092" calcext:value-type="float">
            <text:p>-3.7045468069</text:p>
          </table:table-cell>
          <table:table-cell/>
        </table:table-row>
        <table:table-row table:style-name="ro1">
          <table:table-cell/>
          <table:table-cell office:value-type="float" office:value="389.210221668049" calcext:value-type="float">
            <text:p>389.210221668</text:p>
          </table:table-cell>
          <table:table-cell table:number-columns-repeated="4"/>
          <table:table-cell office:value-type="float" office:value="453.336904298797" calcext:value-type="float">
            <text:p>453.3369042988</text:p>
          </table:table-cell>
          <table:table-cell table:number-columns-repeated="4"/>
          <table:table-cell office:value-type="float" office:value="319.066818884368" calcext:value-type="float">
            <text:p>319.0668188844</text:p>
          </table:table-cell>
          <table:table-cell table:number-columns-repeated="4"/>
          <table:table-cell office:value-type="float" office:value="-51.9294322079299" calcext:value-type="float">
            <text:p>-51.9294322079</text:p>
          </table:table-cell>
          <table:table-cell/>
        </table:table-row>
        <table:table-row table:style-name="ro1">
          <table:table-cell/>
          <table:table-cell office:value-type="float" office:value="-266.159939481991" calcext:value-type="float">
            <text:p>-266.159939482</text:p>
          </table:table-cell>
          <table:table-cell table:number-columns-repeated="4"/>
          <table:table-cell office:value-type="float" office:value="127.525994486781" calcext:value-type="float">
            <text:p>127.5259944868</text:p>
          </table:table-cell>
          <table:table-cell table:number-columns-repeated="4"/>
          <table:table-cell office:value-type="float" office:value="253.60254384068" calcext:value-type="float">
            <text:p>253.6025438407</text:p>
          </table:table-cell>
          <table:table-cell table:number-columns-repeated="4"/>
          <table:table-cell office:value-type="float" office:value="20.7898563258346" calcext:value-type="float">
            <text:p>20.7898563258</text:p>
          </table:table-cell>
          <table:table-cell/>
        </table:table-row>
        <table:table-row table:style-name="ro1">
          <table:table-cell/>
          <table:table-cell office:value-type="float" office:value="330.279357185666" calcext:value-type="float">
            <text:p>330.2793571857</text:p>
          </table:table-cell>
          <table:table-cell table:number-columns-repeated="4"/>
          <table:table-cell office:value-type="float" office:value="213.950545805468" calcext:value-type="float">
            <text:p>213.9505458055</text:p>
          </table:table-cell>
          <table:table-cell table:number-columns-repeated="4"/>
          <table:table-cell office:value-type="float" office:value="-186.390091539945" calcext:value-type="float">
            <text:p>-186.3900915399</text:p>
          </table:table-cell>
          <table:table-cell table:number-columns-repeated="4"/>
          <table:table-cell office:value-type="float" office:value="85.6847413036741" calcext:value-type="float">
            <text:p>85.6847413037</text:p>
          </table:table-cell>
          <table:table-cell/>
        </table:table-row>
        <table:table-row table:style-name="ro1">
          <table:table-cell/>
          <table:table-cell office:value-type="float" office:value="13.6578602868412" calcext:value-type="float">
            <text:p>13.6578602868</text:p>
          </table:table-cell>
          <table:table-cell table:number-columns-repeated="4"/>
          <table:table-cell office:value-type="float" office:value="186.701967173346" calcext:value-type="float">
            <text:p>186.7019671733</text:p>
          </table:table-cell>
          <table:table-cell table:number-columns-repeated="4"/>
          <table:table-cell office:value-type="float" office:value="253.049282766863" calcext:value-type="float">
            <text:p>253.0492827669</text:p>
          </table:table-cell>
          <table:table-cell table:number-columns-repeated="4"/>
          <table:table-cell office:value-type="float" office:value="-48.696714748889" calcext:value-type="float">
            <text:p>-48.6967147489</text:p>
          </table:table-cell>
          <table:table-cell/>
        </table:table-row>
        <table:table-row table:style-name="ro1">
          <table:table-cell/>
          <table:table-cell office:value-type="float" office:value="-225.58062989234" calcext:value-type="float">
            <text:p>-225.5806298923</text:p>
          </table:table-cell>
          <table:table-cell table:number-columns-repeated="4"/>
          <table:table-cell office:value-type="float" office:value="614.939311137502" calcext:value-type="float">
            <text:p>614.9393111375</text:p>
          </table:table-cell>
          <table:table-cell table:number-columns-repeated="4"/>
          <table:table-cell office:value-type="float" office:value="358.341043867391" calcext:value-type="float">
            <text:p>358.3410438674</text:p>
          </table:table-cell>
          <table:table-cell table:number-columns-repeated="4"/>
          <table:table-cell office:value-type="float" office:value="-9.34363471897837" calcext:value-type="float">
            <text:p>-9.343634719</text:p>
          </table:table-cell>
          <table:table-cell/>
        </table:table-row>
        <table:table-row table:style-name="ro1">
          <table:table-cell/>
          <table:table-cell office:value-type="float" office:value="-52.1146856671385" calcext:value-type="float">
            <text:p>-52.1146856671</text:p>
          </table:table-cell>
          <table:table-cell table:number-columns-repeated="4"/>
          <table:table-cell office:value-type="float" office:value="103.608866425598" calcext:value-type="float">
            <text:p>103.6088664256</text:p>
          </table:table-cell>
          <table:table-cell table:number-columns-repeated="4"/>
          <table:table-cell office:value-type="float" office:value="300.045463599075" calcext:value-type="float">
            <text:p>300.0454635991</text:p>
          </table:table-cell>
          <table:table-cell table:number-columns-repeated="4"/>
          <table:table-cell office:value-type="float" office:value="23.2040167940325" calcext:value-type="float">
            <text:p>23.204016794</text:p>
          </table:table-cell>
          <table:table-cell/>
        </table:table-row>
        <table:table-row table:style-name="ro1">
          <table:table-cell/>
          <table:table-cell office:value-type="float" office:value="1.78758439582089" calcext:value-type="float">
            <text:p>1.7875843958</text:p>
          </table:table-cell>
          <table:table-cell table:number-columns-repeated="4"/>
          <table:table-cell office:value-type="float" office:value="91.8547618738812" calcext:value-type="float">
            <text:p>91.8547618739</text:p>
          </table:table-cell>
          <table:table-cell table:number-columns-repeated="4"/>
          <table:table-cell office:value-type="float" office:value="270.648789328272" calcext:value-type="float">
            <text:p>270.6487893283</text:p>
          </table:table-cell>
          <table:table-cell table:number-columns-repeated="4"/>
          <table:table-cell office:value-type="float" office:value="38.7882436066967" calcext:value-type="float">
            <text:p>38.7882436067</text:p>
          </table:table-cell>
          <table:table-cell/>
        </table:table-row>
        <table:table-row table:style-name="ro1">
          <table:table-cell/>
          <table:table-cell office:value-type="float" office:value="20.6012737137789" calcext:value-type="float">
            <text:p>20.6012737138</text:p>
          </table:table-cell>
          <table:table-cell table:number-columns-repeated="4"/>
          <table:table-cell office:value-type="float" office:value="31.8519589772563" calcext:value-type="float">
            <text:p>31.8519589773</text:p>
          </table:table-cell>
          <table:table-cell table:number-columns-repeated="4"/>
          <table:table-cell office:value-type="float" office:value="149.711897295723" calcext:value-type="float">
            <text:p>149.7118972957</text:p>
          </table:table-cell>
          <table:table-cell table:number-columns-repeated="4"/>
          <table:table-cell office:value-type="float" office:value="-23.885478955949" calcext:value-type="float">
            <text:p>-23.8854789559</text:p>
          </table:table-cell>
          <table:table-cell/>
        </table:table-row>
        <table:table-row table:style-name="ro1">
          <table:table-cell/>
          <table:table-cell office:value-type="float" office:value="-642.276026006881" calcext:value-type="float">
            <text:p>-642.2760260069</text:p>
          </table:table-cell>
          <table:table-cell table:number-columns-repeated="4"/>
          <table:table-cell office:value-type="float" office:value="156.938951715939" calcext:value-type="float">
            <text:p>156.9389517159</text:p>
          </table:table-cell>
          <table:table-cell table:number-columns-repeated="4"/>
          <table:table-cell office:value-type="float" office:value="-253.206035486578" calcext:value-type="float">
            <text:p>-253.2060354866</text:p>
          </table:table-cell>
          <table:table-cell table:number-columns-repeated="4"/>
          <table:table-cell office:value-type="float" office:value="-118.142572914216" calcext:value-type="float">
            <text:p>-118.1425729142</text:p>
          </table:table-cell>
          <table:table-cell/>
        </table:table-row>
        <table:table-row table:style-name="ro1">
          <table:table-cell/>
          <table:table-cell office:value-type="float" office:value="-43.9880114339151" calcext:value-type="float">
            <text:p>-43.9880114339</text:p>
          </table:table-cell>
          <table:table-cell table:number-columns-repeated="4"/>
          <table:table-cell office:value-type="float" office:value="-163.292192237108" calcext:value-type="float">
            <text:p>-163.2921922371</text:p>
          </table:table-cell>
          <table:table-cell table:number-columns-repeated="4"/>
          <table:table-cell office:value-type="float" office:value="-238.412230590332" calcext:value-type="float">
            <text:p>-238.4122305903</text:p>
          </table:table-cell>
          <table:table-cell table:number-columns-repeated="4"/>
          <table:table-cell office:value-type="float" office:value="-16.3927526892724" calcext:value-type="float">
            <text:p>-16.3927526893</text:p>
          </table:table-cell>
          <table:table-cell/>
        </table:table-row>
        <table:table-row table:style-name="ro1">
          <table:table-cell/>
          <table:table-cell office:value-type="float" office:value="-3.00651034146843" calcext:value-type="float">
            <text:p>-3.0065103415</text:p>
          </table:table-cell>
          <table:table-cell table:number-columns-repeated="4"/>
          <table:table-cell office:value-type="float" office:value="-132.200846148988" calcext:value-type="float">
            <text:p>-132.200846149</text:p>
          </table:table-cell>
          <table:table-cell table:number-columns-repeated="4"/>
          <table:table-cell office:value-type="float" office:value="-85.951620446575" calcext:value-type="float">
            <text:p>-85.9516204466</text:p>
          </table:table-cell>
          <table:table-cell table:number-columns-repeated="4"/>
          <table:table-cell office:value-type="float" office:value="103.513055398739" calcext:value-type="float">
            <text:p>103.5130553987</text:p>
          </table:table-cell>
          <table:table-cell/>
        </table:table-row>
        <table:table-row table:style-name="ro1">
          <table:table-cell/>
          <table:table-cell office:value-type="float" office:value="46.3023817562522" calcext:value-type="float">
            <text:p>46.3023817563</text:p>
          </table:table-cell>
          <table:table-cell table:number-columns-repeated="4"/>
          <table:table-cell office:value-type="float" office:value="-9.02799957234553" calcext:value-type="float">
            <text:p>-9.0279995723</text:p>
          </table:table-cell>
          <table:table-cell table:number-columns-repeated="4"/>
          <table:table-cell office:value-type="float" office:value="289.843603673182" calcext:value-type="float">
            <text:p>289.8436036732</text:p>
          </table:table-cell>
          <table:table-cell table:number-columns-repeated="4"/>
          <table:table-cell office:value-type="float" office:value="29.7471403879753" calcext:value-type="float">
            <text:p>29.747140388</text:p>
          </table:table-cell>
          <table:table-cell/>
        </table:table-row>
        <table:table-row table:style-name="ro1">
          <table:table-cell/>
          <table:table-cell office:value-type="float" office:value="-2.52799193905715" calcext:value-type="float">
            <text:p>-2.5279919391</text:p>
          </table:table-cell>
          <table:table-cell table:number-columns-repeated="4"/>
          <table:table-cell office:value-type="float" office:value="50.9655082746622" calcext:value-type="float">
            <text:p>50.9655082747</text:p>
          </table:table-cell>
          <table:table-cell table:number-columns-repeated="4"/>
          <table:table-cell office:value-type="float" office:value="-106.588723284867" calcext:value-type="float">
            <text:p>-106.5887232849</text:p>
          </table:table-cell>
          <table:table-cell table:number-columns-repeated="4"/>
          <table:table-cell office:value-type="float" office:value="59.8216782283342" calcext:value-type="float">
            <text:p>59.8216782283</text:p>
          </table:table-cell>
          <table:table-cell/>
        </table:table-row>
        <table:table-row table:style-name="ro1">
          <table:table-cell/>
          <table:table-cell office:value-type="float" office:value="-168.007284153601" calcext:value-type="float">
            <text:p>-168.0072841536</text:p>
          </table:table-cell>
          <table:table-cell table:number-columns-repeated="4"/>
          <table:table-cell office:value-type="float" office:value="94.1224192341075" calcext:value-type="float">
            <text:p>94.1224192341</text:p>
          </table:table-cell>
          <table:table-cell table:number-columns-repeated="4"/>
          <table:table-cell office:value-type="float" office:value="-117.370942939887" calcext:value-type="float">
            <text:p>-117.3709429399</text:p>
          </table:table-cell>
          <table:table-cell table:number-columns-repeated="4"/>
          <table:table-cell office:value-type="float" office:value="-6.20053164731854" calcext:value-type="float">
            <text:p>-6.200531647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7.40815680699263" calcext:value-type="float">
            <text:p>7.408156807</text:p>
          </table:table-cell>
          <table:table-cell table:number-columns-repeated="4"/>
          <table:table-cell office:value-type="float" office:value="-24.0847325191586" calcext:value-type="float">
            <text:p>-24.084732519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-115.639509387081" calcext:value-type="float">
            <text:p>-115.6395093871</text:p>
          </table:table-cell>
          <table:table-cell table:number-columns-repeated="4"/>
          <table:table-cell office:value-type="float" office:value="157.908112318058" calcext:value-type="float">
            <text:p>157.908112318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95.6234087198107" calcext:value-type="float">
            <text:p>95.6234087198</text:p>
          </table:table-cell>
          <table:table-cell table:number-columns-repeated="4"/>
          <table:table-cell office:value-type="float" office:value="39.4269841658421" calcext:value-type="float">
            <text:p>39.426984165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60.605982123676" calcext:value-type="float">
            <text:p>260.6059821237</text:p>
          </table:table-cell>
          <table:table-cell table:number-columns-repeated="4"/>
          <table:table-cell office:value-type="float" office:value="-88.5043185866627" calcext:value-type="float">
            <text:p>-88.504318586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-45.6503473452814" calcext:value-type="float">
            <text:p>-45.6503473453</text:p>
          </table:table-cell>
          <table:table-cell table:number-columns-repeated="4"/>
          <table:table-cell office:value-type="float" office:value="34.36955537707" calcext:value-type="float">
            <text:p>34.369555377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2.5143814723542" calcext:value-type="float">
            <text:p>42.5143814724</text:p>
          </table:table-cell>
          <table:table-cell table:number-columns-repeated="4"/>
          <table:table-cell office:value-type="float" office:value="4.81683903357499" calcext:value-type="float">
            <text:p>4.81683903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9.21110899957" calcext:value-type="float">
            <text:p>159.2111089996</text:p>
          </table:table-cell>
          <table:table-cell table:number-columns-repeated="4"/>
          <table:table-cell office:value-type="float" office:value="4.74285405826127" calcext:value-type="float">
            <text:p>4.742854058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-12.4704915794316" calcext:value-type="float">
            <text:p>-12.4704915794</text:p>
          </table:table-cell>
          <table:table-cell table:number-columns-repeated="4"/>
          <table:table-cell office:value-type="float" office:value="-0.194386848986512" calcext:value-type="float">
            <text:p>-0.19438684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4.303269249779" calcext:value-type="float">
            <text:p>124.3032692498</text:p>
          </table:table-cell>
          <table:table-cell table:number-columns-repeated="4"/>
          <table:table-cell office:value-type="float" office:value="2.64968855006974" calcext:value-type="float">
            <text:p>2.649688550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.3464684729481" calcext:value-type="float">
            <text:p>11.3464684729</text:p>
          </table:table-cell>
          <table:table-cell table:number-columns-repeated="4"/>
          <table:table-cell office:value-type="float" office:value="-14.8919339277227" calcext:value-type="float">
            <text:p>-14.891933927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4.8228366232595" calcext:value-type="float">
            <text:p>44.8228366233</text:p>
          </table:table-cell>
          <table:table-cell table:number-columns-repeated="4"/>
          <table:table-cell office:value-type="float" office:value="20.62202106366" calcext:value-type="float">
            <text:p>20.622021063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6.4387949705364" calcext:value-type="float">
            <text:p>56.4387949705</text:p>
          </table:table-cell>
          <table:table-cell table:number-columns-repeated="4"/>
          <table:table-cell office:value-type="float" office:value="-0.182876202052218" calcext:value-type="float">
            <text:p>-0.182876202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4.2421676226688" calcext:value-type="float">
            <text:p>14.2421676227</text:p>
          </table:table-cell>
          <table:table-cell table:number-columns-repeated="4"/>
          <table:table-cell office:value-type="float" office:value="-8.50606966299963" calcext:value-type="float">
            <text:p>-8.50606966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.9914894767995" calcext:value-type="float">
            <text:p>4.9914894768</text:p>
          </table:table-cell>
          <table:table-cell table:number-columns-repeated="4"/>
          <table:table-cell office:value-type="float" office:value="-4.65271295453848" calcext:value-type="float">
            <text:p>-4.652712954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-1190.43797240023" calcext:value-type="float">
            <text:p>-1190.43797240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90.863859438009" calcext:value-type="float">
            <text:p>-290.86385943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28.247129205393" calcext:value-type="float">
            <text:p>328.247129205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7.0537298065307" calcext:value-type="float">
            <text:p>27.053729806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94.3237958122527" calcext:value-type="float">
            <text:p>-94.323795812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9.94844081990859" calcext:value-type="float">
            <text:p>-9.94844081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62.206396396685" calcext:value-type="float">
            <text:p>-462.206396396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21.91269620559" calcext:value-type="float">
            <text:p>-221.912696205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19.294207885178" calcext:value-type="float">
            <text:p>219.294207885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5.646057362051" calcext:value-type="float">
            <text:p>55.646057362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9.3910784276968" calcext:value-type="float">
            <text:p>-49.391078427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49.885175844472" calcext:value-type="float">
            <text:p>149.885175844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9.568708917618" calcext:value-type="float">
            <text:p>119.568708917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53.401410042228" calcext:value-type="float">
            <text:p>-153.401410042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5.3384924827255" calcext:value-type="float">
            <text:p>15.338492482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1.6930761615641" calcext:value-type="float">
            <text:p>61.693076161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0.2633056515996" calcext:value-type="float">
            <text:p>70.263305651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97.4339936927017" calcext:value-type="float">
            <text:p>-97.433993692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1.5657300072127" calcext:value-type="float">
            <text:p>31.565730007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35.5030586311558" calcext:value-type="float">
            <text:p>-35.503058631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.15562751165899" calcext:value-type="float">
            <text:p>1.155627511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378.713445120419" calcext:value-type="float">
            <text:p>-378.713445120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.07536504214309" calcext:value-type="float">
            <text:p>-1.075365042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2.538696166691" calcext:value-type="float">
            <text:p>122.538696166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6.7307097620724" calcext:value-type="float">
            <text:p>16.730709762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7.2231041257717" calcext:value-type="float">
            <text:p>-47.223104125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81.130694310894" calcext:value-type="float">
            <text:p>-281.130694310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72.110116654471" calcext:value-type="float">
            <text:p>-172.110116654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27.121380643754" calcext:value-type="float">
            <text:p>127.121380643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4.7683681702177" calcext:value-type="float">
            <text:p>34.76836817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91.924259971341" calcext:value-type="float">
            <text:p>191.924259971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90.541112364667" calcext:value-type="float">
            <text:p>-190.54111236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11.878751874523" calcext:value-type="float">
            <text:p>-211.878751874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7.1218305981442" calcext:value-type="float">
            <text:p>87.121830598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0.0846671112639" calcext:value-type="float">
            <text:p>90.084667111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33.151459449942" calcext:value-type="float">
            <text:p>-33.15145944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02.986660890075" calcext:value-type="float">
            <text:p>202.98666089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9.5500159899043" calcext:value-type="float">
            <text:p>49.55001598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2.7296198128593" calcext:value-type="float">
            <text:p>52.729619812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5.4564515812317" calcext:value-type="float">
            <text:p>55.456451581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37.434692187079" calcext:value-type="float">
            <text:p>137.434692187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9.6903815069264" calcext:value-type="float">
            <text:p>49.690381506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76.0144672727524" calcext:value-type="float">
            <text:p>-76.014467272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67.514981890565" calcext:value-type="float">
            <text:p>267.514981890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43.246468020337" calcext:value-type="float">
            <text:p>-143.246468020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7.4487765973841" calcext:value-type="float">
            <text:p>-47.448776597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4.665181896361" calcext:value-type="float">
            <text:p>54.665181896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.95405388707149" calcext:value-type="float">
            <text:p>5.954053887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1.7496551579818" calcext:value-type="float">
            <text:p>-41.74965515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9.2054251177846" calcext:value-type="float">
            <text:p>99.205425117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6.428847337446" calcext:value-type="float">
            <text:p>56.428847337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66.7963723945269" calcext:value-type="float">
            <text:p>-66.796372394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57.3589929839777" calcext:value-type="float">
            <text:p>-57.35899298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.94252167717769" calcext:value-type="float">
            <text:p>4.942521677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8.6614074776836" calcext:value-type="float">
            <text:p>-28.661407477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.51493629670552" calcext:value-type="float">
            <text:p>3.514936296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91.150899237528" calcext:value-type="float">
            <text:p>491.150899237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30.243139577401" calcext:value-type="float">
            <text:p>-430.243139577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77.0137795187207" calcext:value-type="float">
            <text:p>-77.013779518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5.17576052991" calcext:value-type="float">
            <text:p>105.17576052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41.443958890169" calcext:value-type="float">
            <text:p>-141.443958890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80.030881311695" calcext:value-type="float">
            <text:p>-480.030881311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78.343039312548" calcext:value-type="float">
            <text:p>-178.343039312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28.498771252908" calcext:value-type="float">
            <text:p>528.498771252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14.658485467956" calcext:value-type="float">
            <text:p>114.65848546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539.703849229237" calcext:value-type="float">
            <text:p>-539.703849229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56.817807752272" calcext:value-type="float">
            <text:p>456.817807752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01.538781528539" calcext:value-type="float">
            <text:p>501.538781528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48.695782473698" calcext:value-type="float">
            <text:p>348.695782473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64.241079175055" calcext:value-type="float">
            <text:p>164.241079175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03.934867878335" calcext:value-type="float">
            <text:p>203.934867878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383.554361222864" calcext:value-type="float">
            <text:p>-383.554361222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84.754208362289" calcext:value-type="float">
            <text:p>-184.754208362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44.924143297321" calcext:value-type="float">
            <text:p>344.924143297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4.6222769809696" calcext:value-type="float">
            <text:p>54.62227698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48.122947987705" calcext:value-type="float">
            <text:p>-248.122947987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50.9541986707368" calcext:value-type="float">
            <text:p>-50.954198670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31.766513230532" calcext:value-type="float">
            <text:p>131.766513230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54.369344377888" calcext:value-type="float">
            <text:p>-254.369344377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.752060345267" calcext:value-type="float">
            <text:p>47.752060345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58.456993199342" calcext:value-type="float">
            <text:p>158.456993199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94.383114851223" calcext:value-type="float">
            <text:p>-194.383114851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62.050732669939" calcext:value-type="float">
            <text:p>162.05073266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41.271104956058" calcext:value-type="float">
            <text:p>441.271104956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43.889568155009" calcext:value-type="float">
            <text:p>243.88956815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88.914720482024" calcext:value-type="float">
            <text:p>388.91472048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51.6897859658294" calcext:value-type="float">
            <text:p>-51.689785965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53.801976592608" calcext:value-type="float">
            <text:p>153.801976592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60.274801161911" calcext:value-type="float">
            <text:p>260.274801161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11.841834072168" calcext:value-type="float">
            <text:p>211.841834072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.8801118798323" calcext:value-type="float">
            <text:p>47.880111879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54.196075243804" calcext:value-type="float">
            <text:p>154.196075243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6.5083996343691" calcext:value-type="float">
            <text:p>76.508399634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62.886988213756" calcext:value-type="float">
            <text:p>-162.886988213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67.0683628480738" calcext:value-type="float">
            <text:p>-67.068362848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8.4744590403952" calcext:value-type="float">
            <text:p>58.474459040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8.0145313015281" calcext:value-type="float">
            <text:p>78.014531301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76.0037840357952" calcext:value-type="float">
            <text:p>-76.003784035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56.447444748838" calcext:value-type="float">
            <text:p>-56.447444748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.65477387362867" calcext:value-type="float">
            <text:p>-2.654773873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7.486194200137" calcext:value-type="float">
            <text:p>37.486194200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5.0263948435004" calcext:value-type="float">
            <text:p>45.026394843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.5689421326399" calcext:value-type="float">
            <text:p>47.568942132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1.4228518739936" calcext:value-type="float">
            <text:p>-41.42285187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2.7778149751548" calcext:value-type="float">
            <text:p>62.777814975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4.2180814051307" calcext:value-type="float">
            <text:p>64.218081405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6.42101092547949" calcext:value-type="float">
            <text:p>-6.4210109255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93.8152165803077" calcext:value-type="float">
            <text:p>-93.815216580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03.459399337361" calcext:value-type="float">
            <text:p>-103.459399337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66.9566734742702" calcext:value-type="float">
            <text:p>-66.956673474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8.9011941399443" calcext:value-type="float">
            <text:p>-18.901194139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9.5852517768191" calcext:value-type="float">
            <text:p>29.585251776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72.2278334868771" calcext:value-type="float">
            <text:p>72.227833486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4.40834666183013" calcext:value-type="float">
            <text:p>-4.408346661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3.6436246363553" calcext:value-type="float">
            <text:p>93.643624636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0.569783795794" calcext:value-type="float">
            <text:p>30.569783795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7.9726902344483" calcext:value-type="float">
            <text:p>47.972690234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97.6293528142426" calcext:value-type="float">
            <text:p>97.629352814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67.5855064190077" calcext:value-type="float">
            <text:p>67.58550641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6.6410927077714" calcext:value-type="float">
            <text:p>56.6410927078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83.4689451893575" calcext:value-type="float">
            <text:p>-83.468945189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3.7421620329009" calcext:value-type="float">
            <text:p>-13.742162032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1.34071381695499" calcext:value-type="float">
            <text:p>-1.34071381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0.637241891154584" calcext:value-type="float">
            <text:p>0.637241891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0.609031090996806" calcext:value-type="float">
            <text:p>-0.60903109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-21.5435289601086" calcext:value-type="float">
            <text:p>-21.5435289601</text:p>
          </table:table-cell>
          <table:table-cell table:number-columns-repeated="6"/>
        </table:table-row>
        <table:table-row table:style-name="ro1" table:number-rows-repeated="104836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4:12:24.877618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5f_2" style:display-name="PageStyle_Sheet1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5f_2_5f_2" style:display-name="PageStyle_Sheet1_2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7T19:24:26</meta:creation-date>
    <meta:initial-creator>jncardo</meta:initial-creator>
    <dc:language>en-US</dc:language>
    <meta:print-date>2011-11-30T20:31:24</meta:print-date>
    <dc:date>2018-12-12T18:05:26.425956886</dc:date>
    <meta:editing-cycles>32</meta:editing-cycles>
    <meta:editing-duration>P3DT5H13M7S</meta:editing-duration>
    <meta:generator>LibreOffice/5.1.6.2$Linux_X86_64 LibreOffice_project/10m0$Build-2</meta:generator>
    <meta:document-statistic meta:table-count="3" meta:cell-count="1601" meta:object-count="0"/>
    <meta:user-defined meta:name="AppVersion">15.0300</meta:user-defined>
    <meta:user-defined meta:name="Company">Sandia National Laborator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